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 style:font-pitch="variable"/>
    <style:font-face style:name="Courier1" svg:font-family="Courier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/>
    <style:font-face style:name="Times1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09cm" fo:min-width="0.60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0.7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20.7999992370605pt" style:font-size-asian="20.7999992370605pt" style:font-size-complex="20.7999992370605pt"/>
    </style:style>
    <style:style style:name="T1" style:family="text">
      <style:text-properties fo:color="#000000" loext:opacity="100%" style:font-name="Helvetica1" fo:font-size="17.2999992370605pt" fo:font-weight="bold" style:font-size-asian="17.2999992370605pt" style:font-name-complex="Helvetica1" style:font-size-complex="17.2999992370605pt" style:font-weight-complex="bold"/>
    </style:style>
    <style:style style:name="T2" style:family="text">
      <style:text-properties fo:color="#000000" loext:opacity="100%" style:font-name="Times" fo:font-size="10pt" style:font-size-asian="10pt" style:font-name-complex="Times" style:font-size-complex="10pt"/>
    </style:style>
    <style:style style:name="T3" style:family="text">
      <style:text-properties fo:color="#000000" loext:opacity="100%" style:font-name="Helvetica1" fo:font-size="20.7999992370605pt" fo:font-weight="bold" style:font-size-asian="20.7999992370605pt" style:font-name-complex="Helvetica1" style:font-size-complex="20.7999992370605pt" style:font-weight-complex="bold"/>
    </style:style>
    <style:style style:name="T4" style:family="text">
      <style:text-properties fo:color="#000000" loext:opacity="100%" style:font-name="Courier1" fo:font-size="10pt" fo:font-style="italic" style:font-size-asian="10pt" style:font-name-complex="Courier1" style:font-size-complex="10pt" style:font-style-complex="italic"/>
    </style:style>
    <style:style style:name="T5" style:family="text">
      <style:text-properties fo:color="#000000" loext:opacity="100%" style:font-name="Times" fo:font-size="10pt" fo:font-style="italic" style:font-size-asian="10pt" style:font-name-complex="Times" style:font-size-complex="10pt" style:font-style-complex="italic"/>
    </style:style>
    <style:style style:name="T6" style:family="text">
      <style:text-properties fo:color="#000000" loext:opacity="100%" style:font-name="Courier1" fo:font-size="10pt" style:font-size-asian="10pt" style:font-name-complex="Courier1" style:font-size-complex="10pt"/>
    </style:style>
    <style:style style:name="T7" style:family="text">
      <style:text-properties fo:color="#a020f0" loext:opacity="100%" style:font-name="Courier1" fo:font-size="10pt" style:font-size-asian="10pt" style:font-name-complex="Courier1" style:font-size-complex="10pt"/>
    </style:style>
    <style:style style:name="T8" style:family="text">
      <style:text-properties fo:color="#228b22" loext:opacity="100%" style:font-name="Courier1" fo:font-size="10pt" style:font-size-asian="10pt" style:font-name-complex="Courier1" style:font-size-complex="10pt"/>
    </style:style>
    <style:style style:name="T9" style:family="text">
      <style:text-properties fo:color="#0000ff" loext:opacity="100%" style:font-name="Courier1" fo:font-size="10pt" style:font-size-asian="10pt" style:font-name-complex="Courier1" style:font-size-complex="10pt"/>
    </style:style>
    <style:style style:name="T10" style:family="text">
      <style:text-properties fo:color="#a0522d" loext:opacity="100%" style:font-name="Courier1" fo:font-size="10pt" style:font-size-asian="10pt" style:font-name-complex="Courier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2" draw:text-style-name="P3" draw:layer="layout" svg:width="5.15cm" svg:height="0.683cm" svg:x="2.54cm" svg:y="3.369cm">
          <draw:text-box>
            <text:p text:style-name="P2"><text:span text:style-name="T1">Table of Contents</text:span></text:p>
          </draw:text-box>
        </draw:frame>
        <draw:frame draw:style-name="gr3" draw:text-style-name="P4" draw:layer="layout" svg:width="14.137cm" svg:height="0.39cm" svg:x="2.54cm" svg:y="4.415cm">
          <draw:text-box>
            <text:p text:style-name="P2"><text:span text:style-name="T2"><text:s text:c="2"/></text:span><text:span text:style-name="T2">........................................................................................................................................................ <text:s text:c="2"/>1</text:span></text:p>
          </draw:text-box>
        </draw:frame>
        <draw:frame draw:style-name="gr3" draw:text-style-name="P4" draw:layer="layout" svg:width="14.226cm" svg:height="0.39cm" svg:x="2.54cm" svg:y="4.838cm">
          <draw:text-box>
            <text:p text:style-name="P2"><text:span text:style-name="T2">8.2 <text:s/>.................................................................................................................................................... <text:s text:c="2"/>1</text:span></text:p>
          </draw:text-box>
        </draw:frame>
        <draw:frame draw:style-name="gr3" draw:text-style-name="P4" draw:layer="layout" svg:width="14.226cm" svg:height="0.39cm" svg:x="2.54cm" svg:y="5.262cm">
          <draw:text-box>
            <text:p text:style-name="P2"><text:span text:style-name="T2">8.4 <text:s/>.................................................................................................................................................... <text:s text:c="2"/>1</text:span></text:p>
          </draw:text-box>
        </draw:frame>
        <draw:frame draw:style-name="gr3" draw:text-style-name="P4" draw:layer="layout" svg:width="14.226cm" svg:height="0.39cm" svg:x="2.54cm" svg:y="5.685cm">
          <draw:text-box>
            <text:p text:style-name="P2"><text:span text:style-name="T2">8.6 <text:s/>.................................................................................................................................................... <text:s text:c="2"/>1</text:span></text:p>
          </draw:text-box>
        </draw:frame>
        <draw:frame draw:style-name="gr3" draw:text-style-name="P4" draw:layer="layout" svg:width="14.226cm" svg:height="0.39cm" svg:x="2.54cm" svg:y="6.108cm">
          <draw:text-box>
            <text:p text:style-name="P2"><text:span text:style-name="T2">8.7 <text:s/>.................................................................................................................................................... <text:s text:c="2"/>1</text:span></text:p>
          </draw:text-box>
        </draw:frame>
        <draw:frame draw:style-name="gr3" draw:text-style-name="P4" draw:layer="layout" svg:width="14.048cm" svg:height="0.39cm" svg:x="2.54cm" svg:y="6.532cm">
          <draw:text-box>
            <text:p text:style-name="P2"><text:span text:style-name="T2">8.12 .................................................................................................................................................. <text:s/>2</text:span></text:p>
          </draw:text-box>
        </draw:frame>
        <draw:frame draw:style-name="gr3" draw:text-style-name="P4" draw:layer="layout" svg:width="14.048cm" svg:height="0.39cm" svg:x="2.54cm" svg:y="6.955cm">
          <draw:text-box>
            <text:p text:style-name="P2"><text:span text:style-name="T2">8.16 .................................................................................................................................................. <text:s/>2</text:span></text:p>
          </draw:text-box>
        </draw:frame>
        <draw:frame draw:style-name="gr3" draw:text-style-name="P4" draw:layer="layout" svg:width="14.264cm" svg:height="0.39cm" svg:x="2.54cm" svg:y="7.378cm">
          <draw:text-box>
            <text:p text:style-name="P2"><text:span text:style-name="T2">dependancies ...................................................................................................................................... <text:s/>2</text:span></text:p>
          </draw:text-box>
        </draw:frame>
        <draw:frame draw:style-name="gr4" draw:text-style-name="P5" draw:layer="layout" svg:width="1.018cm" svg:height="0.823cm" svg:x="2.54cm" svg:y="8.466cm">
          <draw:text-box>
            <text:p text:style-name="P2"><text:span text:style-name="T3">8.2</text:span></text:p>
          </draw:text-box>
        </draw:frame>
        <draw:frame draw:style-name="gr3" draw:text-style-name="P4" draw:layer="layout" svg:width="5.929cm" svg:height="0.399cm" svg:x="2.54cm" svg:y="9.721cm">
          <draw:text-box>
            <text:p text:style-name="P2"><text:span text:style-name="T4">------------P8.2------------</text:span></text:p>
          </draw:text-box>
        </draw:frame>
        <draw:frame draw:style-name="gr3" draw:text-style-name="P4" draw:layer="layout" svg:width="9.104cm" svg:height="0.399cm" svg:x="2.54cm" svg:y="10.144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3.389cm" svg:height="0.399cm" svg:x="2.54cm" svg:y="10.568cm">
          <draw:text-box>
            <text:p text:style-name="P2"><text:span text:style-name="T4">dv: 10.1536 km/s</text:span></text:p>
          </draw:text-box>
        </draw:frame>
        <draw:frame draw:style-name="gr3" draw:text-style-name="P4" draw:layer="layout" svg:width="13.972cm" svg:height="0.399cm" svg:x="2.54cm" svg:y="10.991cm">
          <draw:text-box>
            <text:p text:style-name="P2"><text:span text:style-name="T4">H/C: This dv seems reasonable for an interplanetry launch to mars.</text:span></text:p>
          </draw:text-box>
        </draw:frame>
        <draw:frame draw:style-name="gr3" draw:text-style-name="P4" draw:layer="layout" svg:width="15.665cm" svg:height="0.399cm" svg:x="2.54cm" svg:y="11.414cm">
          <draw:text-box>
            <text:p text:style-name="P2"><text:span text:style-name="T4">H/C: ecc of transfer: 0.5471seems to be reasonable for this trajectory (is</text:span></text:p>
          </draw:text-box>
        </draw:frame>
        <draw:frame draw:style-name="gr3" draw:text-style-name="P4" draw:layer="layout" svg:width="7.622cm" svg:height="0.399cm" svg:x="2.54cm" svg:y="11.838cm">
          <draw:text-box>
            <text:p text:style-name="P2"><text:span text:style-name="T4"><text:s/></text:span><text:span text:style-name="T4">ellpitical but not too elliptical).</text:span></text:p>
          </draw:text-box>
        </draw:frame>
        <draw:frame draw:style-name="gr4" draw:text-style-name="P5" draw:layer="layout" svg:width="1.018cm" svg:height="0.823cm" svg:x="2.54cm" svg:y="12.564cm">
          <draw:text-box>
            <text:p text:style-name="P2"><text:span text:style-name="T3">8.4</text:span></text:p>
          </draw:text-box>
        </draw:frame>
        <draw:frame draw:style-name="gr3" draw:text-style-name="P4" draw:layer="layout" svg:width="5.929cm" svg:height="0.399cm" svg:x="2.54cm" svg:y="13.819cm">
          <draw:text-box>
            <text:p text:style-name="P2"><text:span text:style-name="T4">------------P8.4------------</text:span></text:p>
          </draw:text-box>
        </draw:frame>
        <draw:frame draw:style-name="gr3" draw:text-style-name="P4" draw:layer="layout" svg:width="9.104cm" svg:height="0.399cm" svg:x="2.54cm" svg:y="14.242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8.257cm" svg:height="0.399cm" svg:x="2.54cm" svg:y="14.666cm">
          <draw:text-box>
            <text:p text:style-name="P2"><text:span text:style-name="T4">T-syn Mars/Jupiter: 816.0487 solar days</text:span></text:p>
          </draw:text-box>
        </draw:frame>
        <draw:frame draw:style-name="gr3" draw:text-style-name="P4" draw:layer="layout" svg:width="10.797cm" svg:height="0.399cm" svg:x="2.54cm" svg:y="15.089cm">
          <draw:text-box>
            <text:p text:style-name="P2"><text:span text:style-name="T4">Note: solar days was the prefered unit in the book.</text:span></text:p>
          </draw:text-box>
        </draw:frame>
        <draw:frame draw:style-name="gr3" draw:text-style-name="P4" draw:layer="layout" svg:width="15.454cm" svg:height="0.399cm" svg:x="2.54cm" svg:y="15.512cm">
          <draw:text-box>
            <text:p text:style-name="P2"><text:span text:style-name="T4">H/C: since this is larger than the orbital period of Mars, and Jupiter is</text:span></text:p>
          </draw:text-box>
        </draw:frame>
        <draw:frame draw:style-name="gr3" draw:text-style-name="P4" draw:layer="layout" svg:width="12.491cm" svg:height="0.399cm" svg:x="2.54cm" svg:y="15.936cm">
          <draw:text-box>
            <text:p text:style-name="P2"><text:span text:style-name="T4"><text:s/></text:span><text:span text:style-name="T4">moving much slower than Mars, this T-syn seems reasonable.</text:span></text:p>
          </draw:text-box>
        </draw:frame>
        <draw:frame draw:style-name="gr4" draw:text-style-name="P5" draw:layer="layout" svg:width="1.018cm" svg:height="0.823cm" svg:x="2.54cm" svg:y="16.662cm">
          <draw:text-box>
            <text:p text:style-name="P2"><text:span text:style-name="T3">8.6</text:span></text:p>
          </draw:text-box>
        </draw:frame>
        <draw:frame draw:style-name="gr3" draw:text-style-name="P4" draw:layer="layout" svg:width="5.929cm" svg:height="0.399cm" svg:x="2.54cm" svg:y="17.917cm">
          <draw:text-box>
            <text:p text:style-name="P2"><text:span text:style-name="T4">------------P8.6------------</text:span></text:p>
          </draw:text-box>
        </draw:frame>
        <draw:frame draw:style-name="gr3" draw:text-style-name="P4" draw:layer="layout" svg:width="9.104cm" svg:height="0.399cm" svg:x="2.54cm" svg:y="18.34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3.177cm" svg:height="0.399cm" svg:x="2.54cm" svg:y="18.763cm">
          <draw:text-box>
            <text:p text:style-name="P2"><text:span text:style-name="T4">SOI radii (km):</text:span></text:p>
          </draw:text-box>
        </draw:frame>
        <draw:frame draw:style-name="gr3" draw:text-style-name="P4" draw:layer="layout" svg:width="4.447cm" svg:height="0.399cm" svg:x="2.54cm" svg:y="19.187cm">
          <draw:text-box>
            <text:p text:style-name="P2"><text:span text:style-name="T4">Saturn: 54787326.7306</text:span></text:p>
          </draw:text-box>
        </draw:frame>
        <draw:frame draw:style-name="gr3" draw:text-style-name="P4" draw:layer="layout" svg:width="4.447cm" svg:height="0.399cm" svg:x="2.54cm" svg:y="19.61cm">
          <draw:text-box>
            <text:p text:style-name="P2"><text:span text:style-name="T4">Uranus: 51785640.1727</text:span></text:p>
          </draw:text-box>
        </draw:frame>
        <draw:frame draw:style-name="gr3" draw:text-style-name="P4" draw:layer="layout" svg:width="4.659cm" svg:height="0.399cm" svg:x="2.54cm" svg:y="20.033cm">
          <draw:text-box>
            <text:p text:style-name="P2"><text:span text:style-name="T4">Neptune: 86596294.0734</text:span></text:p>
          </draw:text-box>
        </draw:frame>
        <draw:frame draw:style-name="gr3" draw:text-style-name="P4" draw:layer="layout" svg:width="11.22cm" svg:height="0.399cm" svg:x="2.54cm" svg:y="20.457cm">
          <draw:text-box>
            <text:p text:style-name="P2"><text:span text:style-name="T4">H/C: these large SOI values correspond to gas giants.</text:span></text:p>
          </draw:text-box>
        </draw:frame>
        <draw:frame draw:style-name="gr3" draw:text-style-name="P4" draw:layer="layout" svg:width="10.162cm" svg:height="0.399cm" svg:x="2.54cm" svg:y="20.88cm">
          <draw:text-box>
            <text:p text:style-name="P2"><text:span text:style-name="T4">H/C: these values are close to published valeus.</text:span></text:p>
          </draw:text-box>
        </draw:frame>
        <draw:frame draw:style-name="gr4" draw:text-style-name="P5" draw:layer="layout" svg:width="1.018cm" svg:height="0.823cm" svg:x="2.54cm" svg:y="21.606cm">
          <draw:text-box>
            <text:p text:style-name="P2"><text:span text:style-name="T3">8.7</text:span></text:p>
          </draw:text-box>
        </draw:frame>
        <draw:frame draw:style-name="gr3" draw:text-style-name="P4" draw:layer="layout" svg:width="5.929cm" svg:height="0.399cm" svg:x="2.54cm" svg:y="22.861cm">
          <draw:text-box>
            <text:p text:style-name="P2"><text:span text:style-name="T4">------------P8.7------------</text:span></text:p>
          </draw:text-box>
        </draw:frame>
        <draw:frame draw:style-name="gr3" draw:text-style-name="P4" draw:layer="layout" svg:width="9.104cm" svg:height="0.399cm" svg:x="2.54cm" svg:y="23.284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5.929cm" svg:height="0.399cm" svg:x="2.54cm" svg:y="23.708cm">
          <draw:text-box>
            <text:p text:style-name="P2"><text:span text:style-name="T4">Delta-V required: 3.337 km/s</text:span></text:p>
          </draw:text-box>
        </draw:frame>
        <draw:frame draw:style-name="gr3" draw:text-style-name="P4" draw:layer="layout" svg:width="4.447cm" svg:height="0.399cm" svg:x="2.54cm" svg:y="24.131cm">
          <draw:text-box>
            <text:p text:style-name="P2"><text:span text:style-name="T4">Excess-V: 1.5789 km/s</text:span></text:p>
          </draw:text-box>
        </draw:frame>
        <draw:frame draw:style-name="gr3" draw:text-style-name="P4" draw:layer="layout" svg:width="15.03cm" svg:height="0.399cm" svg:x="2.54cm" svg:y="24.554cm">
          <draw:text-box>
            <text:p text:style-name="P2"><text:span text:style-name="T4">H/C: ecc: 0.10247 is within a sensible range for this elliptical orbit.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11.432cm" svg:height="0.399cm" svg:x="2.54cm" svg:y="24.978cm">
          <draw:text-box>
            <text:p text:style-name="P2"><text:span text:style-name="T4">H/C: Delta-V seems to be reasonable for this manouver.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4" draw:text-style-name="P5" draw:layer="layout" svg:width="1.424cm" svg:height="0.823cm" svg:x="2.54cm" svg:y="2.504cm">
          <draw:text-box>
            <text:p text:style-name="P2"><text:span text:style-name="T3">8.12</text:span></text:p>
          </draw:text-box>
        </draw:frame>
        <draw:frame draw:style-name="gr3" draw:text-style-name="P4" draw:layer="layout" svg:width="6.14cm" svg:height="0.399cm" svg:x="2.54cm" svg:y="3.772cm">
          <draw:text-box>
            <text:p text:style-name="P2"><text:span text:style-name="T4">------------P8.12------------</text:span></text:p>
          </draw:text-box>
        </draw:frame>
        <draw:frame draw:style-name="gr3" draw:text-style-name="P4" draw:layer="layout" svg:width="9.104cm" svg:height="0.399cm" svg:x="2.54cm" svg:y="4.195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4.447cm" svg:height="0.399cm" svg:x="2.54cm" svg:y="4.618cm">
          <draw:text-box>
            <text:p text:style-name="P2"><text:span text:style-name="T4">Delta-V: 10.5654 km/s</text:span></text:p>
          </draw:text-box>
        </draw:frame>
        <draw:frame draw:style-name="gr3" draw:text-style-name="P4" draw:layer="layout" svg:width="4.447cm" svg:height="0.399cm" svg:x="2.54cm" svg:y="5.042cm">
          <draw:text-box>
            <text:p text:style-name="P2"><text:span text:style-name="T4">a: 4787748776.8487 km</text:span></text:p>
          </draw:text-box>
        </draw:frame>
        <draw:frame draw:style-name="gr3" draw:text-style-name="P4" draw:layer="layout" svg:width="2.542cm" svg:height="0.399cm" svg:x="2.54cm" svg:y="5.465cm">
          <draw:text-box>
            <text:p text:style-name="P2"><text:span text:style-name="T4">ecc: 0.84522</text:span></text:p>
          </draw:text-box>
        </draw:frame>
        <draw:frame draw:style-name="gr3" draw:text-style-name="P4" draw:layer="layout" svg:width="16.089cm" svg:height="0.399cm" svg:x="2.54cm" svg:y="5.888cm">
          <draw:text-box>
            <text:p text:style-name="P2"><text:span text:style-name="T4">H/C: the imparted Delta-V is well within the range for a Jupiter flyby, at a</text:span></text:p>
          </draw:text-box>
        </draw:frame>
        <draw:frame draw:style-name="gr3" draw:text-style-name="P4" draw:layer="layout" svg:width="15.031cm" svg:height="0.399cm" svg:x="2.54cm" svg:y="6.312cm">
          <draw:text-box>
            <text:p text:style-name="P2"><text:span text:style-name="T4"><text:s/></text:span><text:span text:style-name="T4">high altitude this relatively small (for jupiter) Delta-V makes sense.</text:span></text:p>
          </draw:text-box>
        </draw:frame>
        <draw:frame draw:style-name="gr3" draw:text-style-name="P4" draw:layer="layout" svg:width="14.607cm" svg:height="0.399cm" svg:x="2.54cm" svg:y="6.735cm">
          <draw:text-box>
            <text:p text:style-name="P2"><text:span text:style-name="T4">H/C: the magnitude of Excess-V for arrival and departure is the same.</text:span></text:p>
          </draw:text-box>
        </draw:frame>
        <draw:frame draw:style-name="gr4" draw:text-style-name="P5" draw:layer="layout" svg:width="1.424cm" svg:height="0.823cm" svg:x="2.54cm" svg:y="7.474cm">
          <draw:text-box>
            <text:p text:style-name="P2"><text:span text:style-name="T3">8.16</text:span></text:p>
          </draw:text-box>
        </draw:frame>
        <draw:frame draw:style-name="gr3" draw:text-style-name="P4" draw:layer="layout" svg:width="16.089cm" svg:height="0.399cm" svg:x="2.54cm" svg:y="8.742cm">
          <draw:text-box>
            <text:p text:style-name="P2"><text:span text:style-name="T4">Warning: joshfLambert: This function may be useful but it is not well tested</text:span></text:p>
          </draw:text-box>
        </draw:frame>
        <draw:frame draw:style-name="gr3" draw:text-style-name="P4" draw:layer="layout" svg:width="12.49cm" svg:height="0.399cm" svg:x="2.54cm" svg:y="9.165cm">
          <draw:text-box>
            <text:p text:style-name="P2"><text:span text:style-name="T4">and complete argument validation has not been implimented. </text:span></text:p>
          </draw:text-box>
        </draw:frame>
        <draw:frame draw:style-name="gr3" draw:text-style-name="P4" draw:layer="layout" svg:width="6.14cm" svg:height="0.399cm" svg:x="2.54cm" svg:y="9.588cm">
          <draw:text-box>
            <text:p text:style-name="P2"><text:span text:style-name="T4">------------P8.16------------</text:span></text:p>
          </draw:text-box>
        </draw:frame>
        <draw:frame draw:style-name="gr3" draw:text-style-name="P4" draw:layer="layout" svg:width="9.104cm" svg:height="0.399cm" svg:x="2.54cm" svg:y="10.012cm">
          <draw:text-box>
            <text:p text:style-name="P2"><text:span text:style-name="T4">My calculations have the following results:</text:span></text:p>
          </draw:text-box>
        </draw:frame>
        <draw:frame draw:style-name="gr3" draw:text-style-name="P4" draw:layer="layout" svg:width="4.235cm" svg:height="0.399cm" svg:x="2.54cm" svg:y="10.435cm">
          <draw:text-box>
            <text:p text:style-name="P2"><text:span text:style-name="T4">Delta-V: 4.9724 km/s</text:span></text:p>
          </draw:text-box>
        </draw:frame>
        <draw:frame draw:style-name="gr3" draw:text-style-name="P4" draw:layer="layout" svg:width="15.877cm" svg:height="0.399cm" svg:x="2.54cm" svg:y="10.858cm">
          <draw:text-box>
            <text:p text:style-name="P2"><text:span text:style-name="T4">H/C: 'long way' and 'short way' are almost the same, this makes sense since</text:span></text:p>
          </draw:text-box>
        </draw:frame>
        <draw:frame draw:style-name="gr3" draw:text-style-name="P4" draw:layer="layout" svg:width="13.972cm" svg:height="0.399cm" svg:x="2.54cm" svg:y="11.282cm">
          <draw:text-box>
            <text:p text:style-name="P2"><text:span text:style-name="T4"><text:s/></text:span><text:span text:style-name="T4">arrival is almost on the opposite side of the sun from deprature.</text:span></text:p>
          </draw:text-box>
        </draw:frame>
        <draw:frame draw:style-name="gr3" draw:text-style-name="P4" draw:layer="layout" svg:width="12.702cm" svg:height="0.399cm" svg:x="2.54cm" svg:y="11.705cm">
          <draw:text-box>
            <text:p text:style-name="P2"><text:span text:style-name="T4">H/C: Delta-V is in a resonable range for a transfer to Mars.</text:span></text:p>
          </draw:text-box>
        </draw:frame>
        <draw:frame draw:style-name="gr3" draw:text-style-name="P4" draw:layer="layout" svg:width="16.512cm" svg:height="0.399cm" svg:x="2.54cm" svg:y="12.128cm">
          <draw:text-box>
            <text:p text:style-name="P2"><text:span text:style-name="T4">Note: My answer doesn't match exactly with the book. In debugging I hard-coded</text:span></text:p>
          </draw:text-box>
        </draw:frame>
        <draw:frame draw:style-name="gr3" draw:text-style-name="P4" draw:layer="layout" svg:width="15.666cm" svg:height="0.399cm" svg:x="2.54cm" svg:y="12.552cm">
          <draw:text-box>
            <text:p text:style-name="P2"><text:span text:style-name="T4"><text:s/></text:span><text:span text:style-name="T4">in the book's 'r' vectors and noticed that my lambert's solver is working</text:span></text:p>
          </draw:text-box>
        </draw:frame>
        <draw:frame draw:style-name="gr3" draw:text-style-name="P4" draw:layer="layout" svg:width="16.301cm" svg:height="0.399cm" svg:x="2.54cm" svg:y="12.975cm">
          <draw:text-box>
            <text:p text:style-name="P2"><text:span text:style-name="T4"><text:s/></text:span><text:span text:style-name="T4">and also my coes-&gt;'r'&amp;'v' vectors function is working. I also double checked</text:span></text:p>
          </draw:text-box>
        </draw:frame>
        <draw:frame draw:style-name="gr3" draw:text-style-name="P4" draw:layer="layout" svg:width="15.666cm" svg:height="0.399cm" svg:x="2.54cm" svg:y="13.398cm">
          <draw:text-box>
            <text:p text:style-name="P2"><text:span text:style-name="T4"><text:s/></text:span><text:span text:style-name="T4">my departure and arrival times. I think there may be something wrong with</text:span></text:p>
          </draw:text-box>
        </draw:frame>
        <draw:frame draw:style-name="gr3" draw:text-style-name="P4" draw:layer="layout" svg:width="15.454cm" svg:height="0.399cm" svg:x="2.54cm" svg:y="13.822cm">
          <draw:text-box>
            <text:p text:style-name="P2"><text:span text:style-name="T4"><text:s/></text:span><text:span text:style-name="T4">Curtis's 'rates' table or else there is just a decent amount of error in</text:span></text:p>
          </draw:text-box>
        </draw:frame>
        <draw:frame draw:style-name="gr3" draw:text-style-name="P4" draw:layer="layout" svg:width="7.834cm" svg:height="0.399cm" svg:x="2.54cm" svg:y="14.245cm">
          <draw:text-box>
            <text:p text:style-name="P2"><text:span text:style-name="T4"><text:s/></text:span><text:span text:style-name="T4">propogating planet's paths this way.</text:span></text:p>
          </draw:text-box>
        </draw:frame>
        <draw:frame draw:style-name="gr4" draw:text-style-name="P5" draw:layer="layout" svg:width="4.887cm" svg:height="0.823cm" svg:x="2.54cm" svg:y="14.984cm">
          <draw:text-box>
            <text:p text:style-name="P2"><text:span text:style-name="T3">dependancies</text:span></text:p>
          </draw:text-box>
        </draw:frame>
        <draw:frame draw:style-name="gr3" draw:text-style-name="P4" draw:layer="layout" svg:width="7.622cm" svg:height="0.399cm" svg:x="2.54cm" svg:y="16.252cm">
          <draw:text-box>
            <text:p text:style-name="P2"><text:span text:style-name="T4">------------Dependancies------------</text:span></text:p>
          </draw:text-box>
        </draw:frame>
        <draw:frame draw:style-name="gr3" draw:text-style-name="P4" draw:layer="layout" svg:width="8.045cm" svg:height="0.399cm" svg:x="2.54cm" svg:y="16.675cm">
          <draw:text-box>
            <text:p text:style-name="P2"><text:span text:style-name="T4">My code uses the following functions: </text:span></text:p>
          </draw:text-box>
        </draw:frame>
        <draw:frame draw:style-name="gr3" draw:text-style-name="P4" draw:layer="layout" svg:width="12.914cm" svg:height="0.399cm" svg:x="2.54cm" svg:y="17.098cm">
          <draw:text-box>
            <text:p text:style-name="P2"><text:span text:style-name="T4"><text:s text:c="4"/></text:span><text:span text:style-name="T4">{'C:\AERO351\A351HW4\HW4.m' <text:s text:c="28"/>}</text:span></text:p>
          </draw:text-box>
        </draw:frame>
        <draw:frame draw:style-name="gr3" draw:text-style-name="P4" draw:layer="layout" svg:width="12.914cm" svg:height="0.399cm" svg:x="2.54cm" svg:y="17.522cm">
          <draw:text-box>
            <text:p text:style-name="P2"><text:span text:style-name="T4"><text:s text:c="4"/></text:span><text:span text:style-name="T4">{'C:\joshFunctionsMatlab\curtisPlanet_elements_and_sv.m'}</text:span></text:p>
          </draw:text-box>
        </draw:frame>
        <draw:frame draw:style-name="gr3" draw:text-style-name="P4" draw:layer="layout" svg:width="12.914cm" svg:height="0.399cm" svg:x="2.54cm" svg:y="17.945cm">
          <draw:text-box>
            <text:p text:style-name="P2"><text:span text:style-name="T4"><text:s text:c="4"/></text:span><text:span text:style-name="T4">{'C:\joshFunctionsMatlab\joshAnomalyCalculator.m' <text:s text:c="6"/>}</text:span></text:p>
          </draw:text-box>
        </draw:frame>
        <draw:frame draw:style-name="gr3" draw:text-style-name="P4" draw:layer="layout" svg:width="12.914cm" svg:height="0.399cm" svg:x="2.54cm" svg:y="18.368cm">
          <draw:text-box>
            <text:p text:style-name="P2"><text:span text:style-name="T4"><text:s text:c="4"/></text:span><text:span text:style-name="T4">{'C:\joshFunctionsMatlab\joshAxisRotation.m' <text:s text:c="11"/>}</text:span></text:p>
          </draw:text-box>
        </draw:frame>
        <draw:frame draw:style-name="gr3" draw:text-style-name="P4" draw:layer="layout" svg:width="12.914cm" svg:height="0.399cm" svg:x="2.54cm" svg:y="18.792cm">
          <draw:text-box>
            <text:p text:style-name="P2"><text:span text:style-name="T4"><text:s text:c="4"/></text:span><text:span text:style-name="T4">{'C:\joshFunctionsMatlab\joshCOE.m' <text:s text:c="20"/>}</text:span></text:p>
          </draw:text-box>
        </draw:frame>
        <draw:frame draw:style-name="gr3" draw:text-style-name="P4" draw:layer="layout" svg:width="12.914cm" svg:height="0.399cm" svg:x="2.54cm" svg:y="19.215cm">
          <draw:text-box>
            <text:p text:style-name="P2"><text:span text:style-name="T4"><text:s text:c="4"/></text:span><text:span text:style-name="T4">{'C:\joshFunctionsMatlab\joshCOE2rv.m' <text:s text:c="17"/>}</text:span></text:p>
          </draw:text-box>
        </draw:frame>
        <draw:frame draw:style-name="gr3" draw:text-style-name="P4" draw:layer="layout" svg:width="12.914cm" svg:height="0.399cm" svg:x="2.54cm" svg:y="19.638cm">
          <draw:text-box>
            <text:p text:style-name="P2"><text:span text:style-name="T4"><text:s text:c="4"/></text:span><text:span text:style-name="T4">{'C:\joshFunctionsMatlab\joshHomann.m' <text:s text:c="17"/>}</text:span></text:p>
          </draw:text-box>
        </draw:frame>
        <draw:frame draw:style-name="gr3" draw:text-style-name="P4" draw:layer="layout" svg:width="12.914cm" svg:height="0.399cm" svg:x="2.54cm" svg:y="20.062cm">
          <draw:text-box>
            <text:p text:style-name="P2"><text:span text:style-name="T4"><text:s text:c="4"/></text:span><text:span text:style-name="T4">{'C:\joshFunctionsMatlab\joshIsOnes.m' <text:s text:c="17"/>}</text:span></text:p>
          </draw:text-box>
        </draw:frame>
        <draw:frame draw:style-name="gr3" draw:text-style-name="P4" draw:layer="layout" svg:width="12.914cm" svg:height="0.399cm" svg:x="2.54cm" svg:y="20.485cm">
          <draw:text-box>
            <text:p text:style-name="P2"><text:span text:style-name="T4"><text:s text:c="4"/></text:span><text:span text:style-name="T4">{'C:\joshFunctionsMatlab\joshJulian.m' <text:s text:c="17"/>}</text:span></text:p>
          </draw:text-box>
        </draw:frame>
        <draw:frame draw:style-name="gr3" draw:text-style-name="P4" draw:layer="layout" svg:width="12.914cm" svg:height="0.399cm" svg:x="2.54cm" svg:y="20.908cm">
          <draw:text-box>
            <text:p text:style-name="P2"><text:span text:style-name="T4"><text:s text:c="4"/></text:span><text:span text:style-name="T4">{'C:\joshFunctionsMatlab\joshStumpffCoeffs.m' <text:s text:c="10"/>}</text:span></text:p>
          </draw:text-box>
        </draw:frame>
        <draw:frame draw:style-name="gr3" draw:text-style-name="P4" draw:layer="layout" svg:width="12.914cm" svg:height="0.399cm" svg:x="2.54cm" svg:y="21.332cm">
          <draw:text-box>
            <text:p text:style-name="P2"><text:span text:style-name="T4"><text:s text:c="4"/></text:span><text:span text:style-name="T4">{'C:\joshFunctionsMatlab\joshStumpffZ.m' <text:s text:c="15"/>}</text:span></text:p>
          </draw:text-box>
        </draw:frame>
        <draw:frame draw:style-name="gr3" draw:text-style-name="P4" draw:layer="layout" svg:width="12.914cm" svg:height="0.399cm" svg:x="2.54cm" svg:y="21.755cm">
          <draw:text-box>
            <text:p text:style-name="P2"><text:span text:style-name="T4"><text:s text:c="4"/></text:span><text:span text:style-name="T4">{'C:\joshFunctionsMatlab\joshVazVr.m' <text:s text:c="18"/>}</text:span></text:p>
          </draw:text-box>
        </draw:frame>
        <draw:frame draw:style-name="gr3" draw:text-style-name="P4" draw:layer="layout" svg:width="12.914cm" svg:height="0.399cm" svg:x="2.54cm" svg:y="22.178cm">
          <draw:text-box>
            <text:p text:style-name="P2"><text:span text:style-name="T4"><text:s text:c="4"/></text:span><text:span text:style-name="T4">{'C:\joshFunctionsMatlab\joshfLambert.m' <text:s text:c="15"/>}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23.78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2" draw:text-style-name="P3" draw:layer="layout" svg:width="5.15cm" svg:height="0.683cm" svg:x="2.54cm" svg:y="3.468cm">
          <draw:text-box>
            <text:p text:style-name="P2"><text:span text:style-name="T1">Table of Contents</text:span></text:p>
          </draw:text-box>
        </draw:frame>
        <draw:frame draw:style-name="gr3" draw:text-style-name="P4" draw:layer="layout" svg:width="14.137cm" svg:height="0.39cm" svg:x="2.54cm" svg:y="4.514cm">
          <draw:text-box>
            <text:p text:style-name="P2"><text:span text:style-name="T2"><text:s text:c="2"/></text:span><text:span text:style-name="T2">........................................................................................................................................................ <text:s text:c="2"/>1</text:span></text:p>
          </draw:text-box>
        </draw:frame>
        <draw:frame draw:style-name="gr3" draw:text-style-name="P4" draw:layer="layout" svg:width="14.226cm" svg:height="0.39cm" svg:x="2.54cm" svg:y="4.937cm">
          <draw:text-box>
            <text:p text:style-name="P2"><text:span text:style-name="T2">8.2 <text:s/>.................................................................................................................................................... <text:s text:c="2"/>1</text:span></text:p>
          </draw:text-box>
        </draw:frame>
        <draw:frame draw:style-name="gr3" draw:text-style-name="P4" draw:layer="layout" svg:width="14.226cm" svg:height="0.39cm" svg:x="2.54cm" svg:y="5.36cm">
          <draw:text-box>
            <text:p text:style-name="P2"><text:span text:style-name="T2">8.4 <text:s/>.................................................................................................................................................... <text:s text:c="2"/>1</text:span></text:p>
          </draw:text-box>
        </draw:frame>
        <draw:frame draw:style-name="gr3" draw:text-style-name="P4" draw:layer="layout" svg:width="14.226cm" svg:height="0.39cm" svg:x="2.54cm" svg:y="5.784cm">
          <draw:text-box>
            <text:p text:style-name="P2"><text:span text:style-name="T2">8.6 <text:s/>.................................................................................................................................................... <text:s text:c="2"/>2</text:span></text:p>
          </draw:text-box>
        </draw:frame>
        <draw:frame draw:style-name="gr3" draw:text-style-name="P4" draw:layer="layout" svg:width="14.226cm" svg:height="0.39cm" svg:x="2.54cm" svg:y="6.207cm">
          <draw:text-box>
            <text:p text:style-name="P2"><text:span text:style-name="T2">8.7 <text:s/>.................................................................................................................................................... <text:s text:c="2"/>2</text:span></text:p>
          </draw:text-box>
        </draw:frame>
        <draw:frame draw:style-name="gr3" draw:text-style-name="P4" draw:layer="layout" svg:width="14.048cm" svg:height="0.39cm" svg:x="2.54cm" svg:y="6.63cm">
          <draw:text-box>
            <text:p text:style-name="P2"><text:span text:style-name="T2">8.12 .................................................................................................................................................. <text:s/>3</text:span></text:p>
          </draw:text-box>
        </draw:frame>
        <draw:frame draw:style-name="gr3" draw:text-style-name="P4" draw:layer="layout" svg:width="14.048cm" svg:height="0.39cm" svg:x="2.54cm" svg:y="7.054cm">
          <draw:text-box>
            <text:p text:style-name="P2"><text:span text:style-name="T2">8.16 .................................................................................................................................................. <text:s/>4</text:span></text:p>
          </draw:text-box>
        </draw:frame>
        <draw:frame draw:style-name="gr3" draw:text-style-name="P4" draw:layer="layout" svg:width="14.264cm" svg:height="0.39cm" svg:x="2.54cm" svg:y="7.477cm">
          <draw:text-box>
            <text:p text:style-name="P2"><text:span text:style-name="T2">dependancies ...................................................................................................................................... <text:s/>6</text:span></text:p>
          </draw:text-box>
        </draw:frame>
        <draw:frame draw:style-name="gr3" draw:text-style-name="P4" draw:layer="layout" svg:width="1.907cm" svg:height="0.399cm" svg:x="2.54cm" svg:y="8.647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1.907cm" svg:height="0.399cm" svg:x="2.54cm" svg:y="9.071cm">
          <draw:text-box>
            <text:p text:style-name="P2"><text:span text:style-name="T6">close </text:span><text:span text:style-name="T7">all</text:span></text:p>
          </draw:text-box>
        </draw:frame>
        <draw:frame draw:style-name="gr3" draw:text-style-name="P4" draw:layer="layout" svg:width="0.637cm" svg:height="0.399cm" svg:x="2.54cm" svg:y="9.494cm">
          <draw:text-box>
            <text:p text:style-name="P2"><text:span text:style-name="T6">clc</text:span></text:p>
          </draw:text-box>
        </draw:frame>
        <draw:frame draw:style-name="gr3" draw:text-style-name="P4" draw:layer="layout" svg:width="7.199cm" svg:height="0.399cm" svg:x="2.54cm" svg:y="10.341cm">
          <draw:text-box>
            <text:p text:style-name="P2"><text:span text:style-name="T6">addpath(</text:span><text:span text:style-name="T7">"C:\joshFunctionsMatlab\"</text:span><text:span text:style-name="T6">)</text:span></text:p>
          </draw:text-box>
        </draw:frame>
        <draw:frame draw:style-name="gr3" draw:text-style-name="P4" draw:layer="layout" svg:width="2.119cm" svg:height="0.399cm" svg:x="2.54cm" svg:y="11.187cm">
          <draw:text-box>
            <text:p text:style-name="P2"><text:span text:style-name="T8">% Problems</text:span></text:p>
          </draw:text-box>
        </draw:frame>
        <draw:frame draw:style-name="gr3" draw:text-style-name="P4" draw:layer="layout" svg:width="1.06cm" svg:height="0.399cm" svg:x="2.54cm" svg:y="11.611cm">
          <draw:text-box>
            <text:p text:style-name="P2"><text:span text:style-name="T8">% 8.2</text:span></text:p>
          </draw:text-box>
        </draw:frame>
        <draw:frame draw:style-name="gr3" draw:text-style-name="P4" draw:layer="layout" svg:width="1.06cm" svg:height="0.399cm" svg:x="2.54cm" svg:y="12.034cm">
          <draw:text-box>
            <text:p text:style-name="P2"><text:span text:style-name="T8">% 8.4</text:span></text:p>
          </draw:text-box>
        </draw:frame>
        <draw:frame draw:style-name="gr3" draw:text-style-name="P4" draw:layer="layout" svg:width="1.06cm" svg:height="0.399cm" svg:x="2.54cm" svg:y="12.457cm">
          <draw:text-box>
            <text:p text:style-name="P2"><text:span text:style-name="T8">% 8.6</text:span></text:p>
          </draw:text-box>
        </draw:frame>
        <draw:frame draw:style-name="gr3" draw:text-style-name="P4" draw:layer="layout" svg:width="1.06cm" svg:height="0.399cm" svg:x="2.54cm" svg:y="12.881cm">
          <draw:text-box>
            <text:p text:style-name="P2"><text:span text:style-name="T8">% 8.7</text:span></text:p>
          </draw:text-box>
        </draw:frame>
        <draw:frame draw:style-name="gr3" draw:text-style-name="P4" draw:layer="layout" svg:width="1.272cm" svg:height="0.399cm" svg:x="2.54cm" svg:y="13.304cm">
          <draw:text-box>
            <text:p text:style-name="P2"><text:span text:style-name="T8">% 8.12</text:span></text:p>
          </draw:text-box>
        </draw:frame>
        <draw:frame draw:style-name="gr3" draw:text-style-name="P4" draw:layer="layout" svg:width="1.695cm" svg:height="0.399cm" svg:x="2.54cm" svg:y="13.727cm">
          <draw:text-box>
            <text:p text:style-name="P2"><text:span text:style-name="T8">% % 8.16</text:span></text:p>
          </draw:text-box>
        </draw:frame>
        <draw:frame draw:style-name="gr4" draw:text-style-name="P5" draw:layer="layout" svg:width="1.018cm" svg:height="0.823cm" svg:x="2.54cm" svg:y="14.476cm">
          <draw:text-box>
            <text:p text:style-name="P2"><text:span text:style-name="T3">8.2</text:span></text:p>
          </draw:text-box>
        </draw:frame>
        <draw:frame draw:style-name="gr3" draw:text-style-name="P4" draw:layer="layout" svg:width="4.235cm" svg:height="0.399cm" svg:x="2.54cm" svg:y="15.754cm">
          <draw:text-box>
            <text:p text:style-name="P2"><text:span text:style-name="T6">mu_s = 132712440018;</text:span></text:p>
          </draw:text-box>
        </draw:frame>
        <draw:frame draw:style-name="gr3" draw:text-style-name="P4" draw:layer="layout" svg:width="2.754cm" svg:height="0.399cm" svg:x="2.54cm" svg:y="16.177cm">
          <draw:text-box>
            <text:p text:style-name="P2"><text:span text:style-name="T6">r1 = 227.9e6;</text:span></text:p>
          </draw:text-box>
        </draw:frame>
        <draw:frame draw:style-name="gr3" draw:text-style-name="P4" draw:layer="layout" svg:width="2.754cm" svg:height="0.399cm" svg:x="2.54cm" svg:y="16.601cm">
          <draw:text-box>
            <text:p text:style-name="P2"><text:span text:style-name="T6">r2 = 778.5e6;</text:span></text:p>
          </draw:text-box>
        </draw:frame>
        <draw:frame draw:style-name="gr3" draw:text-style-name="P4" draw:layer="layout" svg:width="4.024cm" svg:height="0.399cm" svg:x="2.54cm" svg:y="17.024cm">
          <draw:text-box>
            <text:p text:style-name="P2"><text:span text:style-name="T6">v1 = sqrt(mu_s/r1);</text:span></text:p>
          </draw:text-box>
        </draw:frame>
        <draw:frame draw:style-name="gr3" draw:text-style-name="P4" draw:layer="layout" svg:width="4.024cm" svg:height="0.399cm" svg:x="2.54cm" svg:y="17.447cm">
          <draw:text-box>
            <text:p text:style-name="P2"><text:span text:style-name="T6">v2 = sqrt(mu_s/r2);</text:span></text:p>
          </draw:text-box>
        </draw:frame>
        <draw:frame draw:style-name="gr3" draw:text-style-name="P4" draw:layer="layout" svg:width="13.125cm" svg:height="0.399cm" svg:x="2.54cm" svg:y="18.294cm">
          <draw:text-box>
            <text:p text:style-name="P2"><text:span text:style-name="T6">[dv1,dv2,dv,T,ht,ecct,vt1,vt2] = joshHomann(r1,v1,r2,v2,mu_s);</text:span></text:p>
          </draw:text-box>
        </draw:frame>
        <draw:frame draw:style-name="gr3" draw:text-style-name="P4" draw:layer="layout" svg:width="7.622cm" svg:height="0.399cm" svg:x="2.54cm" svg:y="19.141cm">
          <draw:text-box>
            <text:p text:style-name="P2"><text:span text:style-name="T6">disp(</text:span><text:span text:style-name="T7">"------------P8.2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19.564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6.564cm" svg:height="0.399cm" svg:x="2.54cm" svg:y="19.987cm">
          <draw:text-box>
            <text:p text:style-name="P2"><text:span text:style-name="T6">disp(</text:span><text:span text:style-name="T7">"dv: "</text:span><text:span text:style-name="T6">+string(dv)+</text:span><text:span text:style-name="T7">" km/s"</text:span><text:span text:style-name="T6">)</text:span></text:p>
          </draw:text-box>
        </draw:frame>
        <draw:frame draw:style-name="gr3" draw:text-style-name="P4" draw:layer="layout" svg:width="15.665cm" svg:height="0.399cm" svg:x="2.54cm" svg:y="20.411cm">
          <draw:text-box>
            <text:p text:style-name="P2"><text:span text:style-name="T6">disp(</text:span><text:span text:style-name="T7">"H/C: This dv seems reasonable for an interplanetry launch to mars."</text:span><text:span text:style-name="T6">)</text:span></text:p>
          </draw:text-box>
        </draw:frame>
        <draw:frame draw:style-name="gr3" draw:text-style-name="P4" draw:layer="layout" svg:width="15.876cm" svg:height="0.399cm" svg:x="2.54cm" svg:y="20.834cm">
          <draw:text-box>
            <text:p text:style-name="P2"><text:span text:style-name="T6">disp(</text:span><text:span text:style-name="T7">"H/C: ecc of transfer: "</text:span><text:span text:style-name="T6">+string(ecct)+</text:span><text:span text:style-name="T7">"seems to be reasonable for this</text:span></text:p>
          </draw:text-box>
        </draw:frame>
        <draw:frame draw:style-name="gr3" draw:text-style-name="P4" draw:layer="layout" svg:width="11.221cm" svg:height="0.399cm" svg:x="2.54cm" svg:y="21.257cm">
          <draw:text-box>
            <text:p text:style-name="P2"><text:span text:style-name="T7"><text:s/></text:span><text:span text:style-name="T7">trajectory (is ellpitical but not too elliptical)."</text:span><text:span text:style-name="T6">)</text:span></text:p>
          </draw:text-box>
        </draw:frame>
        <draw:frame draw:style-name="gr4" draw:text-style-name="P5" draw:layer="layout" svg:width="1.018cm" svg:height="0.823cm" svg:x="2.54cm" svg:y="22.006cm">
          <draw:text-box>
            <text:p text:style-name="P2"><text:span text:style-name="T3">8.4</text:span></text:p>
          </draw:text-box>
        </draw:frame>
        <draw:frame draw:style-name="gr3" draw:text-style-name="P4" draw:layer="layout" svg:width="1.907cm" svg:height="0.399cm" svg:x="2.54cm" svg:y="23.284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4.235cm" svg:height="0.399cm" svg:x="2.54cm" svg:y="23.708cm">
          <draw:text-box>
            <text:p text:style-name="P2"><text:span text:style-name="T6">mu_s = 132712440018;</text:span></text:p>
          </draw:text-box>
        </draw:frame>
        <draw:frame draw:style-name="gr3" draw:text-style-name="P4" draw:layer="layout" svg:width="2.754cm" svg:height="0.399cm" svg:x="2.54cm" svg:y="24.131cm">
          <draw:text-box>
            <text:p text:style-name="P2"><text:span text:style-name="T6">r1 = 227.9e6;</text:span></text:p>
          </draw:text-box>
        </draw:frame>
        <draw:frame draw:style-name="gr3" draw:text-style-name="P4" draw:layer="layout" svg:width="2.754cm" svg:height="0.399cm" svg:x="2.54cm" svg:y="24.554cm">
          <draw:text-box>
            <text:p text:style-name="P2"><text:span text:style-name="T6">r2 = 778.5e6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447cm" svg:height="0.399cm" svg:x="2.54cm" svg:y="24.978cm">
          <draw:text-box>
            <text:p text:style-name="P2"><text:span text:style-name="T6">n1 = sqrt(mu_s/r1^3)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4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4.447cm" svg:height="0.399cm" svg:x="2.54cm" svg:y="2.541cm">
          <draw:text-box>
            <text:p text:style-name="P2"><text:span text:style-name="T6">n2 = sqrt(mu_s/r2^3);</text:span></text:p>
          </draw:text-box>
        </draw:frame>
        <draw:frame draw:style-name="gr3" draw:text-style-name="P4" draw:layer="layout" svg:width="4.235cm" svg:height="0.399cm" svg:x="2.54cm" svg:y="2.964cm">
          <draw:text-box>
            <text:p text:style-name="P2"><text:span text:style-name="T6">Tsyn = 2*pi/(n1-n2);</text:span></text:p>
          </draw:text-box>
        </draw:frame>
        <draw:frame draw:style-name="gr3" draw:text-style-name="P4" draw:layer="layout" svg:width="7.41cm" svg:height="0.399cm" svg:x="2.54cm" svg:y="3.388cm">
          <draw:text-box>
            <text:p text:style-name="P2"><text:span text:style-name="T6">Tsyn = Tsyn/(60*60*24); </text:span><text:span text:style-name="T8">%solar days</text:span></text:p>
          </draw:text-box>
        </draw:frame>
        <draw:frame draw:style-name="gr3" draw:text-style-name="P4" draw:layer="layout" svg:width="7.622cm" svg:height="0.399cm" svg:x="2.54cm" svg:y="4.658cm">
          <draw:text-box>
            <text:p text:style-name="P2"><text:span text:style-name="T6">disp(</text:span><text:span text:style-name="T7">"------------P8.4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5.081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11.644cm" svg:height="0.399cm" svg:x="2.54cm" svg:y="5.504cm">
          <draw:text-box>
            <text:p text:style-name="P2"><text:span text:style-name="T6">disp(</text:span><text:span text:style-name="T7">"T-syn Mars/Jupiter: "</text:span><text:span text:style-name="T6">+string(Tsyn)+</text:span><text:span text:style-name="T7">" solar days"</text:span><text:span text:style-name="T6">)</text:span></text:p>
          </draw:text-box>
        </draw:frame>
        <draw:frame draw:style-name="gr3" draw:text-style-name="P4" draw:layer="layout" svg:width="12.49cm" svg:height="0.399cm" svg:x="2.54cm" svg:y="5.928cm">
          <draw:text-box>
            <text:p text:style-name="P2"><text:span text:style-name="T6">disp(</text:span><text:span text:style-name="T7">"Note: solar days was the prefered unit in the book."</text:span><text:span text:style-name="T6">)</text:span></text:p>
          </draw:text-box>
        </draw:frame>
        <draw:frame draw:style-name="gr3" draw:text-style-name="P4" draw:layer="layout" svg:width="16.088cm" svg:height="0.399cm" svg:x="2.54cm" svg:y="6.351cm">
          <draw:text-box>
            <text:p text:style-name="P2"><text:span text:style-name="T6">disp(</text:span><text:span text:style-name="T7">"H/C: since this is larger than the orbital period of Mars, and Jupiter</text:span></text:p>
          </draw:text-box>
        </draw:frame>
        <draw:frame draw:style-name="gr3" draw:text-style-name="P4" draw:layer="layout" svg:width="13.549cm" svg:height="0.399cm" svg:x="2.54cm" svg:y="6.774cm">
          <draw:text-box>
            <text:p text:style-name="P2"><text:span text:style-name="T7"><text:s/></text:span><text:span text:style-name="T7">is moving much slower than Mars, this T-syn seems reasonable."</text:span><text:span text:style-name="T6">)</text:span></text:p>
          </draw:text-box>
        </draw:frame>
        <draw:frame draw:style-name="gr4" draw:text-style-name="P5" draw:layer="layout" svg:width="1.018cm" svg:height="0.823cm" svg:x="2.54cm" svg:y="7.462cm">
          <draw:text-box>
            <text:p text:style-name="P2"><text:span text:style-name="T3">8.6</text:span></text:p>
          </draw:text-box>
        </draw:frame>
        <draw:frame draw:style-name="gr3" draw:text-style-name="P4" draw:layer="layout" svg:width="1.907cm" svg:height="0.399cm" svg:x="2.54cm" svg:y="8.679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4.659cm" svg:height="0.399cm" svg:x="2.54cm" svg:y="9.103cm">
          <draw:text-box>
            <text:p text:style-name="P2"><text:span text:style-name="T6">mu_sun = 132712440018;</text:span></text:p>
          </draw:text-box>
        </draw:frame>
        <draw:frame draw:style-name="gr3" draw:text-style-name="P4" draw:layer="layout" svg:width="3.177cm" svg:height="0.399cm" svg:x="2.54cm" svg:y="9.526cm">
          <draw:text-box>
            <text:p text:style-name="P2"><text:span text:style-name="T8">% rj = 778.5e6;</text:span></text:p>
          </draw:text-box>
        </draw:frame>
        <draw:frame draw:style-name="gr3" draw:text-style-name="P4" draw:layer="layout" svg:width="2.754cm" svg:height="0.399cm" svg:x="2.54cm" svg:y="9.949cm">
          <draw:text-box>
            <text:p text:style-name="P2"><text:span text:style-name="T6">rs = 1.433e9;</text:span></text:p>
          </draw:text-box>
        </draw:frame>
        <draw:frame draw:style-name="gr3" draw:text-style-name="P4" draw:layer="layout" svg:width="2.754cm" svg:height="0.399cm" svg:x="2.54cm" svg:y="10.373cm">
          <draw:text-box>
            <text:p text:style-name="P2"><text:span text:style-name="T6">ru = 2.872e9;</text:span></text:p>
          </draw:text-box>
        </draw:frame>
        <draw:frame draw:style-name="gr3" draw:text-style-name="P4" draw:layer="layout" svg:width="2.754cm" svg:height="0.399cm" svg:x="2.54cm" svg:y="10.796cm">
          <draw:text-box>
            <text:p text:style-name="P2"><text:span text:style-name="T6">rn = 4.495e9;</text:span></text:p>
          </draw:text-box>
        </draw:frame>
        <draw:frame draw:style-name="gr3" draw:text-style-name="P4" draw:layer="layout" svg:width="4.024cm" svg:height="0.399cm" svg:x="2.54cm" svg:y="11.219cm">
          <draw:text-box>
            <text:p text:style-name="P2"><text:span text:style-name="T8">% mu_j = 126686534;</text:span></text:p>
          </draw:text-box>
        </draw:frame>
        <draw:frame draw:style-name="gr3" draw:text-style-name="P4" draw:layer="layout" svg:width="3.389cm" svg:height="0.399cm" svg:x="2.54cm" svg:y="11.643cm">
          <draw:text-box>
            <text:p text:style-name="P2"><text:span text:style-name="T6">mu_s = 37931187;</text:span></text:p>
          </draw:text-box>
        </draw:frame>
        <draw:frame draw:style-name="gr3" draw:text-style-name="P4" draw:layer="layout" svg:width="3.177cm" svg:height="0.399cm" svg:x="2.54cm" svg:y="12.066cm">
          <draw:text-box>
            <text:p text:style-name="P2"><text:span text:style-name="T6">mu_u = 5793939;</text:span></text:p>
          </draw:text-box>
        </draw:frame>
        <draw:frame draw:style-name="gr3" draw:text-style-name="P4" draw:layer="layout" svg:width="3.177cm" svg:height="0.399cm" svg:x="2.54cm" svg:y="12.489cm">
          <draw:text-box>
            <text:p text:style-name="P2"><text:span text:style-name="T6">mu_n = 6836529;</text:span></text:p>
          </draw:text-box>
        </draw:frame>
        <draw:frame draw:style-name="gr3" draw:text-style-name="P4" draw:layer="layout" svg:width="6.987cm" svg:height="0.399cm" svg:x="2.54cm" svg:y="13.336cm">
          <draw:text-box>
            <text:p text:style-name="P2"><text:span text:style-name="T8">% rsoij = rj*(mu_j/mu_sun)^(2/5);</text:span></text:p>
          </draw:text-box>
        </draw:frame>
        <draw:frame draw:style-name="gr3" draw:text-style-name="P4" draw:layer="layout" svg:width="6.564cm" svg:height="0.399cm" svg:x="2.54cm" svg:y="13.759cm">
          <draw:text-box>
            <text:p text:style-name="P2"><text:span text:style-name="T6">rsois = rs*(mu_s/mu_sun)^(2/5);</text:span></text:p>
          </draw:text-box>
        </draw:frame>
        <draw:frame draw:style-name="gr3" draw:text-style-name="P4" draw:layer="layout" svg:width="6.564cm" svg:height="0.399cm" svg:x="2.54cm" svg:y="14.183cm">
          <draw:text-box>
            <text:p text:style-name="P2"><text:span text:style-name="T6">rsoiu = ru*(mu_u/mu_sun)^(2/5);</text:span></text:p>
          </draw:text-box>
        </draw:frame>
        <draw:frame draw:style-name="gr3" draw:text-style-name="P4" draw:layer="layout" svg:width="6.564cm" svg:height="0.399cm" svg:x="2.54cm" svg:y="14.606cm">
          <draw:text-box>
            <text:p text:style-name="P2"><text:span text:style-name="T6">rsoin = rn*(mu_n/mu_sun)^(2/5);</text:span></text:p>
          </draw:text-box>
        </draw:frame>
        <draw:frame draw:style-name="gr3" draw:text-style-name="P4" draw:layer="layout" svg:width="7.622cm" svg:height="0.399cm" svg:x="2.54cm" svg:y="15.453cm">
          <draw:text-box>
            <text:p text:style-name="P2"><text:span text:style-name="T6">disp(</text:span><text:span text:style-name="T7">"------------P8.6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15.876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4.87cm" svg:height="0.399cm" svg:x="2.54cm" svg:y="16.299cm">
          <draw:text-box>
            <text:p text:style-name="P2"><text:span text:style-name="T6">disp(</text:span><text:span text:style-name="T7">"SOI radii (km):"</text:span><text:span text:style-name="T6">)</text:span></text:p>
          </draw:text-box>
        </draw:frame>
        <draw:frame draw:style-name="gr3" draw:text-style-name="P4" draw:layer="layout" svg:width="4.87cm" svg:height="0.399cm" svg:x="2.54cm" svg:y="16.723cm">
          <draw:text-box>
            <text:p text:style-name="P2"><text:span text:style-name="T6">disp(</text:span><text:span text:style-name="T7">"Saturn: "</text:span><text:span text:style-name="T6">+ rsois)</text:span></text:p>
          </draw:text-box>
        </draw:frame>
        <draw:frame draw:style-name="gr3" draw:text-style-name="P4" draw:layer="layout" svg:width="4.87cm" svg:height="0.399cm" svg:x="2.54cm" svg:y="17.146cm">
          <draw:text-box>
            <text:p text:style-name="P2"><text:span text:style-name="T6">disp(</text:span><text:span text:style-name="T7">"Uranus: "</text:span><text:span text:style-name="T6">+ rsoiu)</text:span></text:p>
          </draw:text-box>
        </draw:frame>
        <draw:frame draw:style-name="gr3" draw:text-style-name="P4" draw:layer="layout" svg:width="5.081cm" svg:height="0.399cm" svg:x="2.54cm" svg:y="17.569cm">
          <draw:text-box>
            <text:p text:style-name="P2"><text:span text:style-name="T6">disp(</text:span><text:span text:style-name="T7">"Neptune: "</text:span><text:span text:style-name="T6">+ rsoin)</text:span></text:p>
          </draw:text-box>
        </draw:frame>
        <draw:frame draw:style-name="gr3" draw:text-style-name="P4" draw:layer="layout" svg:width="12.914cm" svg:height="0.399cm" svg:x="2.54cm" svg:y="17.993cm">
          <draw:text-box>
            <text:p text:style-name="P2"><text:span text:style-name="T6">disp(</text:span><text:span text:style-name="T7">"H/C: these large SOI values correspond to gas giants."</text:span><text:span text:style-name="T6">)</text:span></text:p>
          </draw:text-box>
        </draw:frame>
        <draw:frame draw:style-name="gr3" draw:text-style-name="P4" draw:layer="layout" svg:width="11.855cm" svg:height="0.399cm" svg:x="2.54cm" svg:y="18.416cm">
          <draw:text-box>
            <text:p text:style-name="P2"><text:span text:style-name="T6">disp(</text:span><text:span text:style-name="T7">"H/C: these values are close to published valeus."</text:span><text:span text:style-name="T6">)</text:span></text:p>
          </draw:text-box>
        </draw:frame>
        <draw:frame draw:style-name="gr4" draw:text-style-name="P5" draw:layer="layout" svg:width="1.018cm" svg:height="0.823cm" svg:x="2.54cm" svg:y="19.104cm">
          <draw:text-box>
            <text:p text:style-name="P2"><text:span text:style-name="T3">8.7</text:span></text:p>
          </draw:text-box>
        </draw:frame>
        <draw:frame draw:style-name="gr3" draw:text-style-name="P4" draw:layer="layout" svg:width="1.907cm" svg:height="0.399cm" svg:x="2.54cm" svg:y="20.321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2.965cm" svg:height="0.399cm" svg:x="2.54cm" svg:y="20.744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3.389cm" svg:height="0.399cm" svg:x="2.54cm" svg:y="21.168cm">
          <draw:text-box>
            <text:p text:style-name="P2"><text:span text:style-name="T6">r_e = 6378; </text:span><text:span text:style-name="T8">% km</text:span></text:p>
          </draw:text-box>
        </draw:frame>
        <draw:frame draw:style-name="gr3" draw:text-style-name="P4" draw:layer="layout" svg:width="3.389cm" svg:height="0.399cm" svg:x="2.54cm" svg:y="21.591cm">
          <draw:text-box>
            <text:p text:style-name="P2"><text:span text:style-name="T6">rpark = 200+r_e;</text:span></text:p>
          </draw:text-box>
        </draw:frame>
        <draw:frame draw:style-name="gr3" draw:text-style-name="P4" draw:layer="layout" svg:width="4.659cm" svg:height="0.399cm" svg:x="2.54cm" svg:y="22.438cm">
          <draw:text-box>
            <text:p text:style-name="P2"><text:span text:style-name="T6">mu_sun = 132712440018;</text:span></text:p>
          </draw:text-box>
        </draw:frame>
        <draw:frame draw:style-name="gr3" draw:text-style-name="P4" draw:layer="layout" svg:width="2.754cm" svg:height="0.399cm" svg:x="2.54cm" svg:y="22.861cm">
          <draw:text-box>
            <text:p text:style-name="P2"><text:span text:style-name="T6">ra = 147.4e6;</text:span></text:p>
          </draw:text-box>
        </draw:frame>
        <draw:frame draw:style-name="gr3" draw:text-style-name="P4" draw:layer="layout" svg:width="2.33cm" svg:height="0.399cm" svg:x="2.54cm" svg:y="23.284cm">
          <draw:text-box>
            <text:p text:style-name="P2"><text:span text:style-name="T6">rp = 120e6;</text:span></text:p>
          </draw:text-box>
        </draw:frame>
        <draw:frame draw:style-name="gr3" draw:text-style-name="P4" draw:layer="layout" svg:width="4.447cm" svg:height="0.399cm" svg:x="2.54cm" svg:y="23.708cm">
          <draw:text-box>
            <text:p text:style-name="P2"><text:span text:style-name="T6">v1 = sqrt(mu_sun/ra);</text:span></text:p>
          </draw:text-box>
        </draw:frame>
        <draw:frame draw:style-name="gr3" draw:text-style-name="P4" draw:layer="layout" svg:width="3.177cm" svg:height="0.399cm" svg:x="2.54cm" svg:y="24.131cm">
          <draw:text-box>
            <text:p text:style-name="P2"><text:span text:style-name="T6">a2 = (ra+rp)/2;</text:span></text:p>
          </draw:text-box>
        </draw:frame>
        <draw:frame draw:style-name="gr3" draw:text-style-name="P4" draw:layer="layout" svg:width="4.87cm" svg:height="0.399cm" svg:x="2.54cm" svg:y="24.554cm">
          <draw:text-box>
            <text:p text:style-name="P2"><text:span text:style-name="T6">ecc2 = (ra-rp)/(ra+rp)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8.045cm" svg:height="0.399cm" svg:x="2.54cm" svg:y="24.978cm">
          <draw:text-box>
            <text:p text:style-name="P2"><text:span text:style-name="T6">h2 = sqrt(mu_sun*ra*(1+ecc2*cos(pi)))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5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2.33cm" svg:height="0.399cm" svg:x="2.54cm" svg:y="2.541cm">
          <draw:text-box>
            <text:p text:style-name="P2"><text:span text:style-name="T6">va = h2/ra;</text:span></text:p>
          </draw:text-box>
        </draw:frame>
        <draw:frame draw:style-name="gr3" draw:text-style-name="P4" draw:layer="layout" svg:width="2.33cm" svg:height="0.399cm" svg:x="2.54cm" svg:y="2.964cm">
          <draw:text-box>
            <text:p text:style-name="P2"><text:span text:style-name="T6">vp = h2/rp;</text:span></text:p>
          </draw:text-box>
        </draw:frame>
        <draw:frame draw:style-name="gr3" draw:text-style-name="P4" draw:layer="layout" svg:width="2.754cm" svg:height="0.399cm" svg:x="2.54cm" svg:y="3.388cm">
          <draw:text-box>
            <text:p text:style-name="P2"><text:span text:style-name="T6">vinf = v1-va;</text:span></text:p>
          </draw:text-box>
        </draw:frame>
        <draw:frame draw:style-name="gr3" draw:text-style-name="P4" draw:layer="layout" svg:width="5.294cm" svg:height="0.399cm" svg:x="2.54cm" svg:y="4.234cm">
          <draw:text-box>
            <text:p text:style-name="P2"><text:span text:style-name="T6">vpark = sqrt(mu_e/rpark);</text:span></text:p>
          </draw:text-box>
        </draw:frame>
        <draw:frame draw:style-name="gr3" draw:text-style-name="P4" draw:layer="layout" svg:width="6.775cm" svg:height="0.399cm" svg:x="2.54cm" svg:y="4.658cm">
          <draw:text-box>
            <text:p text:style-name="P2"><text:span text:style-name="T6">vbo = sqrt(vinf^2+2*mu_e/rpark);</text:span></text:p>
          </draw:text-box>
        </draw:frame>
        <draw:frame draw:style-name="gr3" draw:text-style-name="P4" draw:layer="layout" svg:width="3.177cm" svg:height="0.399cm" svg:x="2.54cm" svg:y="5.504cm">
          <draw:text-box>
            <text:p text:style-name="P2"><text:span text:style-name="T6">dv = vbo-vpark;</text:span></text:p>
          </draw:text-box>
        </draw:frame>
        <draw:frame draw:style-name="gr3" draw:text-style-name="P4" draw:layer="layout" svg:width="7.622cm" svg:height="0.399cm" svg:x="2.54cm" svg:y="6.774cm">
          <draw:text-box>
            <text:p text:style-name="P2"><text:span text:style-name="T6">disp(</text:span><text:span text:style-name="T7">"------------P8.7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7.198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9.527cm" svg:height="0.399cm" svg:x="2.54cm" svg:y="7.621cm">
          <draw:text-box>
            <text:p text:style-name="P2"><text:span text:style-name="T6">disp(</text:span><text:span text:style-name="T7">"Delta-V required: "</text:span><text:span text:style-name="T6">+string(dv)+</text:span><text:span text:style-name="T7">" km/s"</text:span><text:span text:style-name="T6">)</text:span></text:p>
          </draw:text-box>
        </draw:frame>
        <draw:frame draw:style-name="gr3" draw:text-style-name="P4" draw:layer="layout" svg:width="8.257cm" svg:height="0.399cm" svg:x="2.54cm" svg:y="8.044cm">
          <draw:text-box>
            <text:p text:style-name="P2"><text:span text:style-name="T6">disp(</text:span><text:span text:style-name="T7">"Excess-V: "</text:span><text:span text:style-name="T6">+string(vinf)+</text:span><text:span text:style-name="T7">" km/s"</text:span><text:span text:style-name="T6">)</text:span></text:p>
          </draw:text-box>
        </draw:frame>
        <draw:frame draw:style-name="gr3" draw:text-style-name="P4" draw:layer="layout" svg:width="14.395cm" svg:height="0.399cm" svg:x="2.54cm" svg:y="8.468cm">
          <draw:text-box>
            <text:p text:style-name="P2"><text:span text:style-name="T6">disp(</text:span><text:span text:style-name="T7">"H/C: ecc: "</text:span><text:span text:style-name="T6">+string(ecc2)+</text:span><text:span text:style-name="T7">" is within a sensible range for this</text:span></text:p>
          </draw:text-box>
        </draw:frame>
        <draw:frame draw:style-name="gr3" draw:text-style-name="P4" draw:layer="layout" svg:width="4.236cm" svg:height="0.399cm" svg:x="2.54cm" svg:y="8.891cm">
          <draw:text-box>
            <text:p text:style-name="P2"><text:span text:style-name="T7"><text:s/></text:span><text:span text:style-name="T7">elliptical orbit."</text:span><text:span text:style-name="T6">)</text:span></text:p>
          </draw:text-box>
        </draw:frame>
        <draw:frame draw:style-name="gr3" draw:text-style-name="P4" draw:layer="layout" svg:width="13.125cm" svg:height="0.399cm" svg:x="2.54cm" svg:y="9.314cm">
          <draw:text-box>
            <text:p text:style-name="P2"><text:span text:style-name="T6">disp(</text:span><text:span text:style-name="T7">"H/C: Delta-V seems to be reasonable for this manouver."</text:span><text:span text:style-name="T6">)</text:span></text:p>
          </draw:text-box>
        </draw:frame>
        <draw:frame draw:style-name="gr4" draw:text-style-name="P5" draw:layer="layout" svg:width="1.424cm" svg:height="0.823cm" svg:x="2.54cm" svg:y="10.108cm">
          <draw:text-box>
            <text:p text:style-name="P2"><text:span text:style-name="T3">8.12</text:span></text:p>
          </draw:text-box>
        </draw:frame>
        <draw:frame draw:style-name="gr3" draw:text-style-name="P4" draw:layer="layout" svg:width="1.907cm" svg:height="0.399cm" svg:x="2.54cm" svg:y="11.431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4.235cm" svg:height="0.399cm" svg:x="2.54cm" svg:y="11.854cm">
          <draw:text-box>
            <text:p text:style-name="P2"><text:span text:style-name="T6">mu_s = 132712440018;</text:span></text:p>
          </draw:text-box>
        </draw:frame>
        <draw:frame draw:style-name="gr3" draw:text-style-name="P4" draw:layer="layout" svg:width="3.6cm" svg:height="0.399cm" svg:x="2.54cm" svg:y="12.278cm">
          <draw:text-box>
            <text:p text:style-name="P2"><text:span text:style-name="T6">mu_j = 126686534;</text:span></text:p>
          </draw:text-box>
        </draw:frame>
        <draw:frame draw:style-name="gr3" draw:text-style-name="P4" draw:layer="layout" svg:width="2.965cm" svg:height="0.399cm" svg:x="2.54cm" svg:y="12.701cm">
          <draw:text-box>
            <text:p text:style-name="P2"><text:span text:style-name="T6">r_j = 778.5e6;</text:span></text:p>
          </draw:text-box>
        </draw:frame>
        <draw:frame draw:style-name="gr3" draw:text-style-name="P4" draw:layer="layout" svg:width="2.965cm" svg:height="0.399cm" svg:x="2.54cm" svg:y="13.124cm">
          <draw:text-box>
            <text:p text:style-name="P2"><text:span text:style-name="T6">r_e = 149.6e6;</text:span></text:p>
          </draw:text-box>
        </draw:frame>
        <draw:frame draw:style-name="gr3" draw:text-style-name="P4" draw:layer="layout" svg:width="4.447cm" svg:height="0.399cm" svg:x="2.54cm" svg:y="13.548cm">
          <draw:text-box>
            <text:p text:style-name="P2"><text:span text:style-name="T6">v_j = sqrt(mu_s/r_j);</text:span></text:p>
          </draw:text-box>
        </draw:frame>
        <draw:frame draw:style-name="gr3" draw:text-style-name="P4" draw:layer="layout" svg:width="4.447cm" svg:height="0.399cm" svg:x="2.54cm" svg:y="13.971cm">
          <draw:text-box>
            <text:p text:style-name="P2"><text:span text:style-name="T6">v_e = sqrt(mu_s/r_e);</text:span></text:p>
          </draw:text-box>
        </draw:frame>
        <draw:frame draw:style-name="gr3" draw:text-style-name="P4" draw:layer="layout" svg:width="3.6cm" svg:height="0.399cm" svg:x="2.54cm" svg:y="14.818cm">
          <draw:text-box>
            <text:p text:style-name="P2"><text:span text:style-name="T6">rsoij = 4.8215e7;</text:span></text:p>
          </draw:text-box>
        </draw:frame>
        <draw:frame draw:style-name="gr3" draw:text-style-name="P4" draw:layer="layout" svg:width="13.972cm" svg:height="0.399cm" svg:x="2.54cm" svg:y="15.664cm">
          <draw:text-box>
            <text:p text:style-name="P2"><text:span text:style-name="T6">[dv1,dv2,dv,T,ht,ecct,vt1,vt2] = joshHomann(r_e,v_e,r_j,v_j,mu_s);</text:span></text:p>
          </draw:text-box>
        </draw:frame>
        <draw:frame draw:style-name="gr3" draw:text-style-name="P4" draw:layer="layout" svg:width="3.177cm" svg:height="0.399cm" svg:x="2.54cm" svg:y="16.511cm">
          <draw:text-box>
            <text:p text:style-name="P2"><text:span text:style-name="T6">vsc1 = [vt2,0];</text:span></text:p>
          </draw:text-box>
        </draw:frame>
        <draw:frame draw:style-name="gr3" draw:text-style-name="P4" draw:layer="layout" svg:width="2.33cm" svg:height="0.399cm" svg:x="2.54cm" svg:y="16.934cm">
          <draw:text-box>
            <text:p text:style-name="P2"><text:span text:style-name="T6">z = 200000;</text:span></text:p>
          </draw:text-box>
        </draw:frame>
        <draw:frame draw:style-name="gr3" draw:text-style-name="P4" draw:layer="layout" svg:width="2.965cm" svg:height="0.399cm" svg:x="2.54cm" svg:y="17.358cm">
          <draw:text-box>
            <text:p text:style-name="P2"><text:span text:style-name="T6">rpj = 71490+z;</text:span></text:p>
          </draw:text-box>
        </draw:frame>
        <draw:frame draw:style-name="gr3" draw:text-style-name="P4" draw:layer="layout" svg:width="3.389cm" svg:height="0.399cm" svg:x="2.54cm" svg:y="17.781cm">
          <draw:text-box>
            <text:p text:style-name="P2"><text:span text:style-name="T6">v_j = [1,0]*v_j;</text:span></text:p>
          </draw:text-box>
        </draw:frame>
        <draw:frame draw:style-name="gr3" draw:text-style-name="P4" draw:layer="layout" svg:width="3.6cm" svg:height="0.399cm" svg:x="2.54cm" svg:y="18.204cm">
          <draw:text-box>
            <text:p text:style-name="P2"><text:span text:style-name="T6">vinf1 = vsc1-v_j;</text:span></text:p>
          </draw:text-box>
        </draw:frame>
        <draw:frame draw:style-name="gr3" draw:text-style-name="P4" draw:layer="layout" svg:width="4.024cm" svg:height="0.399cm" svg:x="2.54cm" svg:y="18.628cm">
          <draw:text-box>
            <text:p text:style-name="P2"><text:span text:style-name="T6">sinf = norm(vinf1);</text:span></text:p>
          </draw:text-box>
        </draw:frame>
        <draw:frame draw:style-name="gr3" draw:text-style-name="P4" draw:layer="layout" svg:width="5.505cm" svg:height="0.399cm" svg:x="2.54cm" svg:y="19.051cm">
          <draw:text-box>
            <text:p text:style-name="P2"><text:span text:style-name="T6">ecc = 1+(rpj*sinf^2)/mu_j;</text:span></text:p>
          </draw:text-box>
        </draw:frame>
        <draw:frame draw:style-name="gr3" draw:text-style-name="P4" draw:layer="layout" svg:width="5.929cm" svg:height="0.399cm" svg:x="2.54cm" svg:y="19.474cm">
          <draw:text-box>
            <text:p text:style-name="P2"><text:span text:style-name="T6">h = mu_j*sqrt(ecc^2-1)/sinf;</text:span></text:p>
          </draw:text-box>
        </draw:frame>
        <draw:frame draw:style-name="gr3" draw:text-style-name="P4" draw:layer="layout" svg:width="3.389cm" svg:height="0.399cm" svg:x="2.54cm" svg:y="19.898cm">
          <draw:text-box>
            <text:p text:style-name="P2"><text:span text:style-name="T6">B = acos(1/ecc);</text:span></text:p>
          </draw:text-box>
        </draw:frame>
        <draw:frame draw:style-name="gr3" draw:text-style-name="P4" draw:layer="layout" svg:width="1.695cm" svg:height="0.399cm" svg:x="2.54cm" svg:y="20.321cm">
          <draw:text-box>
            <text:p text:style-name="P2"><text:span text:style-name="T6">d = 2*B;</text:span></text:p>
          </draw:text-box>
        </draw:frame>
        <draw:frame draw:style-name="gr3" draw:text-style-name="P4" draw:layer="layout" svg:width="6.352cm" svg:height="0.399cm" svg:x="2.54cm" svg:y="20.744cm">
          <draw:text-box>
            <text:p text:style-name="P2"><text:span text:style-name="T6">vinf2 = sinf*[cos(d),-sin(d)];</text:span></text:p>
          </draw:text-box>
        </draw:frame>
        <draw:frame draw:style-name="gr3" draw:text-style-name="P4" draw:layer="layout" svg:width="3.6cm" svg:height="0.399cm" svg:x="2.54cm" svg:y="21.591cm">
          <draw:text-box>
            <text:p text:style-name="P2"><text:span text:style-name="T6">vsc2 = vinf2+v_j;</text:span></text:p>
          </draw:text-box>
        </draw:frame>
        <draw:frame draw:style-name="gr3" draw:text-style-name="P4" draw:layer="layout" svg:width="3.177cm" svg:height="0.399cm" svg:x="2.54cm" svg:y="22.014cm">
          <draw:text-box>
            <text:p text:style-name="P2"><text:span text:style-name="T6">dv = vsc2-vsc1;</text:span></text:p>
          </draw:text-box>
        </draw:frame>
        <draw:frame draw:style-name="gr3" draw:text-style-name="P4" draw:layer="layout" svg:width="2.965cm" svg:height="0.399cm" svg:x="2.54cm" svg:y="22.438cm">
          <draw:text-box>
            <text:p text:style-name="P2"><text:span text:style-name="T6">dv = norm(dv);</text:span></text:p>
          </draw:text-box>
        </draw:frame>
        <draw:frame draw:style-name="gr3" draw:text-style-name="P4" draw:layer="layout" svg:width="3.389cm" svg:height="0.399cm" svg:x="2.54cm" svg:y="23.284cm">
          <draw:text-box>
            <text:p text:style-name="P2"><text:span text:style-name="T6">vsc2 = [vsc2,0];</text:span></text:p>
          </draw:text-box>
        </draw:frame>
        <draw:frame draw:style-name="gr3" draw:text-style-name="P4" draw:layer="layout" svg:width="3.6cm" svg:height="0.399cm" svg:x="2.54cm" svg:y="23.708cm">
          <draw:text-box>
            <text:p text:style-name="P2"><text:span text:style-name="T6">rsc2 = [0,r_j,0];</text:span></text:p>
          </draw:text-box>
        </draw:frame>
        <draw:frame draw:style-name="gr3" draw:text-style-name="P4" draw:layer="layout" svg:width="9.104cm" svg:height="0.399cm" svg:x="2.54cm" svg:y="24.131cm">
          <draw:text-box>
            <text:p text:style-name="P2"><text:span text:style-name="T6">[a2,ecc2,theta2,inc2,raan2,aop2,h2,T2,E2] =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7.833cm" svg:height="0.399cm" svg:x="2.54cm" svg:y="24.554cm">
          <draw:text-box>
            <text:p text:style-name="P2"><text:span text:style-name="T6"><text:s/></text:span><text:span text:style-name="T6">joshCOE(rsc2,vsc2,mu_s,</text:span><text:span text:style-name="T7">"magnitude"</text:span><text:span text:style-name="T6">)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6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7.834cm" svg:height="0.399cm" svg:x="2.54cm" svg:y="2.541cm">
          <draw:text-box>
            <text:p text:style-name="P2"><text:span text:style-name="T6">disp(</text:span><text:span text:style-name="T7">"------------P8.12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2.964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7.622cm" svg:height="0.399cm" svg:x="2.54cm" svg:y="3.388cm">
          <draw:text-box>
            <text:p text:style-name="P2"><text:span text:style-name="T6">disp(</text:span><text:span text:style-name="T7">"Delta-V: "</text:span><text:span text:style-name="T6">+string(dv)+</text:span><text:span text:style-name="T7">" km/s"</text:span><text:span text:style-name="T6">)</text:span></text:p>
          </draw:text-box>
        </draw:frame>
        <draw:frame draw:style-name="gr3" draw:text-style-name="P4" draw:layer="layout" svg:width="5.928cm" svg:height="0.399cm" svg:x="2.54cm" svg:y="3.811cm">
          <draw:text-box>
            <text:p text:style-name="P2"><text:span text:style-name="T6">disp(</text:span><text:span text:style-name="T7">"a: "</text:span><text:span text:style-name="T6">+string(a2)+</text:span><text:span text:style-name="T7">" km"</text:span><text:span text:style-name="T6">)</text:span></text:p>
          </draw:text-box>
        </draw:frame>
        <draw:frame draw:style-name="gr3" draw:text-style-name="P4" draw:layer="layout" svg:width="5.505cm" svg:height="0.399cm" svg:x="2.54cm" svg:y="4.234cm">
          <draw:text-box>
            <text:p text:style-name="P2"><text:span text:style-name="T6">disp(</text:span><text:span text:style-name="T7">"ecc: "</text:span><text:span text:style-name="T6">+string(ecc2))</text:span></text:p>
          </draw:text-box>
        </draw:frame>
        <draw:frame draw:style-name="gr3" draw:text-style-name="P4" draw:layer="layout" svg:width="16.3cm" svg:height="0.399cm" svg:x="2.54cm" svg:y="4.658cm">
          <draw:text-box>
            <text:p text:style-name="P2"><text:span text:style-name="T6">disp(</text:span><text:span text:style-name="T7">"H/C: the imparted Delta-V is well within the range for a Jupiter flyby,</text:span></text:p>
          </draw:text-box>
        </draw:frame>
        <draw:frame draw:style-name="gr3" draw:text-style-name="P4" draw:layer="layout" svg:width="16.513cm" svg:height="0.399cm" svg:x="2.54cm" svg:y="5.081cm">
          <draw:text-box>
            <text:p text:style-name="P2"><text:span text:style-name="T7"><text:s/></text:span><text:span text:style-name="T7">at a high altitude this relatively small (for jupiter) Delta-V makes sense."</text:span><text:span text:style-name="T6">)</text:span></text:p>
          </draw:text-box>
        </draw:frame>
        <draw:frame draw:style-name="gr3" draw:text-style-name="P4" draw:layer="layout" svg:width="16.3cm" svg:height="0.399cm" svg:x="2.54cm" svg:y="5.504cm">
          <draw:text-box>
            <text:p text:style-name="P2"><text:span text:style-name="T6">disp(</text:span><text:span text:style-name="T7">"H/C: the magnitude of Excess-V for arrival and departure is the same."</text:span><text:span text:style-name="T6">)</text:span></text:p>
          </draw:text-box>
        </draw:frame>
        <draw:frame draw:style-name="gr4" draw:text-style-name="P5" draw:layer="layout" svg:width="1.424cm" svg:height="0.823cm" svg:x="2.54cm" svg:y="6.298cm">
          <draw:text-box>
            <text:p text:style-name="P2"><text:span text:style-name="T3">8.16</text:span></text:p>
          </draw:text-box>
        </draw:frame>
        <draw:frame draw:style-name="gr3" draw:text-style-name="P4" draw:layer="layout" svg:width="1.907cm" svg:height="0.399cm" svg:x="2.54cm" svg:y="7.621cm">
          <draw:text-box>
            <text:p text:style-name="P2"><text:span text:style-name="T6">clear </text:span><text:span text:style-name="T7">all</text:span></text:p>
          </draw:text-box>
        </draw:frame>
        <draw:frame draw:style-name="gr3" draw:text-style-name="P4" draw:layer="layout" svg:width="4.659cm" svg:height="0.399cm" svg:x="2.54cm" svg:y="8.468cm">
          <draw:text-box>
            <text:p text:style-name="P2"><text:span text:style-name="T6">mu_sun = 132712440018;</text:span></text:p>
          </draw:text-box>
        </draw:frame>
        <draw:frame draw:style-name="gr3" draw:text-style-name="P4" draw:layer="layout" svg:width="5.929cm" svg:height="0.399cm" svg:x="2.54cm" svg:y="9.314cm">
          <draw:text-box>
            <text:p text:style-name="P2"><text:span text:style-name="T6">tString = </text:span><text:span text:style-name="T7">"August 15, 2005"</text:span><text:span text:style-name="T6">;</text:span></text:p>
          </draw:text-box>
        </draw:frame>
        <draw:frame draw:style-name="gr3" draw:text-style-name="P4" draw:layer="layout" svg:width="4.659cm" svg:height="0.399cm" svg:x="2.54cm" svg:y="9.738cm">
          <draw:text-box>
            <text:p text:style-name="P2"><text:span text:style-name="T6">t = datetime(tString);</text:span></text:p>
          </draw:text-box>
        </draw:frame>
        <draw:frame draw:style-name="gr3" draw:text-style-name="P4" draw:layer="layout" svg:width="6.14cm" svg:height="0.399cm" svg:x="2.54cm" svg:y="10.161cm">
          <draw:text-box>
            <text:p text:style-name="P2"><text:span text:style-name="T6">[~,~,j2000_1]= joshJulian(t);</text:span></text:p>
          </draw:text-box>
        </draw:frame>
        <draw:frame draw:style-name="gr3" draw:text-style-name="P4" draw:layer="layout" svg:width="5.718cm" svg:height="0.399cm" svg:x="2.54cm" svg:y="11.008cm">
          <draw:text-box>
            <text:p text:style-name="P2"><text:span text:style-name="T6">tString = </text:span><text:span text:style-name="T7">"March 15, 2006"</text:span><text:span text:style-name="T6">;</text:span></text:p>
          </draw:text-box>
        </draw:frame>
        <draw:frame draw:style-name="gr3" draw:text-style-name="P4" draw:layer="layout" svg:width="4.659cm" svg:height="0.399cm" svg:x="2.54cm" svg:y="11.431cm">
          <draw:text-box>
            <text:p text:style-name="P2"><text:span text:style-name="T6">t = datetime(tString);</text:span></text:p>
          </draw:text-box>
        </draw:frame>
        <draw:frame draw:style-name="gr3" draw:text-style-name="P4" draw:layer="layout" svg:width="6.14cm" svg:height="0.399cm" svg:x="2.54cm" svg:y="11.854cm">
          <draw:text-box>
            <text:p text:style-name="P2"><text:span text:style-name="T6">[~,~,j2000_2]= joshJulian(t);</text:span></text:p>
          </draw:text-box>
        </draw:frame>
        <draw:frame draw:style-name="gr3" draw:text-style-name="P4" draw:layer="layout" svg:width="9.739cm" svg:height="0.399cm" svg:x="2.54cm" svg:y="12.701cm">
          <draw:text-box>
            <text:p text:style-name="P2"><text:span text:style-name="T6">T0_1 = j2000_1/36525; </text:span><text:span text:style-name="T8">% confirmed T0 is curtis</text:span></text:p>
          </draw:text-box>
        </draw:frame>
        <draw:frame draw:style-name="gr3" draw:text-style-name="P4" draw:layer="layout" svg:width="4.447cm" svg:height="0.399cm" svg:x="2.54cm" svg:y="13.124cm">
          <draw:text-box>
            <text:p text:style-name="P2"><text:span text:style-name="T6">T0_2 = j2000_2/36525;</text:span></text:p>
          </draw:text-box>
        </draw:frame>
        <draw:frame draw:style-name="gr3" draw:text-style-name="P4" draw:layer="layout" svg:width="6.14cm" svg:height="0.399cm" svg:x="2.54cm" svg:y="13.971cm">
          <draw:text-box>
            <text:p text:style-name="P2"><text:span text:style-name="T8">% T0_1 = (jd1-2451545)/36525;</text:span></text:p>
          </draw:text-box>
        </draw:frame>
        <draw:frame draw:style-name="gr3" draw:text-style-name="P4" draw:layer="layout" svg:width="6.14cm" svg:height="0.399cm" svg:x="2.54cm" svg:y="14.394cm">
          <draw:text-box>
            <text:p text:style-name="P2"><text:span text:style-name="T8">% T0_2 = (jd2-2451545)/36525;</text:span></text:p>
          </draw:text-box>
        </draw:frame>
        <draw:frame draw:style-name="gr3" draw:text-style-name="P4" draw:layer="layout" svg:width="5.717cm" svg:height="0.399cm" svg:x="2.54cm" svg:y="15.664cm">
          <draw:text-box>
            <text:p text:style-name="P2"><text:span text:style-name="T8">% clear t tString j0_2 j0_1</text:span></text:p>
          </draw:text-box>
        </draw:frame>
        <draw:frame draw:style-name="gr3" draw:text-style-name="P4" draw:layer="layout" svg:width="11.432cm" svg:height="0.399cm" svg:x="2.54cm" svg:y="16.511cm">
          <draw:text-box>
            <text:p text:style-name="P2"><text:span text:style-name="T8">% coe1 = abercrombyAERO351planetary_elements2(3,T0_1);</text:span></text:p>
          </draw:text-box>
        </draw:frame>
        <draw:frame draw:style-name="gr3" draw:text-style-name="P4" draw:layer="layout" svg:width="0.352cm" svg:height="0.399cm" svg:x="2.54cm" svg:y="16.934cm">
          <draw:text-box>
            <text:p text:style-name="P2"><text:span text:style-name="T8">%</text:span></text:p>
          </draw:text-box>
        </draw:frame>
        <draw:frame draw:style-name="gr3" draw:text-style-name="P4" draw:layer="layout" svg:width="3.177cm" svg:height="0.399cm" svg:x="2.54cm" svg:y="17.358cm">
          <draw:text-box>
            <text:p text:style-name="P2"><text:span text:style-name="T8">% a1 = coe1(1);</text:span></text:p>
          </draw:text-box>
        </draw:frame>
        <draw:frame draw:style-name="gr3" draw:text-style-name="P4" draw:layer="layout" svg:width="3.6cm" svg:height="0.399cm" svg:x="2.54cm" svg:y="17.781cm">
          <draw:text-box>
            <text:p text:style-name="P2"><text:span text:style-name="T8">% ecc1 = coe1(2);</text:span></text:p>
          </draw:text-box>
        </draw:frame>
        <draw:frame draw:style-name="gr3" draw:text-style-name="P4" draw:layer="layout" svg:width="5.505cm" svg:height="0.399cm" svg:x="2.54cm" svg:y="18.204cm">
          <draw:text-box>
            <text:p text:style-name="P2"><text:span text:style-name="T8">% inc1 = deg2rad(coe1(3));</text:span></text:p>
          </draw:text-box>
        </draw:frame>
        <draw:frame draw:style-name="gr3" draw:text-style-name="P4" draw:layer="layout" svg:width="5.717cm" svg:height="0.399cm" svg:x="2.54cm" svg:y="18.628cm">
          <draw:text-box>
            <text:p text:style-name="P2"><text:span text:style-name="T8">% raan1 = deg2rad(coe1(4));</text:span></text:p>
          </draw:text-box>
        </draw:frame>
        <draw:frame draw:style-name="gr3" draw:text-style-name="P4" draw:layer="layout" svg:width="5.929cm" svg:height="0.399cm" svg:x="2.54cm" svg:y="19.051cm">
          <draw:text-box>
            <text:p text:style-name="P2"><text:span text:style-name="T8">% w_hat1 = deg2rad(coe1(5));</text:span></text:p>
          </draw:text-box>
        </draw:frame>
        <draw:frame draw:style-name="gr3" draw:text-style-name="P4" draw:layer="layout" svg:width="5.082cm" svg:height="0.399cm" svg:x="2.54cm" svg:y="19.474cm">
          <draw:text-box>
            <text:p text:style-name="P2"><text:span text:style-name="T8">% L1 = deg2rad(coe1(6));</text:span></text:p>
          </draw:text-box>
        </draw:frame>
        <draw:frame draw:style-name="gr3" draw:text-style-name="P4" draw:layer="layout" svg:width="6.564cm" svg:height="0.399cm" svg:x="2.54cm" svg:y="19.898cm">
          <draw:text-box>
            <text:p text:style-name="P2"><text:span text:style-name="T8">% aop1 = deg2rad(w_hat1-raan1);</text:span></text:p>
          </draw:text-box>
        </draw:frame>
        <draw:frame draw:style-name="gr3" draw:text-style-name="P4" draw:layer="layout" svg:width="6.14cm" svg:height="0.399cm" svg:x="2.54cm" svg:y="20.321cm">
          <draw:text-box>
            <text:p text:style-name="P2"><text:span text:style-name="T8">% Me1 = deg2rad(L1 - w_hat1);</text:span></text:p>
          </draw:text-box>
        </draw:frame>
        <draw:frame draw:style-name="gr3" draw:text-style-name="P4" draw:layer="layout" svg:width="11.432cm" svg:height="0.399cm" svg:x="2.54cm" svg:y="20.744cm">
          <draw:text-box>
            <text:p text:style-name="P2"><text:span text:style-name="T8">% [theta1,~,E1] = joshAnomalyCalculator(ecc1,Me1,"Me")</text:span></text:p>
          </draw:text-box>
        </draw:frame>
        <draw:frame draw:style-name="gr3" draw:text-style-name="P4" draw:layer="layout" svg:width="0.352cm" svg:height="0.399cm" svg:x="2.54cm" svg:y="21.168cm">
          <draw:text-box>
            <text:p text:style-name="P2"><text:span text:style-name="T8">%</text:span></text:p>
          </draw:text-box>
        </draw:frame>
        <draw:frame draw:style-name="gr3" draw:text-style-name="P4" draw:layer="layout" svg:width="11.432cm" svg:height="0.399cm" svg:x="2.54cm" svg:y="21.591cm">
          <draw:text-box>
            <text:p text:style-name="P2"><text:span text:style-name="T8">% coe2 = abercrombyAERO351planetary_elements2(4,T0_2);</text:span></text:p>
          </draw:text-box>
        </draw:frame>
        <draw:frame draw:style-name="gr3" draw:text-style-name="P4" draw:layer="layout" svg:width="16.089cm" svg:height="0.399cm" svg:x="2.54cm" svg:y="22.861cm">
          <draw:text-box>
            <text:p text:style-name="P2"><text:span text:style-name="T6">[coe1, r1, vearth, jd1] = curtisPlanet_elements_and_sv(3, 2005, 8, 15, 0, 0,</text:span></text:p>
          </draw:text-box>
        </draw:frame>
        <draw:frame draw:style-name="gr3" draw:text-style-name="P4" draw:layer="layout" svg:width="0.849cm" svg:height="0.399cm" svg:x="2.54cm" svg:y="23.284cm">
          <draw:text-box>
            <text:p text:style-name="P2"><text:span text:style-name="T6"><text:s/></text:span><text:span text:style-name="T6">0);</text:span></text:p>
          </draw:text-box>
        </draw:frame>
        <draw:frame draw:style-name="gr3" draw:text-style-name="P4" draw:layer="layout" svg:width="15.877cm" svg:height="0.399cm" svg:x="2.54cm" svg:y="23.708cm">
          <draw:text-box>
            <text:p text:style-name="P2"><text:span text:style-name="T6">[coe2, r2, vmars, jd2] = curtisPlanet_elements_and_sv(4, 2006, 3, 15, 0, 0,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0.849cm" svg:height="0.399cm" svg:x="2.54cm" svg:y="24.131cm">
          <draw:text-box>
            <text:p text:style-name="P2"><text:span text:style-name="T6"><text:s/></text:span><text:span text:style-name="T6">0)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4</text:span></text:p>
          </draw:text-box>
        </draw:frame>
      </draw:page>
      <draw:page draw:name="page7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2.33cm" svg:height="0.399cm" svg:x="2.54cm" svg:y="2.964cm">
          <draw:text-box>
            <text:p text:style-name="P2"><text:span text:style-name="T6">coefs = 15;</text:span></text:p>
          </draw:text-box>
        </draw:frame>
        <draw:frame draw:style-name="gr3" draw:text-style-name="P4" draw:layer="layout" svg:width="6.987cm" svg:height="0.399cm" svg:x="2.54cm" svg:y="3.388cm">
          <draw:text-box>
            <text:p text:style-name="P2"><text:span text:style-name="T6">[Cc,Sc]=joshStumpffCoeffs(coefs);</text:span></text:p>
          </draw:text-box>
        </draw:frame>
        <draw:frame draw:style-name="gr3" draw:text-style-name="P4" draw:layer="layout" svg:width="8.469cm" svg:height="0.399cm" svg:x="2.54cm" svg:y="3.811cm">
          <draw:text-box>
            <text:p text:style-name="P2"><text:span text:style-name="T6">C = @(z) sum(Cc.*joshStumpffZ(z,coefs));</text:span></text:p>
          </draw:text-box>
        </draw:frame>
        <draw:frame draw:style-name="gr3" draw:text-style-name="P4" draw:layer="layout" svg:width="8.469cm" svg:height="0.399cm" svg:x="2.54cm" svg:y="4.234cm">
          <draw:text-box>
            <text:p text:style-name="P2"><text:span text:style-name="T6">S = @(z) sum(Sc.*joshStumpffZ(z,coefs));</text:span></text:p>
          </draw:text-box>
        </draw:frame>
        <draw:frame draw:style-name="gr3" draw:text-style-name="P4" draw:layer="layout" svg:width="6.564cm" svg:height="0.399cm" svg:x="2.54cm" svg:y="5.928cm">
          <draw:text-box>
            <text:p text:style-name="P2"><text:span text:style-name="T6">dt = (j2000_2-j2000_1)*24*3600;</text:span></text:p>
          </draw:text-box>
        </draw:frame>
        <draw:frame draw:style-name="gr3" draw:text-style-name="P4" draw:layer="layout" svg:width="3.6cm" svg:height="0.399cm" svg:x="2.54cm" svg:y="6.774cm">
          <draw:text-box>
            <text:p text:style-name="P2"><text:span text:style-name="T6">z = cross(r1,r2);</text:span></text:p>
          </draw:text-box>
        </draw:frame>
        <draw:frame draw:style-name="gr3" draw:text-style-name="P4" draw:layer="layout" svg:width="1.907cm" svg:height="0.399cm" svg:x="2.54cm" svg:y="7.198cm">
          <draw:text-box>
            <text:p text:style-name="P2"><text:span text:style-name="T6">z = z(3);</text:span></text:p>
          </draw:text-box>
        </draw:frame>
        <draw:frame draw:style-name="gr3" draw:text-style-name="P4" draw:layer="layout" svg:width="9.739cm" svg:height="0.399cm" svg:x="2.54cm" svg:y="8.044cm">
          <draw:text-box>
            <text:p text:style-name="P2"><text:span text:style-name="T6">theta1 = acos(dot(r1,r2)/(norm(r1)*norm(r2)));</text:span></text:p>
          </draw:text-box>
        </draw:frame>
        <draw:frame draw:style-name="gr3" draw:text-style-name="P4" draw:layer="layout" svg:width="4.87cm" svg:height="0.399cm" svg:x="2.54cm" svg:y="8.468cm">
          <draw:text-box>
            <text:p text:style-name="P2"><text:span text:style-name="T6">theta2 = 2*pi - theta1;</text:span></text:p>
          </draw:text-box>
        </draw:frame>
        <draw:frame draw:style-name="gr3" draw:text-style-name="P4" draw:layer="layout" svg:width="6.352cm" svg:height="0.399cm" svg:x="2.54cm" svg:y="9.314cm">
          <draw:text-box>
            <text:p text:style-name="P2"><text:span text:style-name="T6">[fz,y,A,z,flag,glag,gdotlag] =</text:span></text:p>
          </draw:text-box>
        </draw:frame>
        <draw:frame draw:style-name="gr3" draw:text-style-name="P4" draw:layer="layout" svg:width="11.856cm" svg:height="0.399cm" svg:x="2.54cm" svg:y="9.738cm">
          <draw:text-box>
            <text:p text:style-name="P2"><text:span text:style-name="T6"><text:s/></text:span><text:span text:style-name="T6">joshfLambert(norm(r1),norm(r2),dt,theta1,mu_sun,Cc,Sc);</text:span></text:p>
          </draw:text-box>
        </draw:frame>
        <draw:frame draw:style-name="gr3" draw:text-style-name="P4" draw:layer="layout" svg:width="5.717cm" svg:height="0.399cm" svg:x="2.54cm" svg:y="10.584cm">
          <draw:text-box>
            <text:p text:style-name="P2"><text:span text:style-name="T6">v1 = (1/glag)*(r2-flag*r1);</text:span></text:p>
          </draw:text-box>
        </draw:frame>
        <draw:frame draw:style-name="gr3" draw:text-style-name="P4" draw:layer="layout" svg:width="6.352cm" svg:height="0.399cm" svg:x="2.54cm" svg:y="11.008cm">
          <draw:text-box>
            <text:p text:style-name="P2"><text:span text:style-name="T6">v2 = (1/glag)*(gdotlag*r2-r1);</text:span></text:p>
          </draw:text-box>
        </draw:frame>
        <draw:frame draw:style-name="gr3" draw:text-style-name="P4" draw:layer="layout" svg:width="7.834cm" svg:height="0.399cm" svg:x="2.54cm" svg:y="11.854cm">
          <draw:text-box>
            <text:p text:style-name="P2"><text:span text:style-name="T6">vinf1 = abs(norm(v1) - norm(vearth));</text:span></text:p>
          </draw:text-box>
        </draw:frame>
        <draw:frame draw:style-name="gr3" draw:text-style-name="P4" draw:layer="layout" svg:width="7.622cm" svg:height="0.399cm" svg:x="2.54cm" svg:y="12.278cm">
          <draw:text-box>
            <text:p text:style-name="P2"><text:span text:style-name="T6">vinf2 = abs(norm(v2) - norm(vmars));</text:span></text:p>
          </draw:text-box>
        </draw:frame>
        <draw:frame draw:style-name="gr3" draw:text-style-name="P4" draw:layer="layout" svg:width="27.954cm" svg:height="0.399cm" svg:x="2.54cm" svg:y="12.701cm">
          <draw:text-box>
            <text:p text:style-name="P2"><text:span text:style-name="T6">clear </text:span><text:span text:style-name="T7">A</text:span><text:span text:style-name="T6"> </text:span><text:span text:style-name="T7">C</text:span><text:span text:style-name="T6"> </text:span><text:span text:style-name="T7">Cc</text:span><text:span text:style-name="T6"> </text:span><text:span text:style-name="T7">coe1</text:span><text:span text:style-name="T6"> </text:span><text:span text:style-name="T7">coe2</text:span><text:span text:style-name="T6"> </text:span><text:span text:style-name="T7">coefs</text:span><text:span text:style-name="T6"> </text:span><text:span text:style-name="T7">dt</text:span><text:span text:style-name="T6"> </text:span><text:span text:style-name="T7">flag</text:span><text:span text:style-name="T6"> </text:span><text:span text:style-name="T7">fz</text:span><text:span text:style-name="T6"> </text:span><text:span text:style-name="T7">gdotlag</text:span><text:span text:style-name="T6"> </text:span><text:span text:style-name="T7">glag</text:span><text:span text:style-name="T6"> </text:span><text:span text:style-name="T7">j2000_1</text:span><text:span text:style-name="T6"> </text:span><text:span text:style-name="T7">j2000_2</text:span><text:span text:style-name="T6"> </text:span><text:span text:style-name="T7">jd1</text:span><text:span text:style-name="T6"> </text:span><text:span text:style-name="T7">jd2</text:span><text:span text:style-name="T6"> </text:span><text:span text:style-name="T7">mu_sun</text:span><text:span text:style-name="T6"> </text:span><text:span text:style-name="T7">r1</text:span><text:span text:style-name="T6"> </text:span><text:span text:style-name="T7">r2</text:span><text:span text:style-name="T6"> </text:span><text:span text:style-name="T7">S</text:span><text:span text:style-name="T6"> </text:span><text:span text:style-name="T7">Sc</text:span><text:span text:style-name="T6"> </text:span><text:span text:style-name="T7">t</text:span><text:span text:style-name="T6"> </text:span><text:span text:style-name="T7">T0_1</text:span><text:span text:style-name="T6"> </text:span><text:span text:style-name="T7">T0_2</text:span><text:span text:style-name="T6"> </text:span><text:span text:style-name="T7">theta1</text:span><text:span text:style-name="T6"> </text:span><text:span text:style-name="T7">theta2</text:span><text:span text:style-name="T6"> </text:span><text:span text:style-name="T7">tString</text:span><text:span text:style-name="T6"> </text:span><text:span text:style-name="T7">y</text:span><text:span text:style-name="T6"> </text:span><text:span text:style-name="T7">z</text:span></text:p>
          </draw:text-box>
        </draw:frame>
        <draw:frame draw:style-name="gr3" draw:text-style-name="P4" draw:layer="layout" svg:width="3.389cm" svg:height="0.399cm" svg:x="2.54cm" svg:y="13.548cm">
          <draw:text-box>
            <text:p text:style-name="P2"><text:span text:style-name="T6">r_e = 6378; </text:span><text:span text:style-name="T8">% km</text:span></text:p>
          </draw:text-box>
        </draw:frame>
        <draw:frame draw:style-name="gr3" draw:text-style-name="P4" draw:layer="layout" svg:width="2.965cm" svg:height="0.399cm" svg:x="2.54cm" svg:y="13.971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2.33cm" svg:height="0.399cm" svg:x="2.54cm" svg:y="14.394cm">
          <draw:text-box>
            <text:p text:style-name="P2"><text:span text:style-name="T6">r_m = 3396;</text:span></text:p>
          </draw:text-box>
        </draw:frame>
        <draw:frame draw:style-name="gr3" draw:text-style-name="P4" draw:layer="layout" svg:width="2.754cm" svg:height="0.399cm" svg:x="2.54cm" svg:y="14.818cm">
          <draw:text-box>
            <text:p text:style-name="P2"><text:span text:style-name="T6">mu_m = 42828;</text:span></text:p>
          </draw:text-box>
        </draw:frame>
        <draw:frame draw:style-name="gr3" draw:text-style-name="P4" draw:layer="layout" svg:width="1.695cm" svg:height="0.399cm" svg:x="2.54cm" svg:y="15.664cm">
          <draw:text-box>
            <text:p text:style-name="P2"><text:span text:style-name="T6">z = 190;</text:span></text:p>
          </draw:text-box>
        </draw:frame>
        <draw:frame draw:style-name="gr3" draw:text-style-name="P4" draw:layer="layout" svg:width="2.542cm" svg:height="0.399cm" svg:x="2.54cm" svg:y="16.088cm">
          <draw:text-box>
            <text:p text:style-name="P2"><text:span text:style-name="T6">rbo = z+r_e;</text:span></text:p>
          </draw:text-box>
        </draw:frame>
        <draw:frame draw:style-name="gr3" draw:text-style-name="P4" draw:layer="layout" svg:width="2.965cm" svg:height="0.399cm" svg:x="2.54cm" svg:y="16.511cm">
          <draw:text-box>
            <text:p text:style-name="P2"><text:span text:style-name="T6">mu_e = 398600;</text:span></text:p>
          </draw:text-box>
        </draw:frame>
        <draw:frame draw:style-name="gr3" draw:text-style-name="P4" draw:layer="layout" svg:width="4.235cm" svg:height="0.399cm" svg:x="2.54cm" svg:y="16.934cm">
          <draw:text-box>
            <text:p text:style-name="P2"><text:span text:style-name="T6">v0 = sqrt(mu_e/rbo);</text:span></text:p>
          </draw:text-box>
        </draw:frame>
        <draw:frame draw:style-name="gr3" draw:text-style-name="P4" draw:layer="layout" svg:width="6.987cm" svg:height="0.399cm" svg:x="2.54cm" svg:y="17.358cm">
          <draw:text-box>
            <text:p text:style-name="P2"><text:span text:style-name="T6">vbo = sqrt(vinf1^2+(2*mu_e/rbo));</text:span></text:p>
          </draw:text-box>
        </draw:frame>
        <draw:frame draw:style-name="gr3" draw:text-style-name="P4" draw:layer="layout" svg:width="3.812cm" svg:height="0.399cm" svg:x="2.54cm" svg:y="17.781cm">
          <draw:text-box>
            <text:p text:style-name="P2"><text:span text:style-name="T6">dv1 = abs(vbo-v0);</text:span></text:p>
          </draw:text-box>
        </draw:frame>
        <draw:frame draw:style-name="gr3" draw:text-style-name="P4" draw:layer="layout" svg:width="2.119cm" svg:height="0.399cm" svg:x="2.54cm" svg:y="18.628cm">
          <draw:text-box>
            <text:p text:style-name="P2"><text:span text:style-name="T6">zp2 = 300;</text:span></text:p>
          </draw:text-box>
        </draw:frame>
        <draw:frame draw:style-name="gr3" draw:text-style-name="P4" draw:layer="layout" svg:width="3.389cm" svg:height="0.399cm" svg:x="2.54cm" svg:y="19.051cm">
          <draw:text-box>
            <text:p text:style-name="P2"><text:span text:style-name="T6">rp2 = zp2 + r_m;</text:span></text:p>
          </draw:text-box>
        </draw:frame>
        <draw:frame draw:style-name="gr3" draw:text-style-name="P4" draw:layer="layout" svg:width="2.331cm" svg:height="0.399cm" svg:x="2.54cm" svg:y="19.898cm">
          <draw:text-box>
            <text:p text:style-name="P2"><text:span text:style-name="T6">P = 35;</text:span><text:span text:style-name="T8">% hr</text:span></text:p>
          </draw:text-box>
        </draw:frame>
        <draw:frame draw:style-name="gr3" draw:text-style-name="P4" draw:layer="layout" svg:width="3.812cm" svg:height="0.399cm" svg:x="2.54cm" svg:y="20.321cm">
          <draw:text-box>
            <text:p text:style-name="P2"><text:span text:style-name="T6">P = P*60*60; </text:span><text:span text:style-name="T8">% sec</text:span></text:p>
          </draw:text-box>
        </draw:frame>
        <draw:frame draw:style-name="gr3" draw:text-style-name="P4" draw:layer="layout" svg:width="6.775cm" svg:height="0.399cm" svg:x="2.54cm" svg:y="20.744cm">
          <draw:text-box>
            <text:p text:style-name="P2"><text:span text:style-name="T6">a = (P*sqrt(mu_m)/(2*pi))^(2/3);</text:span></text:p>
          </draw:text-box>
        </draw:frame>
        <draw:frame draw:style-name="gr3" draw:text-style-name="P4" draw:layer="layout" svg:width="2.965cm" svg:height="0.399cm" svg:x="2.54cm" svg:y="21.168cm">
          <draw:text-box>
            <text:p text:style-name="P2"><text:span text:style-name="T6">ra2 = 2*a-rp2;</text:span></text:p>
          </draw:text-box>
        </draw:frame>
        <draw:frame draw:style-name="gr3" draw:text-style-name="P4" draw:layer="layout" svg:width="5.717cm" svg:height="0.399cm" svg:x="2.54cm" svg:y="21.591cm">
          <draw:text-box>
            <text:p text:style-name="P2"><text:span text:style-name="T6">ecc2 = (ra2-rp2)/(ra2+rp2);</text:span></text:p>
          </draw:text-box>
        </draw:frame>
        <draw:frame draw:style-name="gr3" draw:text-style-name="P4" draw:layer="layout" svg:width="6.14cm" svg:height="0.399cm" svg:x="2.54cm" svg:y="22.438cm">
          <draw:text-box>
            <text:p text:style-name="P2"><text:span text:style-name="T6">h2 = sqrt(mu_m*rp2*(1+ecc2));</text:span></text:p>
          </draw:text-box>
        </draw:frame>
        <draw:frame draw:style-name="gr3" draw:text-style-name="P4" draw:layer="layout" svg:width="2.754cm" svg:height="0.399cm" svg:x="2.54cm" svg:y="22.861cm">
          <draw:text-box>
            <text:p text:style-name="P2"><text:span text:style-name="T6">vp2 = h2/rp2;</text:span></text:p>
          </draw:text-box>
        </draw:frame>
        <draw:frame draw:style-name="gr3" draw:text-style-name="P4" draw:layer="layout" svg:width="6.987cm" svg:height="0.399cm" svg:x="2.54cm" svg:y="23.284cm">
          <draw:text-box>
            <text:p text:style-name="P2"><text:span text:style-name="T6">vba = sqrt(vinf2^2+(2*mu_m/rp2));</text:span></text:p>
          </draw:text-box>
        </draw:frame>
        <draw:frame draw:style-name="gr3" draw:text-style-name="P4" draw:layer="layout" svg:width="4.235cm" svg:height="0.399cm" svg:x="2.54cm" svg:y="23.708cm">
          <draw:text-box>
            <text:p text:style-name="P2"><text:span text:style-name="T6">dv2 = norm(vba-vp2)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2.754cm" svg:height="0.399cm" svg:x="2.54cm" svg:y="24.554cm">
          <draw:text-box>
            <text:p text:style-name="P2"><text:span text:style-name="T6">dv = dv1+dv2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5</text:span></text:p>
          </draw:text-box>
        </draw:frame>
      </draw:page>
      <draw:page draw:name="page8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7.834cm" svg:height="0.399cm" svg:x="2.54cm" svg:y="2.541cm">
          <draw:text-box>
            <text:p text:style-name="P2"><text:span text:style-name="T6">disp(</text:span><text:span text:style-name="T7">"------------P8.16------------"</text:span><text:span text:style-name="T6">)</text:span></text:p>
          </draw:text-box>
        </draw:frame>
        <draw:frame draw:style-name="gr3" draw:text-style-name="P4" draw:layer="layout" svg:width="10.797cm" svg:height="0.399cm" svg:x="2.54cm" svg:y="2.964cm">
          <draw:text-box>
            <text:p text:style-name="P2"><text:span text:style-name="T6">disp(</text:span><text:span text:style-name="T7">"My calculations have the following results:"</text:span><text:span text:style-name="T6">)</text:span></text:p>
          </draw:text-box>
        </draw:frame>
        <draw:frame draw:style-name="gr3" draw:text-style-name="P4" draw:layer="layout" svg:width="7.622cm" svg:height="0.399cm" svg:x="2.54cm" svg:y="3.388cm">
          <draw:text-box>
            <text:p text:style-name="P2"><text:span text:style-name="T6">disp(</text:span><text:span text:style-name="T7">"Delta-V: "</text:span><text:span text:style-name="T6">+string(dv)+</text:span><text:span text:style-name="T7">" km/s"</text:span><text:span text:style-name="T6">)</text:span></text:p>
          </draw:text-box>
        </draw:frame>
        <draw:frame draw:style-name="gr3" draw:text-style-name="P4" draw:layer="layout" svg:width="15.877cm" svg:height="0.399cm" svg:x="2.54cm" svg:y="3.811cm">
          <draw:text-box>
            <text:p text:style-name="P2"><text:span text:style-name="T6">disp(</text:span><text:span text:style-name="T7">"H/C: 'long way' and 'short way' are almost the same, this makes sense</text:span></text:p>
          </draw:text-box>
        </draw:frame>
        <draw:frame draw:style-name="gr3" draw:text-style-name="P4" draw:layer="layout" svg:width="15.666cm" svg:height="0.399cm" svg:x="2.54cm" svg:y="4.234cm">
          <draw:text-box>
            <text:p text:style-name="P2"><text:span text:style-name="T7"><text:s/></text:span><text:span text:style-name="T7">since arrival is almost on the opposite side of the sun from deprature."</text:span><text:span text:style-name="T6">)</text:span></text:p>
          </draw:text-box>
        </draw:frame>
        <draw:frame draw:style-name="gr3" draw:text-style-name="P4" draw:layer="layout" svg:width="14.395cm" svg:height="0.399cm" svg:x="2.54cm" svg:y="4.658cm">
          <draw:text-box>
            <text:p text:style-name="P2"><text:span text:style-name="T6">disp(</text:span><text:span text:style-name="T7">"H/C: Delta-V is in a resonable range for a transfer to Mars."</text:span><text:span text:style-name="T6">)</text:span></text:p>
          </draw:text-box>
        </draw:frame>
        <draw:frame draw:style-name="gr3" draw:text-style-name="P4" draw:layer="layout" svg:width="15.453cm" svg:height="0.399cm" svg:x="2.54cm" svg:y="5.081cm">
          <draw:text-box>
            <text:p text:style-name="P2"><text:span text:style-name="T6">disp(</text:span><text:span text:style-name="T7">"Note: My answer doesn't match exactly with the book. In debugging I</text:span></text:p>
          </draw:text-box>
        </draw:frame>
        <draw:frame draw:style-name="gr3" draw:text-style-name="P4" draw:layer="layout" svg:width="16.301cm" svg:height="0.399cm" svg:x="2.54cm" svg:y="5.504cm">
          <draw:text-box>
            <text:p text:style-name="P2"><text:span text:style-name="T7"><text:s/></text:span><text:span text:style-name="T7">hard-coded in the book's 'r' vectors and noticed that my lambert's solver is</text:span></text:p>
          </draw:text-box>
        </draw:frame>
        <draw:frame draw:style-name="gr3" draw:text-style-name="P4" draw:layer="layout" svg:width="16.301cm" svg:height="0.399cm" svg:x="2.54cm" svg:y="5.928cm">
          <draw:text-box>
            <text:p text:style-name="P2"><text:span text:style-name="T7"><text:s/></text:span><text:span text:style-name="T7">working and also my coes-&gt;'r'&amp;'v' vectors function is working. I also double</text:span></text:p>
          </draw:text-box>
        </draw:frame>
        <draw:frame draw:style-name="gr3" draw:text-style-name="P4" draw:layer="layout" svg:width="16.301cm" svg:height="0.399cm" svg:x="2.54cm" svg:y="6.351cm">
          <draw:text-box>
            <text:p text:style-name="P2"><text:span text:style-name="T7"><text:s/></text:span><text:span text:style-name="T7">checked my departure and arrival times. I think there may be something wrong</text:span></text:p>
          </draw:text-box>
        </draw:frame>
        <draw:frame draw:style-name="gr3" draw:text-style-name="P4" draw:layer="layout" svg:width="16.512cm" svg:height="0.399cm" svg:x="2.54cm" svg:y="6.774cm">
          <draw:text-box>
            <text:p text:style-name="P2"><text:span text:style-name="T7"><text:s/></text:span><text:span text:style-name="T7">with Curtis's 'rates' table or else there is just a decent amount of error in</text:span></text:p>
          </draw:text-box>
        </draw:frame>
        <draw:frame draw:style-name="gr3" draw:text-style-name="P4" draw:layer="layout" svg:width="8.258cm" svg:height="0.399cm" svg:x="2.54cm" svg:y="7.198cm">
          <draw:text-box>
            <text:p text:style-name="P2"><text:span text:style-name="T7"><text:s/></text:span><text:span text:style-name="T7">propogating planet's paths this way."</text:span><text:span text:style-name="T6">)</text:span></text:p>
          </draw:text-box>
        </draw:frame>
        <draw:frame draw:style-name="gr4" draw:text-style-name="P5" draw:layer="layout" svg:width="4.887cm" svg:height="0.823cm" svg:x="2.54cm" svg:y="7.937cm">
          <draw:text-box>
            <text:p text:style-name="P2"><text:span text:style-name="T3">dependancies</text:span></text:p>
          </draw:text-box>
        </draw:frame>
        <draw:frame draw:style-name="gr3" draw:text-style-name="P4" draw:layer="layout" svg:width="9.315cm" svg:height="0.399cm" svg:x="2.54cm" svg:y="9.204cm">
          <draw:text-box>
            <text:p text:style-name="P2"><text:span text:style-name="T6">disp(</text:span><text:span text:style-name="T7">"------------Dependancies------------"</text:span><text:span text:style-name="T6">)</text:span></text:p>
          </draw:text-box>
        </draw:frame>
        <draw:frame draw:style-name="gr3" draw:text-style-name="P4" draw:layer="layout" svg:width="9.739cm" svg:height="0.399cm" svg:x="2.54cm" svg:y="9.628cm">
          <draw:text-box>
            <text:p text:style-name="P2"><text:span text:style-name="T6">disp(</text:span><text:span text:style-name="T7">"My code uses the following functions: "</text:span><text:span text:style-name="T6">)</text:span></text:p>
          </draw:text-box>
        </draw:frame>
        <draw:frame draw:style-name="gr3" draw:text-style-name="P4" draw:layer="layout" svg:width="16.512cm" svg:height="0.399cm" svg:x="2.54cm" svg:y="10.051cm">
          <draw:text-box>
            <text:p text:style-name="P2"><text:span text:style-name="T6">depends = matlab.codetools.requiredFilesAndProducts(</text:span><text:span text:style-name="T7">'C:\AERO351\A351HW4\HW4'</text:span><text:span text:style-name="T6">);</text:span></text:p>
          </draw:text-box>
        </draw:frame>
        <draw:frame draw:style-name="gr3" draw:text-style-name="P4" draw:layer="layout" svg:width="2.965cm" svg:height="0.399cm" svg:x="2.54cm" svg:y="10.474cm">
          <draw:text-box>
            <text:p text:style-name="P2"><text:span text:style-name="T6">disp(depends')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1.652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6</text:span></text:p>
          </draw:text-box>
        </draw:frame>
      </draw:page>
      <draw:page draw:name="page9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0.373cm" svg:height="0.399cm" svg:x="2.54cm" svg:y="3.247cm">
          <draw:text-box>
            <text:p text:style-name="P2"><text:span text:style-name="T9">function</text:span><text:span text:style-name="T6"> [M,E] = joshAnomalyCalculator(ecc,theta)</text:span></text:p>
          </draw:text-box>
        </draw:frame>
        <draw:frame draw:style-name="gr3" draw:text-style-name="P4" draw:layer="layout" svg:width="8.469cm" svg:height="0.399cm" svg:x="2.54cm" svg:y="3.67cm">
          <draw:text-box>
            <text:p text:style-name="P2"><text:span text:style-name="T8">% M will be Me,Mp or Mh depending on ecc</text:span></text:p>
          </draw:text-box>
        </draw:frame>
        <draw:frame draw:style-name="gr3" draw:text-style-name="P4" draw:layer="layout" svg:width="14.819cm" svg:height="0.399cm" svg:x="2.54cm" svg:y="4.093cm">
          <draw:text-box>
            <text:p text:style-name="P2"><text:span text:style-name="T8">% E will be Eccentric Anomoly when applicable or F: hyperbolic Ecctric</text:span></text:p>
          </draw:text-box>
        </draw:frame>
        <draw:frame draw:style-name="gr3" draw:text-style-name="P4" draw:layer="layout" svg:width="5.717cm" svg:height="0.399cm" svg:x="2.54cm" svg:y="4.517cm">
          <draw:text-box>
            <text:p text:style-name="P2"><text:span text:style-name="T8">% anomoly. E will be set to</text:span></text:p>
          </draw:text-box>
        </draw:frame>
        <draw:frame draw:style-name="gr3" draw:text-style-name="P4" draw:layer="layout" svg:width="3.389cm" svg:height="0.399cm" svg:x="2.54cm" svg:y="4.94cm">
          <draw:text-box>
            <text:p text:style-name="P2"><text:span text:style-name="T8">% values in Rads</text:span></text:p>
          </draw:text-box>
        </draw:frame>
        <draw:frame draw:style-name="gr3" draw:text-style-name="P4" draw:layer="layout" svg:width="1.907cm" svg:height="0.399cm" svg:x="2.54cm" svg:y="5.363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6.988cm" svg:height="0.399cm" svg:x="2.54cm" svg:y="5.787cm">
          <draw:text-box>
            <text:p text:style-name="P2"><text:span text:style-name="T6"><text:s text:c="4"/></text:span><text:span text:style-name="T6">ecc </text:span><text:span text:style-name="T10">(1,1) double {mustBeReal}</text:span></text:p>
          </draw:text-box>
        </draw:frame>
        <draw:frame draw:style-name="gr3" draw:text-style-name="P4" draw:layer="layout" svg:width="7.411cm" svg:height="0.399cm" svg:x="2.54cm" svg:y="6.21cm">
          <draw:text-box>
            <text:p text:style-name="P2"><text:span text:style-name="T6"><text:s text:c="4"/></text:span><text:span text:style-name="T6">theta </text:span><text:span text:style-name="T10">(1,1) double {mustBeReal}</text:span></text:p>
          </draw:text-box>
        </draw:frame>
        <draw:frame draw:style-name="gr3" draw:text-style-name="P4" draw:layer="layout" svg:width="0.637cm" svg:height="0.399cm" svg:x="2.54cm" svg:y="6.633cm">
          <draw:text-box>
            <text:p text:style-name="P2"><text:span text:style-name="T9">end</text:span></text:p>
          </draw:text-box>
        </draw:frame>
        <draw:frame draw:style-name="gr3" draw:text-style-name="P4" draw:layer="layout" svg:width="3.811cm" svg:height="0.399cm" svg:x="2.54cm" svg:y="7.48cm">
          <draw:text-box>
            <text:p text:style-name="P2"><text:span text:style-name="T9">if</text:span><text:span text:style-name="T6"> ecc &lt;1 </text:span><text:span text:style-name="T8">% Me &amp; E</text:span></text:p>
          </draw:text-box>
        </draw:frame>
        <draw:frame draw:style-name="gr3" draw:text-style-name="P4" draw:layer="layout" svg:width="15.031cm" svg:height="0.399cm" svg:x="2.54cm" svg:y="7.903cm">
          <draw:text-box>
            <text:p text:style-name="P2"><text:span text:style-name="T6"><text:s text:c="4"/></text:span><text:span text:style-name="T6">E = 2*atan(sqrt((1-ecc)/(1+ecc))*tan(theta/2)); </text:span><text:span text:style-name="T8">% definintion of E,</text:span></text:p>
          </draw:text-box>
        </draw:frame>
        <draw:frame draw:style-name="gr3" draw:text-style-name="P4" draw:layer="layout" svg:width="4.236cm" svg:height="0.399cm" svg:x="2.54cm" svg:y="8.327cm">
          <draw:text-box>
            <text:p text:style-name="P2"><text:span text:style-name="T8"><text:s/></text:span><text:span text:style-name="T8">rewriten to solve E</text:span></text:p>
          </draw:text-box>
        </draw:frame>
        <draw:frame draw:style-name="gr3" draw:text-style-name="P4" draw:layer="layout" svg:width="8.257cm" svg:height="0.399cm" svg:x="2.54cm" svg:y="8.75cm">
          <draw:text-box>
            <text:p text:style-name="P2"><text:span text:style-name="T6"><text:s text:c="4"/></text:span><text:span text:style-name="T6">M = E-ecc*sin(E); </text:span><text:span text:style-name="T8">% definition of M</text:span></text:p>
          </draw:text-box>
        </draw:frame>
        <draw:frame draw:style-name="gr3" draw:text-style-name="P4" draw:layer="layout" svg:width="4.87cm" svg:height="0.399cm" svg:x="2.54cm" svg:y="9.173cm">
          <draw:text-box>
            <text:p text:style-name="P2"><text:span text:style-name="T9">elseif</text:span><text:span text:style-name="T6"> ecc &gt; 1 </text:span><text:span text:style-name="T8">% Mh &amp; F</text:span></text:p>
          </draw:text-box>
        </draw:frame>
        <draw:frame draw:style-name="gr3" draw:text-style-name="P4" draw:layer="layout" svg:width="13.549cm" svg:height="0.399cm" svg:x="2.54cm" svg:y="9.597cm">
          <draw:text-box>
            <text:p text:style-name="P2"><text:span text:style-name="T6"><text:s text:c="4"/></text:span><text:span text:style-name="T6">E = log((sqrt(ecc+1)+sqrt(ecc-1)*tan(theta/2))/(sqrt(ecc+1)-</text:span></text:p>
          </draw:text-box>
        </draw:frame>
        <draw:frame draw:style-name="gr3" draw:text-style-name="P4" draw:layer="layout" svg:width="5.717cm" svg:height="0.399cm" svg:x="2.54cm" svg:y="10.02cm">
          <draw:text-box>
            <text:p text:style-name="P2"><text:span text:style-name="T6">sqrt(ecc-1)*tan(theta/2)));</text:span></text:p>
          </draw:text-box>
        </draw:frame>
        <draw:frame draw:style-name="gr3" draw:text-style-name="P4" draw:layer="layout" svg:width="4.871cm" svg:height="0.399cm" svg:x="2.54cm" svg:y="10.443cm">
          <draw:text-box>
            <text:p text:style-name="P2"><text:span text:style-name="T6"><text:s text:c="4"/></text:span><text:span text:style-name="T6">M = ecc(sinh(F)-F);</text:span></text:p>
          </draw:text-box>
        </draw:frame>
        <draw:frame draw:style-name="gr3" draw:text-style-name="P4" draw:layer="layout" svg:width="3.813cm" svg:height="0.399cm" svg:x="2.54cm" svg:y="10.867cm">
          <draw:text-box>
            <text:p text:style-name="P2"><text:span text:style-name="T9">else</text:span><text:span text:style-name="T6"> </text:span><text:span text:style-name="T8">% ecc == 1 Mp</text:span></text:p>
          </draw:text-box>
        </draw:frame>
        <draw:frame draw:style-name="gr3" draw:text-style-name="P4" draw:layer="layout" svg:width="16.512cm" svg:height="0.399cm" svg:x="2.54cm" svg:y="11.29cm">
          <draw:text-box>
            <text:p text:style-name="P2"><text:span text:style-name="T6"><text:s text:c="4"/></text:span><text:span text:style-name="T6">E = nan; </text:span><text:span text:style-name="T8">% This is a rare case and E doesnt have a definition for ecc == 1</text:span></text:p>
          </draw:text-box>
        </draw:frame>
        <draw:frame draw:style-name="gr3" draw:text-style-name="P4" draw:layer="layout" svg:width="9.527cm" svg:height="0.399cm" svg:x="2.54cm" svg:y="11.713cm">
          <draw:text-box>
            <text:p text:style-name="P2"><text:span text:style-name="T6"><text:s text:c="4"/></text:span><text:span text:style-name="T6">M = .5*tan(theta/2)+(1/6)*tan(theta/2)^3;</text:span></text:p>
          </draw:text-box>
        </draw:frame>
        <draw:frame draw:style-name="gr3" draw:text-style-name="P4" draw:layer="layout" svg:width="0.637cm" svg:height="0.399cm" svg:x="2.54cm" svg:y="12.137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12.56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3.738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0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9.103cm" svg:height="0.399cm" svg:x="2.54cm" svg:y="3.247cm">
          <draw:text-box>
            <text:p text:style-name="P2"><text:span text:style-name="T9">function</text:span><text:span text:style-name="T6"> [Cx,Cy,Cz] = joshAxisRotation(opt)</text:span></text:p>
          </draw:text-box>
        </draw:frame>
        <draw:frame draw:style-name="gr3" draw:text-style-name="P4" draw:layer="layout" svg:width="1.907cm" svg:height="0.399cm" svg:x="2.54cm" svg:y="3.6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13.125cm" svg:height="0.399cm" svg:x="2.54cm" svg:y="4.093cm">
          <draw:text-box>
            <text:p text:style-name="P2"><text:span text:style-name="T6"><text:s text:c="8"/></text:span><text:span text:style-name="T6">opt </text:span><text:span text:style-name="T10">{mustBeMember(opt,{'degree','radian'})}</text:span><text:span text:style-name="T6"> = </text:span><text:span text:style-name="T7">'radian'</text:span></text:p>
          </draw:text-box>
        </draw:frame>
        <draw:frame draw:style-name="gr3" draw:text-style-name="P4" draw:layer="layout" svg:width="0.637cm" svg:height="0.399cm" svg:x="2.54cm" svg:y="4.517cm">
          <draw:text-box>
            <text:p text:style-name="P2"><text:span text:style-name="T9">end</text:span></text:p>
          </draw:text-box>
        </draw:frame>
        <draw:frame draw:style-name="gr3" draw:text-style-name="P4" draw:layer="layout" svg:width="4.87cm" svg:height="0.399cm" svg:x="2.54cm" svg:y="5.787cm">
          <draw:text-box>
            <text:p text:style-name="P2"><text:span text:style-name="T9">if</text:span><text:span text:style-name="T6"> strcmp(opt,</text:span><text:span text:style-name="T7">'degree'</text:span><text:span text:style-name="T6">)</text:span></text:p>
          </draw:text-box>
        </draw:frame>
        <draw:frame draw:style-name="gr3" draw:text-style-name="P4" draw:layer="layout" svg:width="3.389cm" svg:height="0.399cm" svg:x="2.54cm" svg:y="6.21cm">
          <draw:text-box>
            <text:p text:style-name="P2"><text:span text:style-name="T6">Cx = @(theta)</text:span><text:span text:style-name="T9">...</text:span></text:p>
          </draw:text-box>
        </draw:frame>
        <draw:frame draw:style-name="gr3" draw:text-style-name="P4" draw:layer="layout" svg:width="3.389cm" svg:height="0.399cm" svg:x="2.54cm" svg:y="6.633cm">
          <draw:text-box>
            <text:p text:style-name="P2"><text:span text:style-name="T6"><text:s text:c="4"/></text:span><text:span text:style-name="T6">[[1 0 0];</text:span><text:span text:style-name="T9">...</text:span></text:p>
          </draw:text-box>
        </draw:frame>
        <draw:frame draw:style-name="gr3" draw:text-style-name="P4" draw:layer="layout" svg:width="7.411cm" svg:height="0.399cm" svg:x="2.54cm" svg:y="7.057cm">
          <draw:text-box>
            <text:p text:style-name="P2"><text:span text:style-name="T6"><text:s text:c="4"/></text:span><text:span text:style-name="T6">[0 cosd(theta) sind(theta)];</text:span><text:span text:style-name="T9">...</text:span></text:p>
          </draw:text-box>
        </draw:frame>
        <draw:frame draw:style-name="gr3" draw:text-style-name="P4" draw:layer="layout" svg:width="7.199cm" svg:height="0.399cm" svg:x="2.54cm" svg:y="7.48cm">
          <draw:text-box>
            <text:p text:style-name="P2"><text:span text:style-name="T6"><text:s text:c="4"/></text:span><text:span text:style-name="T6">[0 -sind(theta) cosd(theta)]];</text:span></text:p>
          </draw:text-box>
        </draw:frame>
        <draw:frame draw:style-name="gr3" draw:text-style-name="P4" draw:layer="layout" svg:width="3.389cm" svg:height="0.399cm" svg:x="2.54cm" svg:y="8.327cm">
          <draw:text-box>
            <text:p text:style-name="P2"><text:span text:style-name="T6">Cy = @(theta)</text:span><text:span text:style-name="T9">...</text:span></text:p>
          </draw:text-box>
        </draw:frame>
        <draw:frame draw:style-name="gr3" draw:text-style-name="P4" draw:layer="layout" svg:width="7.834cm" svg:height="0.399cm" svg:x="2.54cm" svg:y="8.75cm">
          <draw:text-box>
            <text:p text:style-name="P2"><text:span text:style-name="T6"><text:s text:c="4"/></text:span><text:span text:style-name="T6">[[cosd(theta) 0 -sind(theta)];</text:span><text:span text:style-name="T9">...</text:span></text:p>
          </draw:text-box>
        </draw:frame>
        <draw:frame draw:style-name="gr3" draw:text-style-name="P4" draw:layer="layout" svg:width="3.389cm" svg:height="0.399cm" svg:x="2.54cm" svg:y="9.173cm">
          <draw:text-box>
            <text:p text:style-name="P2"><text:span text:style-name="T6"><text:s text:c="4"/></text:span><text:span text:style-name="T6">[ 0 1 0];</text:span><text:span text:style-name="T9">...</text:span></text:p>
          </draw:text-box>
        </draw:frame>
        <draw:frame draw:style-name="gr3" draw:text-style-name="P4" draw:layer="layout" svg:width="6.987cm" svg:height="0.399cm" svg:x="2.54cm" svg:y="9.597cm">
          <draw:text-box>
            <text:p text:style-name="P2"><text:span text:style-name="T6"><text:s text:c="4"/></text:span><text:span text:style-name="T6">[sind(theta) 0 cosd(theta)]];</text:span></text:p>
          </draw:text-box>
        </draw:frame>
        <draw:frame draw:style-name="gr3" draw:text-style-name="P4" draw:layer="layout" svg:width="3.389cm" svg:height="0.399cm" svg:x="2.54cm" svg:y="10.443cm">
          <draw:text-box>
            <text:p text:style-name="P2"><text:span text:style-name="T6">Cz = @(theta)</text:span><text:span text:style-name="T9">...</text:span></text:p>
          </draw:text-box>
        </draw:frame>
        <draw:frame draw:style-name="gr3" draw:text-style-name="P4" draw:layer="layout" svg:width="7.622cm" svg:height="0.399cm" svg:x="2.54cm" svg:y="10.867cm">
          <draw:text-box>
            <text:p text:style-name="P2"><text:span text:style-name="T6"><text:s text:c="4"/></text:span><text:span text:style-name="T6">[[cosd(theta) sind(theta) 0];</text:span><text:span text:style-name="T9">...</text:span></text:p>
          </draw:text-box>
        </draw:frame>
        <draw:frame draw:style-name="gr3" draw:text-style-name="P4" draw:layer="layout" svg:width="7.622cm" svg:height="0.399cm" svg:x="2.54cm" svg:y="11.29cm">
          <draw:text-box>
            <text:p text:style-name="P2"><text:span text:style-name="T6"><text:s text:c="4"/></text:span><text:span text:style-name="T6">[-sind(theta) cosd(theta) 0];</text:span><text:span text:style-name="T9">...</text:span></text:p>
          </draw:text-box>
        </draw:frame>
        <draw:frame draw:style-name="gr3" draw:text-style-name="P4" draw:layer="layout" svg:width="2.754cm" svg:height="0.399cm" svg:x="2.54cm" svg:y="11.713cm">
          <draw:text-box>
            <text:p text:style-name="P2"><text:span text:style-name="T6"><text:s text:c="4"/></text:span><text:span text:style-name="T6">[0 0 1]];</text:span></text:p>
          </draw:text-box>
        </draw:frame>
        <draw:frame draw:style-name="gr3" draw:text-style-name="P4" draw:layer="layout" svg:width="0.849cm" svg:height="0.399cm" svg:x="2.54cm" svg:y="12.137cm">
          <draw:text-box>
            <text:p text:style-name="P2"><text:span text:style-name="T9">else</text:span></text:p>
          </draw:text-box>
        </draw:frame>
        <draw:frame draw:style-name="gr3" draw:text-style-name="P4" draw:layer="layout" svg:width="3.389cm" svg:height="0.399cm" svg:x="2.54cm" svg:y="12.56cm">
          <draw:text-box>
            <text:p text:style-name="P2"><text:span text:style-name="T6">Cx = @(theta)</text:span><text:span text:style-name="T9">...</text:span></text:p>
          </draw:text-box>
        </draw:frame>
        <draw:frame draw:style-name="gr3" draw:text-style-name="P4" draw:layer="layout" svg:width="3.389cm" svg:height="0.399cm" svg:x="2.54cm" svg:y="12.983cm">
          <draw:text-box>
            <text:p text:style-name="P2"><text:span text:style-name="T6"><text:s text:c="4"/></text:span><text:span text:style-name="T6">[[1 0 0];</text:span><text:span text:style-name="T9">...</text:span></text:p>
          </draw:text-box>
        </draw:frame>
        <draw:frame draw:style-name="gr3" draw:text-style-name="P4" draw:layer="layout" svg:width="6.987cm" svg:height="0.399cm" svg:x="2.54cm" svg:y="13.407cm">
          <draw:text-box>
            <text:p text:style-name="P2"><text:span text:style-name="T6"><text:s text:c="4"/></text:span><text:span text:style-name="T6">[0 cos(theta) sin(theta)];</text:span><text:span text:style-name="T9">...</text:span></text:p>
          </draw:text-box>
        </draw:frame>
        <draw:frame draw:style-name="gr3" draw:text-style-name="P4" draw:layer="layout" svg:width="6.776cm" svg:height="0.399cm" svg:x="2.54cm" svg:y="13.83cm">
          <draw:text-box>
            <text:p text:style-name="P2"><text:span text:style-name="T6"><text:s text:c="4"/></text:span><text:span text:style-name="T6">[0 -sin(theta) cos(theta)]];</text:span></text:p>
          </draw:text-box>
        </draw:frame>
        <draw:frame draw:style-name="gr3" draw:text-style-name="P4" draw:layer="layout" svg:width="3.389cm" svg:height="0.399cm" svg:x="2.54cm" svg:y="14.677cm">
          <draw:text-box>
            <text:p text:style-name="P2"><text:span text:style-name="T6">Cy = @(theta)</text:span><text:span text:style-name="T9">...</text:span></text:p>
          </draw:text-box>
        </draw:frame>
        <draw:frame draw:style-name="gr3" draw:text-style-name="P4" draw:layer="layout" svg:width="7.411cm" svg:height="0.399cm" svg:x="2.54cm" svg:y="15.1cm">
          <draw:text-box>
            <text:p text:style-name="P2"><text:span text:style-name="T6"><text:s text:c="4"/></text:span><text:span text:style-name="T6">[[cos(theta) 0 -sin(theta)];</text:span><text:span text:style-name="T9">...</text:span></text:p>
          </draw:text-box>
        </draw:frame>
        <draw:frame draw:style-name="gr3" draw:text-style-name="P4" draw:layer="layout" svg:width="3.389cm" svg:height="0.399cm" svg:x="2.54cm" svg:y="15.523cm">
          <draw:text-box>
            <text:p text:style-name="P2"><text:span text:style-name="T6"><text:s text:c="4"/></text:span><text:span text:style-name="T6">[ 0 1 0];</text:span><text:span text:style-name="T9">...</text:span></text:p>
          </draw:text-box>
        </draw:frame>
        <draw:frame draw:style-name="gr3" draw:text-style-name="P4" draw:layer="layout" svg:width="6.564cm" svg:height="0.399cm" svg:x="2.54cm" svg:y="15.947cm">
          <draw:text-box>
            <text:p text:style-name="P2"><text:span text:style-name="T6"><text:s text:c="4"/></text:span><text:span text:style-name="T6">[sin(theta) 0 cos(theta)]];</text:span></text:p>
          </draw:text-box>
        </draw:frame>
        <draw:frame draw:style-name="gr3" draw:text-style-name="P4" draw:layer="layout" svg:width="3.389cm" svg:height="0.399cm" svg:x="2.54cm" svg:y="16.793cm">
          <draw:text-box>
            <text:p text:style-name="P2"><text:span text:style-name="T6">Cz = @(theta)</text:span><text:span text:style-name="T9">...</text:span></text:p>
          </draw:text-box>
        </draw:frame>
        <draw:frame draw:style-name="gr3" draw:text-style-name="P4" draw:layer="layout" svg:width="7.199cm" svg:height="0.399cm" svg:x="2.54cm" svg:y="17.217cm">
          <draw:text-box>
            <text:p text:style-name="P2"><text:span text:style-name="T6"><text:s text:c="4"/></text:span><text:span text:style-name="T6">[[cos(theta) sin(theta) 0];</text:span><text:span text:style-name="T9">...</text:span></text:p>
          </draw:text-box>
        </draw:frame>
        <draw:frame draw:style-name="gr3" draw:text-style-name="P4" draw:layer="layout" svg:width="7.199cm" svg:height="0.399cm" svg:x="2.54cm" svg:y="17.64cm">
          <draw:text-box>
            <text:p text:style-name="P2"><text:span text:style-name="T6"><text:s text:c="4"/></text:span><text:span text:style-name="T6">[-sin(theta) cos(theta) 0];</text:span><text:span text:style-name="T9">...</text:span></text:p>
          </draw:text-box>
        </draw:frame>
        <draw:frame draw:style-name="gr3" draw:text-style-name="P4" draw:layer="layout" svg:width="2.754cm" svg:height="0.399cm" svg:x="2.54cm" svg:y="18.063cm">
          <draw:text-box>
            <text:p text:style-name="P2"><text:span text:style-name="T6"><text:s text:c="4"/></text:span><text:span text:style-name="T6">[0 0 1]];</text:span></text:p>
          </draw:text-box>
        </draw:frame>
        <draw:frame draw:style-name="gr3" draw:text-style-name="P4" draw:layer="layout" svg:width="0.637cm" svg:height="0.399cm" svg:x="2.54cm" svg:y="18.487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18.91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20.088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4.183cm" svg:height="0.399cm" svg:x="2.54cm" svg:y="3.388cm">
          <draw:text-box>
            <text:p text:style-name="P2"><text:span text:style-name="T9">function</text:span><text:span text:style-name="T6"> [a,ecc,theta,inc,raan,aop,h,T,E] = joshCOE(R,V,u,magOrVec)</text:span></text:p>
          </draw:text-box>
        </draw:frame>
        <draw:frame draw:style-name="gr3" draw:text-style-name="P4" draw:layer="layout" svg:width="3.812cm" svg:height="0.399cm" svg:x="2.54cm" svg:y="4.234cm">
          <draw:text-box>
            <text:p text:style-name="P2"><text:span text:style-name="T8">%%%%%%%%%%%%%%%%%%</text:span></text:p>
          </draw:text-box>
        </draw:frame>
        <draw:frame draw:style-name="gr3" draw:text-style-name="P4" draw:layer="layout" svg:width="11.22cm" svg:height="0.399cm" svg:x="2.54cm" svg:y="4.658cm">
          <draw:text-box>
            <text:p text:style-name="P2"><text:span text:style-name="T8">% Revamped to do rads and fit new naming convention %</text:span></text:p>
          </draw:text-box>
        </draw:frame>
        <draw:frame draw:style-name="gr3" draw:text-style-name="P4" draw:layer="layout" svg:width="3.812cm" svg:height="0.399cm" svg:x="2.54cm" svg:y="5.081cm">
          <draw:text-box>
            <text:p text:style-name="P2"><text:span text:style-name="T8">%%%%%%%%%%%%%%%%%%</text:span></text:p>
          </draw:text-box>
        </draw:frame>
        <draw:frame draw:style-name="gr3" draw:text-style-name="P4" draw:layer="layout" svg:width="15.877cm" svg:height="0.399cm" svg:x="2.54cm" svg:y="6.351cm">
          <draw:text-box>
            <text:p text:style-name="P2"><text:span text:style-name="T8">%COESOATESJOSHUA Takes postion and velocity vector and returns COES, all in</text:span></text:p>
          </draw:text-box>
        </draw:frame>
        <draw:frame draw:style-name="gr3" draw:text-style-name="P4" draw:layer="layout" svg:width="12.914cm" svg:height="0.399cm" svg:x="2.54cm" svg:y="6.774cm">
          <draw:text-box>
            <text:p text:style-name="P2"><text:span text:style-name="T8">%ECI frame of reffrenece, km and seconds as units and degrees</text:span></text:p>
          </draw:text-box>
        </draw:frame>
        <draw:frame draw:style-name="gr3" draw:text-style-name="P4" draw:layer="layout" svg:width="4.447cm" svg:height="0.399cm" svg:x="2.54cm" svg:y="7.198cm">
          <draw:text-box>
            <text:p text:style-name="P2"><text:span text:style-name="T8">% a = semi major axis</text:span></text:p>
          </draw:text-box>
        </draw:frame>
        <draw:frame draw:style-name="gr3" draw:text-style-name="P4" draw:layer="layout" svg:width="4.235cm" svg:height="0.399cm" svg:x="2.54cm" svg:y="7.621cm">
          <draw:text-box>
            <text:p text:style-name="P2"><text:span text:style-name="T8">% ecc = eccentricity</text:span></text:p>
          </draw:text-box>
        </draw:frame>
        <draw:frame draw:style-name="gr3" draw:text-style-name="P4" draw:layer="layout" svg:width="3.6cm" svg:height="0.399cm" svg:x="2.54cm" svg:y="8.044cm">
          <draw:text-box>
            <text:p text:style-name="P2"><text:span text:style-name="T8">% i = inclination</text:span></text:p>
          </draw:text-box>
        </draw:frame>
        <draw:frame draw:style-name="gr3" draw:text-style-name="P4" draw:layer="layout" svg:width="8.045cm" svg:height="0.399cm" svg:x="2.54cm" svg:y="8.468cm">
          <draw:text-box>
            <text:p text:style-name="P2"><text:span text:style-name="T8">% raan = right accention acending node</text:span></text:p>
          </draw:text-box>
        </draw:frame>
        <draw:frame draw:style-name="gr3" draw:text-style-name="P4" draw:layer="layout" svg:width="6.14cm" svg:height="0.399cm" svg:x="2.54cm" svg:y="8.891cm">
          <draw:text-box>
            <text:p text:style-name="P2"><text:span text:style-name="T8">% aop = argument of periapsis</text:span></text:p>
          </draw:text-box>
        </draw:frame>
        <draw:frame draw:style-name="gr3" draw:text-style-name="P4" draw:layer="layout" svg:width="4.659cm" svg:height="0.399cm" svg:x="2.54cm" svg:y="9.314cm">
          <draw:text-box>
            <text:p text:style-name="P2"><text:span text:style-name="T8">% theta = true anomaly</text:span></text:p>
          </draw:text-box>
        </draw:frame>
        <draw:frame draw:style-name="gr3" draw:text-style-name="P4" draw:layer="layout" svg:width="6.775cm" svg:height="0.399cm" svg:x="2.54cm" svg:y="10.161cm">
          <draw:text-box>
            <text:p text:style-name="P2"><text:span text:style-name="T8">% will return T in s as a period</text:span></text:p>
          </draw:text-box>
        </draw:frame>
        <draw:frame draw:style-name="gr3" draw:text-style-name="P4" draw:layer="layout" svg:width="14.607cm" svg:height="0.399cm" svg:x="2.54cm" svg:y="10.584cm">
          <draw:text-box>
            <text:p text:style-name="P2"><text:span text:style-name="T8">% and E (sometimes epsilon) in km^2/s^2 as specific mechanical energy</text:span></text:p>
          </draw:text-box>
        </draw:frame>
        <draw:frame draw:style-name="gr3" draw:text-style-name="P4" draw:layer="layout" svg:width="4.659cm" svg:height="0.399cm" svg:x="2.54cm" svg:y="11.008cm">
          <draw:text-box>
            <text:p text:style-name="P2"><text:span text:style-name="T8">% h is agular momentum</text:span></text:p>
          </draw:text-box>
        </draw:frame>
        <draw:frame draw:style-name="gr3" draw:text-style-name="P4" draw:layer="layout" svg:width="14.607cm" svg:height="0.399cm" svg:x="2.54cm" svg:y="11.854cm">
          <draw:text-box>
            <text:p text:style-name="P2"><text:span text:style-name="T8">% magOrVec is a parameter that can be set for vector inputs to return</text:span></text:p>
          </draw:text-box>
        </draw:frame>
        <draw:frame draw:style-name="gr3" draw:text-style-name="P4" draw:layer="layout" svg:width="3.812cm" svg:height="0.399cm" svg:x="2.54cm" svg:y="12.278cm">
          <draw:text-box>
            <text:p text:style-name="P2"><text:span text:style-name="T8">% vector h and ecc</text:span></text:p>
          </draw:text-box>
        </draw:frame>
        <draw:frame draw:style-name="gr3" draw:text-style-name="P4" draw:layer="layout" svg:width="14.607cm" svg:height="0.399cm" svg:x="2.54cm" svg:y="13.124cm">
          <draw:text-box>
            <text:p text:style-name="P2"><text:span text:style-name="T8">% scalar entry should only be used if the spacecraft is at apoapse or</text:span></text:p>
          </draw:text-box>
        </draw:frame>
        <draw:frame draw:style-name="gr3" draw:text-style-name="P4" draw:layer="layout" svg:width="2.119cm" svg:height="0.399cm" svg:x="2.54cm" svg:y="13.548cm">
          <draw:text-box>
            <text:p text:style-name="P2"><text:span text:style-name="T8">% periapse</text:span></text:p>
          </draw:text-box>
        </draw:frame>
        <draw:frame draw:style-name="gr3" draw:text-style-name="P4" draw:layer="layout" svg:width="1.907cm" svg:height="0.399cm" svg:x="2.54cm" svg:y="14.394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6.987cm" svg:height="0.399cm" svg:x="2.54cm" svg:y="14.818cm">
          <draw:text-box>
            <text:p text:style-name="P2"><text:span text:style-name="T6"><text:s text:c="4"/></text:span><text:span text:style-name="T6">R </text:span><text:span text:style-name="T10">{mustBeNumeric, mustBeReal}</text:span></text:p>
          </draw:text-box>
        </draw:frame>
        <draw:frame draw:style-name="gr3" draw:text-style-name="P4" draw:layer="layout" svg:width="7.199cm" svg:height="0.399cm" svg:x="2.54cm" svg:y="15.241cm">
          <draw:text-box>
            <text:p text:style-name="P2"><text:span text:style-name="T6"><text:s text:c="4"/></text:span><text:span text:style-name="T6">V <text:s/></text:span><text:span text:style-name="T10">{mustBeNumeric, mustBeReal}</text:span></text:p>
          </draw:text-box>
        </draw:frame>
        <draw:frame draw:style-name="gr3" draw:text-style-name="P4" draw:layer="layout" svg:width="15.031cm" svg:height="0.399cm" svg:x="2.54cm" svg:y="15.664cm">
          <draw:text-box>
            <text:p text:style-name="P2"><text:span text:style-name="T6"><text:s text:c="4"/></text:span><text:span text:style-name="T6">u </text:span><text:span text:style-name="T10">(1,1) {mustBeNumeric, mustBeReal, mustBePositive}</text:span><text:span text:style-name="T6"> = 3.986004418 *</text:span></text:p>
          </draw:text-box>
        </draw:frame>
        <draw:frame draw:style-name="gr3" draw:text-style-name="P4" draw:layer="layout" svg:width="3.601cm" svg:height="0.399cm" svg:x="2.54cm" svg:y="16.088cm">
          <draw:text-box>
            <text:p text:style-name="P2"><text:span text:style-name="T6"><text:s/></text:span><text:span text:style-name="T6">(10^5) </text:span><text:span text:style-name="T8">%km^3/s^2</text:span></text:p>
          </draw:text-box>
        </draw:frame>
        <draw:frame draw:style-name="gr3" draw:text-style-name="P4" draw:layer="layout" svg:width="15.665cm" svg:height="0.399cm" svg:x="2.54cm" svg:y="16.511cm">
          <draw:text-box>
            <text:p text:style-name="P2"><text:span text:style-name="T6"><text:s text:c="4"/></text:span><text:span text:style-name="T6">magOrVec </text:span><text:span text:style-name="T10">{mustBeMember(magOrVec,{'magnitude','vector'})}</text:span><text:span text:style-name="T6"> = </text:span><text:span text:style-name="T7">'magnitude'</text:span></text:p>
          </draw:text-box>
        </draw:frame>
        <draw:frame draw:style-name="gr3" draw:text-style-name="P4" draw:layer="layout" svg:width="0.637cm" svg:height="0.399cm" svg:x="2.54cm" svg:y="16.934cm">
          <draw:text-box>
            <text:p text:style-name="P2"><text:span text:style-name="T9">end</text:span></text:p>
          </draw:text-box>
        </draw:frame>
        <draw:frame draw:style-name="gr3" draw:text-style-name="P4" draw:layer="layout" svg:width="3.812cm" svg:height="0.399cm" svg:x="2.54cm" svg:y="17.781cm">
          <draw:text-box>
            <text:p text:style-name="P2"><text:span text:style-name="T6">[m1,n1] = size(R);</text:span></text:p>
          </draw:text-box>
        </draw:frame>
        <draw:frame draw:style-name="gr3" draw:text-style-name="P4" draw:layer="layout" svg:width="3.812cm" svg:height="0.399cm" svg:x="2.54cm" svg:y="18.204cm">
          <draw:text-box>
            <text:p text:style-name="P2"><text:span text:style-name="T6">[m2,n2] = size(V);</text:span></text:p>
          </draw:text-box>
        </draw:frame>
        <draw:frame draw:style-name="gr3" draw:text-style-name="P4" draw:layer="layout" svg:width="5.928cm" svg:height="0.399cm" svg:x="2.54cm" svg:y="19.051cm">
          <draw:text-box>
            <text:p text:style-name="P2"><text:span text:style-name="T9">if</text:span><text:span text:style-name="T6"> joshIsOnes([m1 n1 m2 n2])</text:span></text:p>
          </draw:text-box>
        </draw:frame>
        <draw:frame draw:style-name="gr3" draw:text-style-name="P4" draw:layer="layout" svg:width="5.717cm" svg:height="0.399cm" svg:x="2.54cm" svg:y="19.474cm">
          <draw:text-box>
            <text:p text:style-name="P2"><text:span text:style-name="T6"><text:s text:c="4"/></text:span><text:span text:style-name="T6">magOrVec = </text:span><text:span text:style-name="T7">'magnitude'</text:span><text:span text:style-name="T6">;</text:span></text:p>
          </draw:text-box>
        </draw:frame>
        <draw:frame draw:style-name="gr3" draw:text-style-name="P4" draw:layer="layout" svg:width="3.389cm" svg:height="0.399cm" svg:x="2.54cm" svg:y="19.898cm">
          <draw:text-box>
            <text:p text:style-name="P2"><text:span text:style-name="T6"><text:s text:c="4"/></text:span><text:span text:style-name="T6">R = [0 0 R];</text:span></text:p>
          </draw:text-box>
        </draw:frame>
        <draw:frame draw:style-name="gr3" draw:text-style-name="P4" draw:layer="layout" svg:width="3.389cm" svg:height="0.399cm" svg:x="2.54cm" svg:y="20.321cm">
          <draw:text-box>
            <text:p text:style-name="P2"><text:span text:style-name="T6"><text:s text:c="4"/></text:span><text:span text:style-name="T6">V = [V 0 0];</text:span></text:p>
          </draw:text-box>
        </draw:frame>
        <draw:frame draw:style-name="gr3" draw:text-style-name="P4" draw:layer="layout" svg:width="15.665cm" svg:height="0.399cm" svg:x="2.54cm" svg:y="20.744cm">
          <draw:text-box>
            <text:p text:style-name="P2"><text:span text:style-name="T6"><text:s text:c="4"/></text:span><text:span text:style-name="T6">warning(</text:span><text:span text:style-name="T7">"joshCOE will assume that R and V are normal if the inputs are</text:span></text:p>
          </draw:text-box>
        </draw:frame>
        <draw:frame draw:style-name="gr3" draw:text-style-name="P4" draw:layer="layout" svg:width="15.878cm" svg:height="0.399cm" svg:x="2.54cm" svg:y="21.168cm">
          <draw:text-box>
            <text:p text:style-name="P2"><text:span text:style-name="T7"><text:s/></text:span><text:span text:style-name="T7">scalar ie: the craft is in a circular orbit or is at periapse or apoapse"</text:span><text:span text:style-name="T6">)</text:span></text:p>
          </draw:text-box>
        </draw:frame>
        <draw:frame draw:style-name="gr3" draw:text-style-name="P4" draw:layer="layout" svg:width="15.03cm" svg:height="0.399cm" svg:x="2.54cm" svg:y="21.591cm">
          <draw:text-box>
            <text:p text:style-name="P2"><text:span text:style-name="T9">elseif</text:span><text:span text:style-name="T6"> (~joshIsOnes([m1 n1] == [m2 n2]))|~((n1==1&amp;m1==3)|(n1==3&amp;m1==1))</text:span></text:p>
          </draw:text-box>
        </draw:frame>
        <draw:frame draw:style-name="gr3" draw:text-style-name="P4" draw:layer="layout" svg:width="15.877cm" svg:height="0.399cm" svg:x="2.54cm" svg:y="22.014cm">
          <draw:text-box>
            <text:p text:style-name="P2"><text:span text:style-name="T6"><text:s text:c="4"/></text:span><text:span text:style-name="T6">throw(MException(</text:span><text:span text:style-name="T7">"COEsOatesJoshua:invalidInput"</text:span><text:span text:style-name="T6">,</text:span><text:span text:style-name="T7">"R and V must be either</text:span></text:p>
          </draw:text-box>
        </draw:frame>
        <draw:frame draw:style-name="gr3" draw:text-style-name="P4" draw:layer="layout" svg:width="5.505cm" svg:height="0.399cm" svg:x="2.54cm" svg:y="22.438cm">
          <draw:text-box>
            <text:p text:style-name="P2"><text:span text:style-name="T7"><text:s/></text:span><text:span text:style-name="T7">1x3 vectors or scalars"</text:span><text:span text:style-name="T6">))</text:span></text:p>
          </draw:text-box>
        </draw:frame>
        <draw:frame draw:style-name="gr3" draw:text-style-name="P4" draw:layer="layout" svg:width="0.637cm" svg:height="0.399cm" svg:x="2.54cm" svg:y="22.861cm">
          <draw:text-box>
            <text:p text:style-name="P2"><text:span text:style-name="T9">end</text:span></text:p>
          </draw:text-box>
        </draw:frame>
        <draw:frame draw:style-name="gr3" draw:text-style-name="P4" draw:layer="layout" svg:width="8.68cm" svg:height="0.399cm" svg:x="2.54cm" svg:y="23.708cm">
          <draw:text-box>
            <text:p text:style-name="P2"><text:span text:style-name="T8">% uearth = 3.986004418(8) x 10^14 m^3/s^2</text:span></text:p>
          </draw:text-box>
        </draw:frame>
        <draw:frame draw:style-name="gr3" draw:text-style-name="P4" draw:layer="layout" svg:width="2.754cm" svg:height="0.399cm" svg:x="2.54cm" svg:y="24.131cm">
          <draw:text-box>
            <text:p text:style-name="P2"><text:span text:style-name="T6">ihat=[1,0,0]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2.754cm" svg:height="0.399cm" svg:x="2.54cm" svg:y="24.554cm">
          <draw:text-box>
            <text:p text:style-name="P2"><text:span text:style-name="T6">khat=[0,0,1]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2.754cm" svg:height="0.399cm" svg:x="2.54cm" svg:y="2.541cm">
          <draw:text-box>
            <text:p text:style-name="P2"><text:span text:style-name="T6">Rm = norm(R);</text:span></text:p>
          </draw:text-box>
        </draw:frame>
        <draw:frame draw:style-name="gr3" draw:text-style-name="P4" draw:layer="layout" svg:width="2.754cm" svg:height="0.399cm" svg:x="2.54cm" svg:y="2.964cm">
          <draw:text-box>
            <text:p text:style-name="P2"><text:span text:style-name="T6">Vm = norm(V);</text:span></text:p>
          </draw:text-box>
        </draw:frame>
        <draw:frame draw:style-name="gr3" draw:text-style-name="P4" draw:layer="layout" svg:width="5.929cm" svg:height="0.399cm" svg:x="2.54cm" svg:y="3.811cm">
          <draw:text-box>
            <text:p text:style-name="P2"><text:span text:style-name="T8">%calculate orbital constants</text:span></text:p>
          </draw:text-box>
        </draw:frame>
        <draw:frame draw:style-name="gr3" draw:text-style-name="P4" draw:layer="layout" svg:width="8.469cm" svg:height="0.399cm" svg:x="2.54cm" svg:y="4.234cm">
          <draw:text-box>
            <text:p text:style-name="P2"><text:span text:style-name="T6">h = cross(R,V); </text:span><text:span text:style-name="T8">%angular momentum vector</text:span></text:p>
          </draw:text-box>
        </draw:frame>
        <draw:frame draw:style-name="gr3" draw:text-style-name="P4" draw:layer="layout" svg:width="2.754cm" svg:height="0.399cm" svg:x="2.54cm" svg:y="4.658cm">
          <draw:text-box>
            <text:p text:style-name="P2"><text:span text:style-name="T6">hm = norm(h);</text:span></text:p>
          </draw:text-box>
        </draw:frame>
        <draw:frame draw:style-name="gr3" draw:text-style-name="P4" draw:layer="layout" svg:width="12.913cm" svg:height="0.399cm" svg:x="2.54cm" svg:y="5.081cm">
          <draw:text-box>
            <text:p text:style-name="P2"><text:span text:style-name="T6">E = ( ( Vm^2 ) / 2) - ( u / Rm ) ; </text:span><text:span text:style-name="T8">%specfic mechanical energy</text:span></text:p>
          </draw:text-box>
        </draw:frame>
        <draw:frame draw:style-name="gr3" draw:text-style-name="P4" draw:layer="layout" svg:width="3.177cm" svg:height="0.399cm" svg:x="2.54cm" svg:y="5.504cm">
          <draw:text-box>
            <text:p text:style-name="P2"><text:span text:style-name="T8">%calculate COEs</text:span></text:p>
          </draw:text-box>
        </draw:frame>
        <draw:frame draw:style-name="gr3" draw:text-style-name="P4" draw:layer="layout" svg:width="8.681cm" svg:height="0.399cm" svg:x="2.54cm" svg:y="6.351cm">
          <draw:text-box>
            <text:p text:style-name="P2"><text:span text:style-name="T6">a = -u / (2 * E ); </text:span><text:span text:style-name="T8">%semi major axis in km</text:span></text:p>
          </draw:text-box>
        </draw:frame>
        <draw:frame draw:style-name="gr3" draw:text-style-name="P4" draw:layer="layout" svg:width="7.622cm" svg:height="0.399cm" svg:x="2.54cm" svg:y="6.774cm">
          <draw:text-box>
            <text:p text:style-name="P2"><text:span text:style-name="T6">T = 2*pi*sqrt((a^3)/u); </text:span><text:span text:style-name="T8">%period in s</text:span></text:p>
          </draw:text-box>
        </draw:frame>
        <draw:frame draw:style-name="gr3" draw:text-style-name="P4" draw:layer="layout" svg:width="15.453cm" svg:height="0.399cm" svg:x="2.54cm" svg:y="7.621cm">
          <draw:text-box>
            <text:p text:style-name="P2"><text:span text:style-name="T6">e = (1/u) * (((Vm^2)-(u/Rm) ) * R - (dot(R,V) * V)); </text:span><text:span text:style-name="T8">%eccentricity vector</text:span></text:p>
          </draw:text-box>
        </draw:frame>
        <draw:frame draw:style-name="gr3" draw:text-style-name="P4" draw:layer="layout" svg:width="6.352cm" svg:height="0.399cm" svg:x="2.54cm" svg:y="8.044cm">
          <draw:text-box>
            <text:p text:style-name="P2"><text:span text:style-name="T6">em = norm (e); </text:span><text:span text:style-name="T8">%magnitude of e</text:span></text:p>
          </draw:text-box>
        </draw:frame>
        <draw:frame draw:style-name="gr3" draw:text-style-name="P4" draw:layer="layout" svg:width="8.892cm" svg:height="0.399cm" svg:x="2.54cm" svg:y="8.891cm">
          <draw:text-box>
            <text:p text:style-name="P2"><text:span text:style-name="T6">inc = acos((dot(khat,h))/hm); </text:span><text:span text:style-name="T8">%inclination</text:span></text:p>
          </draw:text-box>
        </draw:frame>
        <draw:frame draw:style-name="gr3" draw:text-style-name="P4" draw:layer="layout" svg:width="6.564cm" svg:height="0.399cm" svg:x="2.54cm" svg:y="9.314cm">
          <draw:text-box>
            <text:p text:style-name="P2"><text:span text:style-name="T6">n = cross(khat,h); </text:span><text:span text:style-name="T8">%node vector</text:span></text:p>
          </draw:text-box>
        </draw:frame>
        <draw:frame draw:style-name="gr3" draw:text-style-name="P4" draw:layer="layout" svg:width="5.505cm" svg:height="0.399cm" svg:x="2.54cm" svg:y="9.738cm">
          <draw:text-box>
            <text:p text:style-name="P2"><text:span text:style-name="T6">nm = norm(n); </text:span><text:span text:style-name="T8">%magnitude n</text:span></text:p>
          </draw:text-box>
        </draw:frame>
        <draw:frame draw:style-name="gr3" draw:text-style-name="P4" draw:layer="layout" svg:width="1.06cm" svg:height="0.399cm" svg:x="2.54cm" svg:y="10.584cm">
          <draw:text-box>
            <text:p text:style-name="P2"><text:span text:style-name="T8">%raan</text:span></text:p>
          </draw:text-box>
        </draw:frame>
        <draw:frame draw:style-name="gr3" draw:text-style-name="P4" draw:layer="layout" svg:width="5.929cm" svg:height="0.399cm" svg:x="2.54cm" svg:y="11.008cm">
          <draw:text-box>
            <text:p text:style-name="P2"><text:span text:style-name="T6">raan = acos(dot(ihat,n)/nm);</text:span></text:p>
          </draw:text-box>
        </draw:frame>
        <draw:frame draw:style-name="gr3" draw:text-style-name="P4" draw:layer="layout" svg:width="16.088cm" svg:height="0.399cm" svg:x="2.54cm" svg:y="11.431cm">
          <draw:text-box>
            <text:p text:style-name="P2"><text:span text:style-name="T9">if</text:span><text:span text:style-name="T6"> n(2) &lt; 0 <text:s/></text:span><text:span text:style-name="T8">%checks the vector relative to j to see if angle is positive or</text:span></text:p>
          </draw:text-box>
        </draw:frame>
        <draw:frame draw:style-name="gr3" draw:text-style-name="P4" draw:layer="layout" svg:width="1.907cm" svg:height="0.399cm" svg:x="2.54cm" svg:y="11.854cm">
          <draw:text-box>
            <text:p text:style-name="P2"><text:span text:style-name="T8"><text:s/></text:span><text:span text:style-name="T8">negative</text:span></text:p>
          </draw:text-box>
        </draw:frame>
        <draw:frame draw:style-name="gr3" draw:text-style-name="P4" draw:layer="layout" svg:width="4.659cm" svg:height="0.399cm" svg:x="2.54cm" svg:y="12.278cm">
          <draw:text-box>
            <text:p text:style-name="P2"><text:span text:style-name="T6"><text:s text:c="4"/></text:span><text:span text:style-name="T6">raan = 360 - raan;</text:span></text:p>
          </draw:text-box>
        </draw:frame>
        <draw:frame draw:style-name="gr3" draw:text-style-name="P4" draw:layer="layout" svg:width="0.637cm" svg:height="0.399cm" svg:x="2.54cm" svg:y="12.701cm">
          <draw:text-box>
            <text:p text:style-name="P2"><text:span text:style-name="T9">end</text:span></text:p>
          </draw:text-box>
        </draw:frame>
        <draw:frame draw:style-name="gr3" draw:text-style-name="P4" draw:layer="layout" svg:width="0.849cm" svg:height="0.399cm" svg:x="2.54cm" svg:y="13.548cm">
          <draw:text-box>
            <text:p text:style-name="P2"><text:span text:style-name="T8">%aop</text:span></text:p>
          </draw:text-box>
        </draw:frame>
        <draw:frame draw:style-name="gr3" draw:text-style-name="P4" draw:layer="layout" svg:width="6.14cm" svg:height="0.399cm" svg:x="2.54cm" svg:y="13.971cm">
          <draw:text-box>
            <text:p text:style-name="P2"><text:span text:style-name="T6">aop = acos(dot(n,e)/(nm*em));</text:span></text:p>
          </draw:text-box>
        </draw:frame>
        <draw:frame draw:style-name="gr3" draw:text-style-name="P4" draw:layer="layout" svg:width="2.33cm" svg:height="0.399cm" svg:x="2.54cm" svg:y="14.394cm">
          <draw:text-box>
            <text:p text:style-name="P2"><text:span text:style-name="T9">if</text:span><text:span text:style-name="T6"> e(3) &lt; 0</text:span></text:p>
          </draw:text-box>
        </draw:frame>
        <draw:frame draw:style-name="gr3" draw:text-style-name="P4" draw:layer="layout" svg:width="4.236cm" svg:height="0.399cm" svg:x="2.54cm" svg:y="14.818cm">
          <draw:text-box>
            <text:p text:style-name="P2"><text:span text:style-name="T6"><text:s text:c="4"/></text:span><text:span text:style-name="T6">aop = 360 - aop;</text:span></text:p>
          </draw:text-box>
        </draw:frame>
        <draw:frame draw:style-name="gr3" draw:text-style-name="P4" draw:layer="layout" svg:width="0.637cm" svg:height="0.399cm" svg:x="2.54cm" svg:y="15.241cm">
          <draw:text-box>
            <text:p text:style-name="P2"><text:span text:style-name="T9">end</text:span></text:p>
          </draw:text-box>
        </draw:frame>
        <draw:frame draw:style-name="gr3" draw:text-style-name="P4" draw:layer="layout" svg:width="1.272cm" svg:height="0.399cm" svg:x="2.54cm" svg:y="16.088cm">
          <draw:text-box>
            <text:p text:style-name="P2"><text:span text:style-name="T8">%theta</text:span></text:p>
          </draw:text-box>
        </draw:frame>
        <draw:frame draw:style-name="gr3" draw:text-style-name="P4" draw:layer="layout" svg:width="6.564cm" svg:height="0.399cm" svg:x="2.54cm" svg:y="16.511cm">
          <draw:text-box>
            <text:p text:style-name="P2"><text:span text:style-name="T6">theta = acos(dot(e,R)/(em*Rm));</text:span></text:p>
          </draw:text-box>
        </draw:frame>
        <draw:frame draw:style-name="gr3" draw:text-style-name="P4" draw:layer="layout" svg:width="16.512cm" svg:height="0.399cm" svg:x="2.54cm" svg:y="16.934cm">
          <draw:text-box>
            <text:p text:style-name="P2"><text:span text:style-name="T9">if</text:span><text:span text:style-name="T6">(dot(R,V) &lt; 0) </text:span><text:span text:style-name="T8">% cehck flight path angle to see if it is postive or negative</text:span></text:p>
          </draw:text-box>
        </draw:frame>
        <draw:frame draw:style-name="gr3" draw:text-style-name="P4" draw:layer="layout" svg:width="4.871cm" svg:height="0.399cm" svg:x="2.54cm" svg:y="17.358cm">
          <draw:text-box>
            <text:p text:style-name="P2"><text:span text:style-name="T6"><text:s text:c="4"/></text:span><text:span text:style-name="T6">theta = 360 -theta;</text:span></text:p>
          </draw:text-box>
        </draw:frame>
        <draw:frame draw:style-name="gr3" draw:text-style-name="P4" draw:layer="layout" svg:width="0.637cm" svg:height="0.399cm" svg:x="2.54cm" svg:y="17.781cm">
          <draw:text-box>
            <text:p text:style-name="P2"><text:span text:style-name="T9">end</text:span></text:p>
          </draw:text-box>
        </draw:frame>
        <draw:frame draw:style-name="gr3" draw:text-style-name="P4" draw:layer="layout" svg:width="15.453cm" svg:height="0.399cm" svg:x="2.54cm" svg:y="18.628cm">
          <draw:text-box>
            <text:p text:style-name="P2"><text:span text:style-name="T9">if</text:span><text:span text:style-name="T6"> strcmp(magOrVec, </text:span><text:span text:style-name="T7">'magnitude'</text:span><text:span text:style-name="T6">) </text:span><text:span text:style-name="T8">%for magnitude mode, vectors will not be</text:span></text:p>
          </draw:text-box>
        </draw:frame>
        <draw:frame draw:style-name="gr3" draw:text-style-name="P4" draw:layer="layout" svg:width="1.907cm" svg:height="0.399cm" svg:x="2.54cm" svg:y="19.051cm">
          <draw:text-box>
            <text:p text:style-name="P2"><text:span text:style-name="T8"><text:s/></text:span><text:span text:style-name="T8">returned</text:span></text:p>
          </draw:text-box>
        </draw:frame>
        <draw:frame draw:style-name="gr3" draw:text-style-name="P4" draw:layer="layout" svg:width="2.331cm" svg:height="0.399cm" svg:x="2.54cm" svg:y="19.474cm">
          <draw:text-box>
            <text:p text:style-name="P2"><text:span text:style-name="T6"><text:s text:c="4"/></text:span><text:span text:style-name="T6">h = hm;</text:span></text:p>
          </draw:text-box>
        </draw:frame>
        <draw:frame draw:style-name="gr3" draw:text-style-name="P4" draw:layer="layout" svg:width="2.331cm" svg:height="0.399cm" svg:x="2.54cm" svg:y="19.898cm">
          <draw:text-box>
            <text:p text:style-name="P2"><text:span text:style-name="T6"><text:s text:c="4"/></text:span><text:span text:style-name="T6">e = em;</text:span></text:p>
          </draw:text-box>
        </draw:frame>
        <draw:frame draw:style-name="gr3" draw:text-style-name="P4" draw:layer="layout" svg:width="15.665cm" svg:height="0.399cm" svg:x="2.54cm" svg:y="20.321cm">
          <draw:text-box>
            <text:p text:style-name="P2"><text:span text:style-name="T6"><text:s text:c="4"/></text:span><text:span text:style-name="T9">if</text:span><text:span text:style-name="T6"> joshIsOnes([m1 n1 m2 n2]) </text:span><text:span text:style-name="T8">% for scalar inputs it is not possible to</text:span></text:p>
          </draw:text-box>
        </draw:frame>
        <draw:frame draw:style-name="gr3" draw:text-style-name="P4" draw:layer="layout" svg:width="4.871cm" svg:height="0.399cm" svg:x="2.54cm" svg:y="20.744cm">
          <draw:text-box>
            <text:p text:style-name="P2"><text:span text:style-name="T8"><text:s/></text:span><text:span text:style-name="T8">calculate these values</text:span></text:p>
          </draw:text-box>
        </draw:frame>
        <draw:frame draw:style-name="gr3" draw:text-style-name="P4" draw:layer="layout" svg:width="4.235cm" svg:height="0.399cm" svg:x="2.54cm" svg:y="21.168cm">
          <draw:text-box>
            <text:p text:style-name="P2"><text:span text:style-name="T6"><text:s text:c="8"/></text:span><text:span text:style-name="T6">theta = NaN;</text:span></text:p>
          </draw:text-box>
        </draw:frame>
        <draw:frame draw:style-name="gr3" draw:text-style-name="P4" draw:layer="layout" svg:width="3.812cm" svg:height="0.399cm" svg:x="2.54cm" svg:y="21.591cm">
          <draw:text-box>
            <text:p text:style-name="P2"><text:span text:style-name="T6"><text:s text:c="8"/></text:span><text:span text:style-name="T6">inc = NaN;</text:span></text:p>
          </draw:text-box>
        </draw:frame>
        <draw:frame draw:style-name="gr3" draw:text-style-name="P4" draw:layer="layout" svg:width="4.023cm" svg:height="0.399cm" svg:x="2.54cm" svg:y="22.014cm">
          <draw:text-box>
            <text:p text:style-name="P2"><text:span text:style-name="T6"><text:s text:c="8"/></text:span><text:span text:style-name="T6">raan = NaN;</text:span></text:p>
          </draw:text-box>
        </draw:frame>
        <draw:frame draw:style-name="gr3" draw:text-style-name="P4" draw:layer="layout" svg:width="3.812cm" svg:height="0.399cm" svg:x="2.54cm" svg:y="22.438cm">
          <draw:text-box>
            <text:p text:style-name="P2"><text:span text:style-name="T6"><text:s text:c="8"/></text:span><text:span text:style-name="T6">aop = NaN;</text:span></text:p>
          </draw:text-box>
        </draw:frame>
        <draw:frame draw:style-name="gr3" draw:text-style-name="P4" draw:layer="layout" svg:width="1.484cm" svg:height="0.399cm" svg:x="2.54cm" svg:y="22.861cm">
          <draw:text-box>
            <text:p text:style-name="P2"><text:span text:style-name="T6"><text:s text:c="4"/></text:span><text:span text:style-name="T9">end</text:span></text:p>
          </draw:text-box>
        </draw:frame>
        <draw:frame draw:style-name="gr3" draw:text-style-name="P4" draw:layer="layout" svg:width="0.637cm" svg:height="0.399cm" svg:x="2.54cm" svg:y="23.284cm">
          <draw:text-box>
            <text:p text:style-name="P2"><text:span text:style-name="T9">end</text:span></text:p>
          </draw:text-box>
        </draw:frame>
        <draw:frame draw:style-name="gr3" draw:text-style-name="P4" draw:layer="layout" svg:width="1.695cm" svg:height="0.399cm" svg:x="2.54cm" svg:y="23.708cm">
          <draw:text-box>
            <text:p text:style-name="P2"><text:span text:style-name="T6">ecc = e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0.637cm" svg:height="0.399cm" svg:x="2.54cm" svg:y="24.554cm">
          <draw:text-box>
            <text:p text:style-name="P2"><text:span text:style-name="T9">end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1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2.943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14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1.855cm" svg:height="0.399cm" svg:x="2.54cm" svg:y="3.247cm">
          <draw:text-box>
            <text:p text:style-name="P2"><text:span text:style-name="T9">function</text:span><text:span text:style-name="T6"> [r,v] = joshCOE2rv(a,ecc,theta,inc,raan,aop,mu)</text:span></text:p>
          </draw:text-box>
        </draw:frame>
        <draw:frame draw:style-name="gr3" draw:text-style-name="P4" draw:layer="layout" svg:width="4.235cm" svg:height="0.399cm" svg:x="2.54cm" svg:y="3.67cm">
          <draw:text-box>
            <text:p text:style-name="P2"><text:span text:style-name="T8">% all angles in rads</text:span></text:p>
          </draw:text-box>
        </draw:frame>
        <draw:frame draw:style-name="gr3" draw:text-style-name="P4" draw:layer="layout" svg:width="16.089cm" svg:height="0.399cm" svg:x="2.54cm" svg:y="4.093cm">
          <draw:text-box>
            <text:p text:style-name="P2"><text:span text:style-name="T6">[Cx,Cy,Cz]=joshAxisRotation(); </text:span><text:span text:style-name="T8">% just rotation matrix about x and z of theta</text:span></text:p>
          </draw:text-box>
        </draw:frame>
        <draw:frame draw:style-name="gr3" draw:text-style-name="P4" draw:layer="layout" svg:width="8.045cm" svg:height="0.399cm" svg:x="2.54cm" svg:y="4.94cm">
          <draw:text-box>
            <text:p text:style-name="P2"><text:span text:style-name="T6">rp = a*(1-ecc^2)/(1+ecc); </text:span><text:span text:style-name="T8">% cos(0) = 1</text:span></text:p>
          </draw:text-box>
        </draw:frame>
        <draw:frame draw:style-name="gr3" draw:text-style-name="P4" draw:layer="layout" svg:width="7.41cm" svg:height="0.399cm" svg:x="2.54cm" svg:y="5.363cm">
          <draw:text-box>
            <text:p text:style-name="P2"><text:span text:style-name="T6">h = sqrt(mu*rp*(1+ecc*cos(theta)));</text:span></text:p>
          </draw:text-box>
        </draw:frame>
        <draw:frame draw:style-name="gr3" draw:text-style-name="P4" draw:layer="layout" svg:width="6.775cm" svg:height="0.399cm" svg:x="2.54cm" svg:y="6.21cm">
          <draw:text-box>
            <text:p text:style-name="P2"><text:span text:style-name="T6">r = (h^2/mu)/(1+ecc*cos(theta));</text:span></text:p>
          </draw:text-box>
        </draw:frame>
        <draw:frame draw:style-name="gr3" draw:text-style-name="P4" draw:layer="layout" svg:width="12.702cm" svg:height="0.399cm" svg:x="2.54cm" svg:y="6.633cm">
          <draw:text-box>
            <text:p text:style-name="P2"><text:span text:style-name="T6">rperi = [cos(theta);sin(theta);0]*r; </text:span><text:span text:style-name="T8">% r vector in perifocal</text:span></text:p>
          </draw:text-box>
        </draw:frame>
        <draw:frame draw:style-name="gr3" draw:text-style-name="P4" draw:layer="layout" svg:width="16.3cm" svg:height="0.399cm" svg:x="2.54cm" svg:y="7.057cm">
          <draw:text-box>
            <text:p text:style-name="P2"><text:span text:style-name="T6">[vaz,vr] = joshVazVr(theta,ecc,h,mu); </text:span><text:span text:style-name="T8">% v vector in local horizontal vertical</text:span></text:p>
          </draw:text-box>
        </draw:frame>
        <draw:frame draw:style-name="gr3" draw:text-style-name="P4" draw:layer="layout" svg:width="3.812cm" svg:height="0.399cm" svg:x="2.54cm" svg:y="7.48cm">
          <draw:text-box>
            <text:p text:style-name="P2"><text:span text:style-name="T6">vloc = [vr;vaz;0];</text:span></text:p>
          </draw:text-box>
        </draw:frame>
        <draw:frame draw:style-name="gr3" draw:text-style-name="P4" draw:layer="layout" svg:width="11.856cm" svg:height="0.399cm" svg:x="2.54cm" svg:y="8.327cm">
          <draw:text-box>
            <text:p text:style-name="P2"><text:span text:style-name="T6">vperi = Cz(-theta)*vloc; </text:span><text:span text:style-name="T8">% v vector rotated to perifocal</text:span></text:p>
          </draw:text-box>
        </draw:frame>
        <draw:frame draw:style-name="gr3" draw:text-style-name="P4" draw:layer="layout" svg:width="6.14cm" svg:height="0.399cm" svg:x="2.54cm" svg:y="9.173cm">
          <draw:text-box>
            <text:p text:style-name="P2"><text:span text:style-name="T6">Q = Cz(raan)*Cx(inc)*Cz(aop);</text:span></text:p>
          </draw:text-box>
        </draw:frame>
        <draw:frame draw:style-name="gr3" draw:text-style-name="P4" draw:layer="layout" svg:width="5.505cm" svg:height="0.399cm" svg:x="2.54cm" svg:y="9.597cm">
          <draw:text-box>
            <text:p text:style-name="P2"><text:span text:style-name="T6">Q = Q'; </text:span><text:span text:style-name="T8">% Perifocal -&gt; ECI</text:span></text:p>
          </draw:text-box>
        </draw:frame>
        <draw:frame draw:style-name="gr3" draw:text-style-name="P4" draw:layer="layout" svg:width="10.162cm" svg:height="0.399cm" svg:x="2.54cm" svg:y="10.443cm">
          <draw:text-box>
            <text:p text:style-name="P2"><text:span text:style-name="T6">r = Q*rperi; </text:span><text:span text:style-name="T8">% rotation to get to Inertial frame</text:span></text:p>
          </draw:text-box>
        </draw:frame>
        <draw:frame draw:style-name="gr3" draw:text-style-name="P4" draw:layer="layout" svg:width="2.542cm" svg:height="0.399cm" svg:x="2.54cm" svg:y="10.867cm">
          <draw:text-box>
            <text:p text:style-name="P2"><text:span text:style-name="T6">v = Q*vperi;</text:span></text:p>
          </draw:text-box>
        </draw:frame>
        <draw:frame draw:style-name="gr3" draw:text-style-name="P4" draw:layer="layout" svg:width="1.484cm" svg:height="0.399cm" svg:x="2.54cm" svg:y="11.713cm">
          <draw:text-box>
            <text:p text:style-name="P2"><text:span text:style-name="T6">r = r';</text:span></text:p>
          </draw:text-box>
        </draw:frame>
        <draw:frame draw:style-name="gr3" draw:text-style-name="P4" draw:layer="layout" svg:width="1.484cm" svg:height="0.399cm" svg:x="2.54cm" svg:y="12.137cm">
          <draw:text-box>
            <text:p text:style-name="P2"><text:span text:style-name="T6">v = v';</text:span></text:p>
          </draw:text-box>
        </draw:frame>
        <draw:frame draw:style-name="gr3" draw:text-style-name="P4" draw:layer="layout" svg:width="0.637cm" svg:height="0.399cm" svg:x="2.54cm" svg:y="12.56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3.738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5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8.257cm" svg:height="0.399cm" svg:x="2.54cm" svg:y="3.388cm">
          <draw:text-box>
            <text:p text:style-name="P2"><text:span text:style-name="T9">function</text:span><text:span text:style-name="T6"> [fz,y,A,z,flag,glag,gdotlag] =</text:span></text:p>
          </draw:text-box>
        </draw:frame>
        <draw:frame draw:style-name="gr3" draw:text-style-name="P4" draw:layer="layout" svg:width="9.739cm" svg:height="0.399cm" svg:x="2.54cm" svg:y="3.811cm">
          <draw:text-box>
            <text:p text:style-name="P2"><text:span text:style-name="T6"><text:s/></text:span><text:span text:style-name="T6">joshfLambert(r1,r2,dt,theta,mu,C,S)</text:span><text:span text:style-name="T8">%,z0)%,pr)</text:span></text:p>
          </draw:text-box>
        </draw:frame>
        <draw:frame draw:style-name="gr3" draw:text-style-name="P4" draw:layer="layout" svg:width="0.425cm" svg:height="0.399cm" svg:x="2.54cm" svg:y="4.234cm">
          <draw:text-box>
            <text:p text:style-name="P2"><text:span text:style-name="T8">%{</text:span></text:p>
          </draw:text-box>
        </draw:frame>
        <draw:frame draw:style-name="gr3" draw:text-style-name="P4" draw:layer="layout" svg:width="14.184cm" svg:height="0.399cm" svg:x="2.54cm" svg:y="4.658cm">
          <draw:text-box>
            <text:p text:style-name="P2"><text:span text:style-name="T8">this function will return the lagrange coeffs along with z from the</text:span></text:p>
          </draw:text-box>
        </draw:frame>
        <draw:frame draw:style-name="gr3" draw:text-style-name="P4" draw:layer="layout" svg:width="14.607cm" svg:height="0.399cm" svg:x="2.54cm" svg:y="5.081cm">
          <draw:text-box>
            <text:p text:style-name="P2"><text:span text:style-name="T8">universal variable, A and yfrom lamberts problem and fz from lamberts</text:span></text:p>
          </draw:text-box>
        </draw:frame>
        <draw:frame draw:style-name="gr3" draw:text-style-name="P4" draw:layer="layout" svg:width="15.454cm" svg:height="0.399cm" svg:x="2.54cm" svg:y="5.504cm">
          <draw:text-box>
            <text:p text:style-name="P2"><text:span text:style-name="T8">problem such that the zero of fz will give you the solution z to lamberts</text:span></text:p>
          </draw:text-box>
        </draw:frame>
        <draw:frame draw:style-name="gr3" draw:text-style-name="P4" draw:layer="layout" svg:width="10.797cm" svg:height="0.399cm" svg:x="2.54cm" svg:y="5.928cm">
          <draw:text-box>
            <text:p text:style-name="P2"><text:span text:style-name="T8">problem. r1 r2 should be scalars, dt is transit tim</text:span></text:p>
          </draw:text-box>
        </draw:frame>
        <draw:frame draw:style-name="gr3" draw:text-style-name="P4" draw:layer="layout" svg:width="0.425cm" svg:height="0.399cm" svg:x="2.54cm" svg:y="6.351cm">
          <draw:text-box>
            <text:p text:style-name="P2"><text:span text:style-name="T8">%}</text:span></text:p>
          </draw:text-box>
        </draw:frame>
        <draw:frame draw:style-name="gr3" draw:text-style-name="P4" draw:layer="layout" svg:width="1.907cm" svg:height="0.399cm" svg:x="2.54cm" svg:y="7.621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10.162cm" svg:height="0.399cm" svg:x="2.54cm" svg:y="8.044cm">
          <draw:text-box>
            <text:p text:style-name="P2"><text:span text:style-name="T6"><text:s text:c="4"/></text:span><text:span text:style-name="T6">r1 </text:span><text:span text:style-name="T10">(1,1) double {mustBeReal, mustBePositive}</text:span></text:p>
          </draw:text-box>
        </draw:frame>
        <draw:frame draw:style-name="gr3" draw:text-style-name="P4" draw:layer="layout" svg:width="10.162cm" svg:height="0.399cm" svg:x="2.54cm" svg:y="8.468cm">
          <draw:text-box>
            <text:p text:style-name="P2"><text:span text:style-name="T6"><text:s text:c="4"/></text:span><text:span text:style-name="T6">r2 </text:span><text:span text:style-name="T10">(1,1) double {mustBeReal, mustBePositive}</text:span></text:p>
          </draw:text-box>
        </draw:frame>
        <draw:frame draw:style-name="gr3" draw:text-style-name="P4" draw:layer="layout" svg:width="7.622cm" svg:height="0.399cm" svg:x="2.54cm" svg:y="8.891cm">
          <draw:text-box>
            <text:p text:style-name="P2"><text:span text:style-name="T6"><text:s text:c="4"/></text:span><text:span text:style-name="T6">dt </text:span><text:span text:style-name="T10">(1,1) double {mustBePositive}</text:span></text:p>
          </draw:text-box>
        </draw:frame>
        <draw:frame draw:style-name="gr3" draw:text-style-name="P4" draw:layer="layout" svg:width="8.257cm" svg:height="0.399cm" svg:x="2.54cm" svg:y="9.314cm">
          <draw:text-box>
            <text:p text:style-name="P2"><text:span text:style-name="T6"><text:s text:c="4"/></text:span><text:span text:style-name="T6">theta </text:span><text:span text:style-name="T10">(1,1) double {mustBePositive}</text:span></text:p>
          </draw:text-box>
        </draw:frame>
        <draw:frame draw:style-name="gr3" draw:text-style-name="P4" draw:layer="layout" svg:width="9.527cm" svg:height="0.399cm" svg:x="2.54cm" svg:y="9.738cm">
          <draw:text-box>
            <text:p text:style-name="P2"><text:span text:style-name="T6"><text:s text:c="4"/></text:span><text:span text:style-name="T6">mu </text:span><text:span text:style-name="T10">(1,1) double {mustBePositive}</text:span><text:span text:style-name="T6"> = 398600</text:span></text:p>
          </draw:text-box>
        </draw:frame>
        <draw:frame draw:style-name="gr3" draw:text-style-name="P4" draw:layer="layout" svg:width="7.834cm" svg:height="0.399cm" svg:x="2.54cm" svg:y="10.161cm">
          <draw:text-box>
            <text:p text:style-name="P2"><text:span text:style-name="T6"><text:s text:c="4"/></text:span><text:span text:style-name="T6">C </text:span><text:span text:style-name="T10">(1,:) double {mustBeReal}</text:span><text:span text:style-name="T6"> = nan</text:span></text:p>
          </draw:text-box>
        </draw:frame>
        <draw:frame draw:style-name="gr3" draw:text-style-name="P4" draw:layer="layout" svg:width="7.834cm" svg:height="0.399cm" svg:x="2.54cm" svg:y="10.584cm">
          <draw:text-box>
            <text:p text:style-name="P2"><text:span text:style-name="T6"><text:s text:c="4"/></text:span><text:span text:style-name="T6">S </text:span><text:span text:style-name="T10">(1,:) double {mustBeReal}</text:span><text:span text:style-name="T6"> = nan</text:span></text:p>
          </draw:text-box>
        </draw:frame>
        <draw:frame draw:style-name="gr3" draw:text-style-name="P4" draw:layer="layout" svg:width="9.316cm" svg:height="0.399cm" svg:x="2.54cm" svg:y="11.008cm">
          <draw:text-box>
            <text:p text:style-name="P2"><text:span text:style-name="T6"><text:s text:c="4"/></text:span><text:span text:style-name="T8">% <text:s text:c="4"/>z0 (1,1) double {mustBeReal} = nan</text:span></text:p>
          </draw:text-box>
        </draw:frame>
        <draw:frame draw:style-name="gr3" draw:text-style-name="P4" draw:layer="layout" svg:width="0.637cm" svg:height="0.399cm" svg:x="2.54cm" svg:y="11.431cm">
          <draw:text-box>
            <text:p text:style-name="P2"><text:span text:style-name="T9">end</text:span></text:p>
          </draw:text-box>
        </draw:frame>
        <draw:frame draw:style-name="gr3" draw:text-style-name="P4" draw:layer="layout" svg:width="16.088cm" svg:height="0.399cm" svg:x="2.54cm" svg:y="12.701cm">
          <draw:text-box>
            <text:p text:style-name="P2"><text:span text:style-name="T6">warning(</text:span><text:span text:style-name="T7">"joshfLambert: This function may be useful but it is not well tested</text:span></text:p>
          </draw:text-box>
        </draw:frame>
        <draw:frame draw:style-name="gr3" draw:text-style-name="P4" draw:layer="layout" svg:width="12.914cm" svg:height="0.399cm" svg:x="2.54cm" svg:y="13.124cm">
          <draw:text-box>
            <text:p text:style-name="P2"><text:span text:style-name="T7"><text:s/></text:span><text:span text:style-name="T7">and complete argument validation has not been implimented."</text:span><text:span text:style-name="T6">)</text:span></text:p>
          </draw:text-box>
        </draw:frame>
        <draw:frame draw:style-name="gr3" draw:text-style-name="P4" draw:layer="layout" svg:width="4.235cm" svg:height="0.399cm" svg:x="2.54cm" svg:y="14.394cm">
          <draw:text-box>
            <text:p text:style-name="P2"><text:span text:style-name="T9">if</text:span><text:span text:style-name="T6"> isnan(C)|isnan(S)</text:span></text:p>
          </draw:text-box>
        </draw:frame>
        <draw:frame draw:style-name="gr3" draw:text-style-name="P4" draw:layer="layout" svg:width="6.776cm" svg:height="0.399cm" svg:x="2.54cm" svg:y="14.818cm">
          <draw:text-box>
            <text:p text:style-name="P2"><text:span text:style-name="T6"><text:s text:c="4"/></text:span><text:span text:style-name="T6">[C,S] = joshStumpffCoeffs();</text:span></text:p>
          </draw:text-box>
        </draw:frame>
        <draw:frame draw:style-name="gr3" draw:text-style-name="P4" draw:layer="layout" svg:width="0.637cm" svg:height="0.399cm" svg:x="2.54cm" svg:y="15.241cm">
          <draw:text-box>
            <text:p text:style-name="P2"><text:span text:style-name="T9">end</text:span></text:p>
          </draw:text-box>
        </draw:frame>
        <draw:frame draw:style-name="gr3" draw:text-style-name="P4" draw:layer="layout" svg:width="3.812cm" svg:height="0.399cm" svg:x="2.54cm" svg:y="16.088cm">
          <draw:text-box>
            <text:p text:style-name="P2"><text:span text:style-name="T6">coefs = length(C);</text:span></text:p>
          </draw:text-box>
        </draw:frame>
        <draw:frame draw:style-name="gr3" draw:text-style-name="P4" draw:layer="layout" svg:width="4.023cm" svg:height="0.399cm" svg:x="2.54cm" svg:y="16.511cm">
          <draw:text-box>
            <text:p text:style-name="P2"><text:span text:style-name="T9">if</text:span><text:span text:style-name="T6"> length(S)~=coefs</text:span></text:p>
          </draw:text-box>
        </draw:frame>
        <draw:frame draw:style-name="gr3" draw:text-style-name="P4" draw:layer="layout" svg:width="16.089cm" svg:height="0.399cm" svg:x="2.54cm" svg:y="16.934cm">
          <draw:text-box>
            <text:p text:style-name="P2"><text:span text:style-name="T6"><text:s text:c="4"/></text:span><text:span text:style-name="T6">throw(MException(</text:span><text:span text:style-name="T7">"joshfLambert:invalidInput"</text:span><text:span text:style-name="T6">,</text:span><text:span text:style-name="T7">"S and C should be the same</text:span></text:p>
          </draw:text-box>
        </draw:frame>
        <draw:frame draw:style-name="gr3" draw:text-style-name="P4" draw:layer="layout" svg:width="2.119cm" svg:height="0.399cm" svg:x="2.54cm" svg:y="17.358cm">
          <draw:text-box>
            <text:p text:style-name="P2"><text:span text:style-name="T7"><text:s/></text:span><text:span text:style-name="T7">length"</text:span><text:span text:style-name="T6">))</text:span></text:p>
          </draw:text-box>
        </draw:frame>
        <draw:frame draw:style-name="gr3" draw:text-style-name="P4" draw:layer="layout" svg:width="0.637cm" svg:height="0.399cm" svg:x="2.54cm" svg:y="17.781cm">
          <draw:text-box>
            <text:p text:style-name="P2"><text:span text:style-name="T9">end</text:span></text:p>
          </draw:text-box>
        </draw:frame>
        <draw:frame draw:style-name="gr3" draw:text-style-name="P4" draw:layer="layout" svg:width="9.315cm" svg:height="0.399cm" svg:x="2.54cm" svg:y="18.628cm">
          <draw:text-box>
            <text:p text:style-name="P2"><text:span text:style-name="T6">A = sin(theta)*sqrt(r1*r2/(1 - cos(theta)));</text:span></text:p>
          </draw:text-box>
        </draw:frame>
        <draw:frame draw:style-name="gr3" draw:text-style-name="P4" draw:layer="layout" svg:width="2.965cm" svg:height="0.399cm" svg:x="2.54cm" svg:y="19.474cm">
          <draw:text-box>
            <text:p text:style-name="P2"><text:span text:style-name="T8">% disp("josh")</text:span></text:p>
          </draw:text-box>
        </draw:frame>
        <draw:frame draw:style-name="gr3" draw:text-style-name="P4" draw:layer="layout" svg:width="2.754cm" svg:height="0.399cm" svg:x="2.54cm" svg:y="19.898cm">
          <draw:text-box>
            <text:p text:style-name="P2"><text:span text:style-name="T8">% disp(theta)</text:span></text:p>
          </draw:text-box>
        </draw:frame>
        <draw:frame draw:style-name="gr3" draw:text-style-name="P4" draw:layer="layout" svg:width="2.119cm" svg:height="0.399cm" svg:x="2.54cm" svg:y="20.321cm">
          <draw:text-box>
            <text:p text:style-name="P2"><text:span text:style-name="T8">% disp(r1)</text:span></text:p>
          </draw:text-box>
        </draw:frame>
        <draw:frame draw:style-name="gr3" draw:text-style-name="P4" draw:layer="layout" svg:width="2.119cm" svg:height="0.399cm" svg:x="2.54cm" svg:y="20.744cm">
          <draw:text-box>
            <text:p text:style-name="P2"><text:span text:style-name="T8">% disp(r2)</text:span></text:p>
          </draw:text-box>
        </draw:frame>
        <draw:frame draw:style-name="gr3" draw:text-style-name="P4" draw:layer="layout" svg:width="1.907cm" svg:height="0.399cm" svg:x="2.54cm" svg:y="21.168cm">
          <draw:text-box>
            <text:p text:style-name="P2"><text:span text:style-name="T8">% disp(A)</text:span></text:p>
          </draw:text-box>
        </draw:frame>
        <draw:frame draw:style-name="gr3" draw:text-style-name="P4" draw:layer="layout" svg:width="8.257cm" svg:height="0.399cm" svg:x="2.54cm" svg:y="22.014cm">
          <draw:text-box>
            <text:p text:style-name="P2"><text:span text:style-name="T6">C = @(z) sum(C.*joshStumpffZ(z,coefs));</text:span></text:p>
          </draw:text-box>
        </draw:frame>
        <draw:frame draw:style-name="gr3" draw:text-style-name="P4" draw:layer="layout" svg:width="8.257cm" svg:height="0.399cm" svg:x="2.54cm" svg:y="22.438cm">
          <draw:text-box>
            <text:p text:style-name="P2"><text:span text:style-name="T6">S = @(z) sum(S.*joshStumpffZ(z,coefs));</text:span></text:p>
          </draw:text-box>
        </draw:frame>
        <draw:frame draw:style-name="gr3" draw:text-style-name="P4" draw:layer="layout" svg:width="12.49cm" svg:height="0.399cm" svg:x="2.54cm" svg:y="23.284cm">
          <draw:text-box>
            <text:p text:style-name="P2"><text:span text:style-name="T6">y = @(z)(r1+r2+ <text:s/>A*((z*S(z)-1))/sqrt(C(z))); </text:span><text:span text:style-name="T8">% y is correct</text:span></text:p>
          </draw:text-box>
        </draw:frame>
        <draw:frame draw:style-name="gr3" draw:text-style-name="P4" draw:layer="layout" svg:width="15.877cm" svg:height="0.399cm" svg:x="2.54cm" svg:y="23.708cm">
          <draw:text-box>
            <text:p text:style-name="P2"><text:span text:style-name="T6">fz = @(z) S(z)*(y(z)/C(z))^(1.5)+ <text:s/>A*sqrt(y(z))-sqrt(mu)*dt; </text:span><text:span text:style-name="T8">% f is correct</text:span></text:p>
          </draw:text-box>
        </draw:frame>
        <draw:frame draw:style-name="gr3" draw:text-style-name="P4" draw:layer="layout" svg:width="3.389cm" svg:height="0.399cm" svg:x="2.54cm" svg:y="24.131cm">
          <draw:text-box>
            <text:p text:style-name="P2"><text:span text:style-name="T6">z = fzero(fz,0)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5.294cm" svg:height="0.399cm" svg:x="2.54cm" svg:y="24.978cm">
          <draw:text-box>
            <text:p text:style-name="P2"><text:span text:style-name="T6">flag = 1-(y(z)/norm(r1));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6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4.87cm" svg:height="0.399cm" svg:x="2.54cm" svg:y="2.541cm">
          <draw:text-box>
            <text:p text:style-name="P2"><text:span text:style-name="T6">glag = A*sqrt(y(z)/mu);</text:span></text:p>
          </draw:text-box>
        </draw:frame>
        <draw:frame draw:style-name="gr3" draw:text-style-name="P4" draw:layer="layout" svg:width="14.607cm" svg:height="0.399cm" svg:x="2.54cm" svg:y="2.964cm">
          <draw:text-box>
            <text:p text:style-name="P2"><text:span text:style-name="T8">% fdot = (sqrt(mu_e)/(norm(r1)*norm(r2)))*sqrt(y(z)/C(z))*(z*S(z)-1);</text:span></text:p>
          </draw:text-box>
        </draw:frame>
        <draw:frame draw:style-name="gr3" draw:text-style-name="P4" draw:layer="layout" svg:width="6.352cm" svg:height="0.399cm" svg:x="2.54cm" svg:y="3.388cm">
          <draw:text-box>
            <text:p text:style-name="P2"><text:span text:style-name="T6">gdotlag = (1-(y(z)/norm(r2)));</text:span></text:p>
          </draw:text-box>
        </draw:frame>
        <draw:frame draw:style-name="gr3" draw:text-style-name="P4" draw:layer="layout" svg:width="2.754cm" svg:height="0.399cm" svg:x="2.54cm" svg:y="4.234cm">
          <draw:text-box>
            <text:p text:style-name="P2"><text:span text:style-name="T8">% my attempts</text:span></text:p>
          </draw:text-box>
        </draw:frame>
        <draw:frame draw:style-name="gr3" draw:text-style-name="P4" draw:layer="layout" svg:width="1.484cm" svg:height="0.399cm" svg:x="2.54cm" svg:y="4.658cm">
          <draw:text-box>
            <text:p text:style-name="P2"><text:span text:style-name="T8">%WRONG:</text:span></text:p>
          </draw:text-box>
        </draw:frame>
        <draw:frame draw:style-name="gr3" draw:text-style-name="P4" draw:layer="layout" svg:width="8.68cm" svg:height="0.399cm" svg:x="2.54cm" svg:y="5.081cm">
          <draw:text-box>
            <text:p text:style-name="P2"><text:span text:style-name="T8">% fp = @(z) (1/(2*sqrt(y(z)*C(z)^5)) ) <text:s/>*</text:span></text:p>
          </draw:text-box>
        </draw:frame>
        <draw:frame draw:style-name="gr3" draw:text-style-name="P4" draw:layer="layout" svg:width="13.337cm" svg:height="0.399cm" svg:x="2.54cm" svg:y="5.504cm">
          <draw:text-box>
            <text:p text:style-name="P2"><text:span text:style-name="T8"><text:s/></text:span><text:span text:style-name="T8">( y(z)^2*((2*C(z)*dS(z))-3*dC(z)*S(z)) + dy(z)*(A*C(z)^(5/2) +</text:span></text:p>
          </draw:text-box>
        </draw:frame>
        <draw:frame draw:style-name="gr3" draw:text-style-name="P4" draw:layer="layout" svg:width="4.447cm" svg:height="0.399cm" svg:x="2.54cm" svg:y="5.928cm">
          <draw:text-box>
            <text:p text:style-name="P2"><text:span text:style-name="T8"><text:s/></text:span><text:span text:style-name="T8">3*C(z)*S(z)*y(z)) );</text:span></text:p>
          </draw:text-box>
        </draw:frame>
        <draw:frame draw:style-name="gr3" draw:text-style-name="P4" draw:layer="layout" svg:width="8.045cm" svg:height="0.399cm" svg:x="2.54cm" svg:y="6.351cm">
          <draw:text-box>
            <text:p text:style-name="P2"><text:span text:style-name="T8">% dC = @(z) (1/(2*z)) * (C(z)-3*S(z));</text:span></text:p>
          </draw:text-box>
        </draw:frame>
        <draw:frame draw:style-name="gr3" draw:text-style-name="P4" draw:layer="layout" svg:width="8.892cm" svg:height="0.399cm" svg:x="2.54cm" svg:y="6.774cm">
          <draw:text-box>
            <text:p text:style-name="P2"><text:span text:style-name="T8">% dS = @(z) (1/(2*z)) * (1-z*S(z)-2*C(z));</text:span></text:p>
          </draw:text-box>
        </draw:frame>
        <draw:frame draw:style-name="gr3" draw:text-style-name="P4" draw:layer="layout" svg:width="16.512cm" svg:height="0.399cm" svg:x="2.54cm" svg:y="7.198cm">
          <draw:text-box>
            <text:p text:style-name="P2"><text:span text:style-name="T8">% dy = @(z)(A/(2*C(z)^1.5)) * ( (dC(z)*(1-z*S(z)) + <text:s/>2*C(z)*(S(z)+z*dS(z))) );</text:span></text:p>
          </draw:text-box>
        </draw:frame>
        <draw:frame draw:style-name="gr3" draw:text-style-name="P4" draw:layer="layout" svg:width="15.454cm" svg:height="0.399cm" svg:x="2.54cm" svg:y="7.621cm">
          <draw:text-box>
            <text:p text:style-name="P2"><text:span text:style-name="T8">% fpz0 = @(z) <text:s/>sqrt(2)/40*y(0)^1.5 + A/8*(sqrt(y(0)) + A*sqrt(1/2/y(0)));</text:span></text:p>
          </draw:text-box>
        </draw:frame>
        <draw:frame draw:style-name="gr3" draw:text-style-name="P4" draw:layer="layout" svg:width="0.352cm" svg:height="0.399cm" svg:x="2.54cm" svg:y="8.044cm">
          <draw:text-box>
            <text:p text:style-name="P2"><text:span text:style-name="T8">%</text:span></text:p>
          </draw:text-box>
        </draw:frame>
        <draw:frame draw:style-name="gr3" draw:text-style-name="P4" draw:layer="layout" svg:width="16.3cm" svg:height="0.399cm" svg:x="2.54cm" svg:y="8.468cm">
          <draw:text-box>
            <text:p text:style-name="P2"><text:span text:style-name="T8">% fp = @(z) (y(z)/C(z))^1.5*(1/2/z*(C(z) - 3*S(z)/2/C(z))+ 3*S(z)^2/4/C(z)) +</text:span></text:p>
          </draw:text-box>
        </draw:frame>
        <draw:frame draw:style-name="gr3" draw:text-style-name="P4" draw:layer="layout" svg:width="10.374cm" svg:height="0.399cm" svg:x="2.54cm" svg:y="8.891cm">
          <draw:text-box>
            <text:p text:style-name="P2"><text:span text:style-name="T8"><text:s/></text:span><text:span text:style-name="T8">A/8*(3*S(z)/C(z)*sqrt(y(z))+ A*sqrt(C(z)/y(z)));</text:span></text:p>
          </draw:text-box>
        </draw:frame>
        <draw:frame draw:style-name="gr3" draw:text-style-name="P4" draw:layer="layout" svg:width="2.33cm" svg:height="0.399cm" svg:x="2.54cm" svg:y="9.314cm">
          <draw:text-box>
            <text:p text:style-name="P2"><text:span text:style-name="T8">%%%%%%%%%%%</text:span></text:p>
          </draw:text-box>
        </draw:frame>
        <draw:frame draw:style-name="gr3" draw:text-style-name="P4" draw:layer="layout" svg:width="0.637cm" svg:height="0.399cm" svg:x="2.54cm" svg:y="10.584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1.762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17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4.395cm" svg:height="0.399cm" svg:x="2.54cm" svg:y="3.247cm">
          <draw:text-box>
            <text:p text:style-name="P2"><text:span text:style-name="T9">function</text:span><text:span text:style-name="T6"> [dv1,dv2,dv,T,ht,ecct,vt1,vt2] = joshHomann(r1,v1,r2,v2,mu)</text:span></text:p>
          </draw:text-box>
        </draw:frame>
        <draw:frame draw:style-name="gr3" draw:text-style-name="P4" draw:layer="layout" svg:width="15.242cm" svg:height="0.399cm" svg:x="2.54cm" svg:y="3.67cm">
          <draw:text-box>
            <text:p text:style-name="P2"><text:span text:style-name="T8">% takes the magnitudes of r1 v1 at either apoapse or periapse of orbit 1</text:span></text:p>
          </draw:text-box>
        </draw:frame>
        <draw:frame draw:style-name="gr3" draw:text-style-name="P4" draw:layer="layout" svg:width="12.914cm" svg:height="0.399cm" svg:x="2.54cm" svg:y="4.093cm">
          <draw:text-box>
            <text:p text:style-name="P2"><text:span text:style-name="T8">% and r2 v2 at the apoapse or periapse of orbit 2 as scalars.</text:span></text:p>
          </draw:text-box>
        </draw:frame>
        <draw:frame draw:style-name="gr3" draw:text-style-name="P4" draw:layer="layout" svg:width="15.242cm" svg:height="0.399cm" svg:x="2.54cm" svg:y="4.517cm">
          <draw:text-box>
            <text:p text:style-name="P2"><text:span text:style-name="T8">% it is assumed that the apses of orbits 1 and 2 are on oposite sides of</text:span></text:p>
          </draw:text-box>
        </draw:frame>
        <draw:frame draw:style-name="gr3" draw:text-style-name="P4" draw:layer="layout" svg:width="11.432cm" svg:height="0.399cm" svg:x="2.54cm" svg:y="4.94cm">
          <draw:text-box>
            <text:p text:style-name="P2"><text:span text:style-name="T8">% of the foci and that they lie on the same apse line.</text:span></text:p>
          </draw:text-box>
        </draw:frame>
        <draw:frame draw:style-name="gr3" draw:text-style-name="P4" draw:layer="layout" svg:width="16.089cm" svg:height="0.399cm" svg:x="2.54cm" svg:y="5.363cm">
          <draw:text-box>
            <text:p text:style-name="P2"><text:span text:style-name="T8">% it is assumed that both orbits have the same grade, ie both pro- or retro-</text:span></text:p>
          </draw:text-box>
        </draw:frame>
        <draw:frame draw:style-name="gr3" draw:text-style-name="P4" draw:layer="layout" svg:width="15.665cm" svg:height="0.399cm" svg:x="2.54cm" svg:y="5.787cm">
          <draw:text-box>
            <text:p text:style-name="P2"><text:span text:style-name="T8">% grade. parameters should be positive values but one of the returned dv's</text:span></text:p>
          </draw:text-box>
        </draw:frame>
        <draw:frame draw:style-name="gr3" draw:text-style-name="P4" draw:layer="layout" svg:width="12.49cm" svg:height="0.399cm" svg:x="2.54cm" svg:y="6.21cm">
          <draw:text-box>
            <text:p text:style-name="P2"><text:span text:style-name="T8">% will be negative to corresponding to the retrograde burn.</text:span></text:p>
          </draw:text-box>
        </draw:frame>
        <draw:frame draw:style-name="gr3" draw:text-style-name="P4" draw:layer="layout" svg:width="11.22cm" svg:height="0.399cm" svg:x="2.54cm" svg:y="6.633cm">
          <draw:text-box>
            <text:p text:style-name="P2"><text:span text:style-name="T8">% The first 3 returned values correspond to delta V's</text:span></text:p>
          </draw:text-box>
        </draw:frame>
        <draw:frame draw:style-name="gr3" draw:text-style-name="P4" draw:layer="layout" svg:width="11.22cm" svg:height="0.399cm" svg:x="2.54cm" svg:y="7.057cm">
          <draw:text-box>
            <text:p text:style-name="P2"><text:span text:style-name="T8">% the 4th returned value corresponds to transfer time</text:span></text:p>
          </draw:text-box>
        </draw:frame>
        <draw:frame draw:style-name="gr3" draw:text-style-name="P4" draw:layer="layout" svg:width="16.089cm" svg:height="0.399cm" svg:x="2.54cm" svg:y="7.48cm">
          <draw:text-box>
            <text:p text:style-name="P2"><text:span text:style-name="T8">% The 5th-8th returned values correspond to properties of the transfer orbit</text:span></text:p>
          </draw:text-box>
        </draw:frame>
        <draw:frame draw:style-name="gr3" draw:text-style-name="P4" draw:layer="layout" svg:width="1.907cm" svg:height="0.399cm" svg:x="2.54cm" svg:y="8.32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8.045cm" svg:height="0.399cm" svg:x="2.54cm" svg:y="8.75cm">
          <draw:text-box>
            <text:p text:style-name="P2"><text:span text:style-name="T6"><text:s text:c="4"/></text:span><text:span text:style-name="T6">r1</text:span><text:span text:style-name="T10">(1,1) double {mustBeNonnegative}</text:span></text:p>
          </draw:text-box>
        </draw:frame>
        <draw:frame draw:style-name="gr3" draw:text-style-name="P4" draw:layer="layout" svg:width="8.045cm" svg:height="0.399cm" svg:x="2.54cm" svg:y="9.173cm">
          <draw:text-box>
            <text:p text:style-name="P2"><text:span text:style-name="T6"><text:s text:c="4"/></text:span><text:span text:style-name="T6">v1</text:span><text:span text:style-name="T10">(1,1) double {mustBeNonnegative}</text:span></text:p>
          </draw:text-box>
        </draw:frame>
        <draw:frame draw:style-name="gr3" draw:text-style-name="P4" draw:layer="layout" svg:width="8.045cm" svg:height="0.399cm" svg:x="2.54cm" svg:y="9.597cm">
          <draw:text-box>
            <text:p text:style-name="P2"><text:span text:style-name="T6"><text:s text:c="4"/></text:span><text:span text:style-name="T6">r2</text:span><text:span text:style-name="T10">(1,1) double {mustBeNonnegative}</text:span></text:p>
          </draw:text-box>
        </draw:frame>
        <draw:frame draw:style-name="gr3" draw:text-style-name="P4" draw:layer="layout" svg:width="8.045cm" svg:height="0.399cm" svg:x="2.54cm" svg:y="10.02cm">
          <draw:text-box>
            <text:p text:style-name="P2"><text:span text:style-name="T6"><text:s text:c="4"/></text:span><text:span text:style-name="T6">v2</text:span><text:span text:style-name="T10">(1,1) double {mustBeNonnegative}</text:span></text:p>
          </draw:text-box>
        </draw:frame>
        <draw:frame draw:style-name="gr3" draw:text-style-name="P4" draw:layer="layout" svg:width="15.243cm" svg:height="0.399cm" svg:x="2.54cm" svg:y="10.443cm">
          <draw:text-box>
            <text:p text:style-name="P2"><text:span text:style-name="T6"><text:s text:c="4"/></text:span><text:span text:style-name="T6">mu </text:span><text:span text:style-name="T10">(1,1) {mustBeNumeric, mustBeReal, mustBePositive}</text:span><text:span text:style-name="T6"> = 3.986004418 *</text:span></text:p>
          </draw:text-box>
        </draw:frame>
        <draw:frame draw:style-name="gr3" draw:text-style-name="P4" draw:layer="layout" svg:width="3.601cm" svg:height="0.399cm" svg:x="2.54cm" svg:y="10.867cm">
          <draw:text-box>
            <text:p text:style-name="P2"><text:span text:style-name="T6"><text:s/></text:span><text:span text:style-name="T6">(10^5) </text:span><text:span text:style-name="T8">%km^3/s^2</text:span></text:p>
          </draw:text-box>
        </draw:frame>
        <draw:frame draw:style-name="gr3" draw:text-style-name="P4" draw:layer="layout" svg:width="0.637cm" svg:height="0.399cm" svg:x="2.54cm" svg:y="11.29cm">
          <draw:text-box>
            <text:p text:style-name="P2"><text:span text:style-name="T9">end</text:span></text:p>
          </draw:text-box>
        </draw:frame>
        <draw:frame draw:style-name="gr3" draw:text-style-name="P4" draw:layer="layout" svg:width="3.6cm" svg:height="0.399cm" svg:x="2.54cm" svg:y="11.713cm">
          <draw:text-box>
            <text:p text:style-name="P2"><text:span text:style-name="T8">% <text:s text:c="4"/>h1 = r1*v1;</text:span></text:p>
          </draw:text-box>
        </draw:frame>
        <draw:frame draw:style-name="gr3" draw:text-style-name="P4" draw:layer="layout" svg:width="3.6cm" svg:height="0.399cm" svg:x="2.54cm" svg:y="12.137cm">
          <draw:text-box>
            <text:p text:style-name="P2"><text:span text:style-name="T8">% <text:s text:c="4"/>h2 = r2*v2;</text:span></text:p>
          </draw:text-box>
        </draw:frame>
        <draw:frame draw:style-name="gr3" draw:text-style-name="P4" draw:layer="layout" svg:width="15.665cm" svg:height="0.399cm" svg:x="2.54cm" svg:y="12.56cm">
          <draw:text-box>
            <text:p text:style-name="P2"><text:span text:style-name="T6"><text:s text:c="4"/></text:span><text:span text:style-name="T6">ecct = ((r2-r1)/(r1+r2)); </text:span><text:span text:style-name="T8">% absolute value so that if r2 &gt; r1, ecct is</text:span></text:p>
          </draw:text-box>
        </draw:frame>
        <draw:frame draw:style-name="gr3" draw:text-style-name="P4" draw:layer="layout" svg:width="1.696cm" svg:height="0.399cm" svg:x="2.54cm" svg:y="12.983cm">
          <draw:text-box>
            <text:p text:style-name="P2"><text:span text:style-name="T8"><text:s/></text:span><text:span text:style-name="T8">postive</text:span></text:p>
          </draw:text-box>
        </draw:frame>
        <draw:frame draw:style-name="gr3" draw:text-style-name="P4" draw:layer="layout" svg:width="13.337cm" svg:height="0.399cm" svg:x="2.54cm" svg:y="13.407cm">
          <draw:text-box>
            <text:p text:style-name="P2"><text:span text:style-name="T6"><text:s text:c="4"/></text:span><text:span text:style-name="T6">ht = sqrt(mu*r1*(1+ecct)); </text:span><text:span text:style-name="T8">% this assumes we're at periapse</text:span></text:p>
          </draw:text-box>
        </draw:frame>
        <draw:frame draw:style-name="gr3" draw:text-style-name="P4" draw:layer="layout" svg:width="3.389cm" svg:height="0.399cm" svg:x="2.54cm" svg:y="13.83cm">
          <draw:text-box>
            <text:p text:style-name="P2"><text:span text:style-name="T6"><text:s text:c="4"/></text:span><text:span text:style-name="T6">vt1 = ht/r1;</text:span></text:p>
          </draw:text-box>
        </draw:frame>
        <draw:frame draw:style-name="gr3" draw:text-style-name="P4" draw:layer="layout" svg:width="3.389cm" svg:height="0.399cm" svg:x="2.54cm" svg:y="14.253cm">
          <draw:text-box>
            <text:p text:style-name="P2"><text:span text:style-name="T6"><text:s text:c="4"/></text:span><text:span text:style-name="T6">vt2 = ht/r2;</text:span></text:p>
          </draw:text-box>
        </draw:frame>
        <draw:frame draw:style-name="gr3" draw:text-style-name="P4" draw:layer="layout" svg:width="3.601cm" svg:height="0.399cm" svg:x="2.54cm" svg:y="14.677cm">
          <draw:text-box>
            <text:p text:style-name="P2"><text:span text:style-name="T6"><text:s text:c="4"/></text:span><text:span text:style-name="T6">dv1 = vt1-v1;</text:span></text:p>
          </draw:text-box>
        </draw:frame>
        <draw:frame draw:style-name="gr3" draw:text-style-name="P4" draw:layer="layout" svg:width="3.601cm" svg:height="0.399cm" svg:x="2.54cm" svg:y="15.1cm">
          <draw:text-box>
            <text:p text:style-name="P2"><text:span text:style-name="T6"><text:s text:c="4"/></text:span><text:span text:style-name="T6">dv2 = v2-vt2;</text:span></text:p>
          </draw:text-box>
        </draw:frame>
        <draw:frame draw:style-name="gr3" draw:text-style-name="P4" draw:layer="layout" svg:width="5.717cm" svg:height="0.399cm" svg:x="2.54cm" svg:y="15.523cm">
          <draw:text-box>
            <text:p text:style-name="P2"><text:span text:style-name="T6"><text:s text:c="4"/></text:span><text:span text:style-name="T6">dv = abs(dv1)+abs(dv2);</text:span></text:p>
          </draw:text-box>
        </draw:frame>
        <draw:frame draw:style-name="gr3" draw:text-style-name="P4" draw:layer="layout" svg:width="4.024cm" svg:height="0.399cm" svg:x="2.54cm" svg:y="15.947cm">
          <draw:text-box>
            <text:p text:style-name="P2"><text:span text:style-name="T6"><text:s text:c="4"/></text:span><text:span text:style-name="T6">at = (r1+r2)/2;</text:span></text:p>
          </draw:text-box>
        </draw:frame>
        <draw:frame draw:style-name="gr3" draw:text-style-name="P4" draw:layer="layout" svg:width="5.717cm" svg:height="0.399cm" svg:x="2.54cm" svg:y="16.37cm">
          <draw:text-box>
            <text:p text:style-name="P2"><text:span text:style-name="T6"><text:s text:c="4"/></text:span><text:span text:style-name="T6">T = at^1.5*pi/sqrt(mu);</text:span></text:p>
          </draw:text-box>
        </draw:frame>
        <draw:frame draw:style-name="gr3" draw:text-style-name="P4" draw:layer="layout" svg:width="0.637cm" svg:height="0.399cm" svg:x="2.54cm" svg:y="16.793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7.971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8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6.987cm" svg:height="0.399cm" svg:x="2.54cm" svg:y="3.247cm">
          <draw:text-box>
            <text:p text:style-name="P2"><text:span text:style-name="T9">function</text:span><text:span text:style-name="T6"> [isOnes] = joshIsOnes(M)</text:span></text:p>
          </draw:text-box>
        </draw:frame>
        <draw:frame draw:style-name="gr3" draw:text-style-name="P4" draw:layer="layout" svg:width="15.877cm" svg:height="0.399cm" svg:x="2.54cm" svg:y="3.67cm">
          <draw:text-box>
            <text:p text:style-name="P2"><text:span text:style-name="T8">% takes a value (persumably a logical type matrix) and returns true iff all</text:span></text:p>
          </draw:text-box>
        </draw:frame>
        <draw:frame draw:style-name="gr3" draw:text-style-name="P4" draw:layer="layout" svg:width="3.812cm" svg:height="0.399cm" svg:x="2.54cm" svg:y="4.093cm">
          <draw:text-box>
            <text:p text:style-name="P2"><text:span text:style-name="T8">% entries are true</text:span></text:p>
          </draw:text-box>
        </draw:frame>
        <draw:frame draw:style-name="gr3" draw:text-style-name="P4" draw:layer="layout" svg:width="3.389cm" svg:height="0.399cm" svg:x="2.54cm" svg:y="4.517cm">
          <draw:text-box>
            <text:p text:style-name="P2"><text:span text:style-name="T6">[m,n] = size(M);</text:span></text:p>
          </draw:text-box>
        </draw:frame>
        <draw:frame draw:style-name="gr3" draw:text-style-name="P4" draw:layer="layout" svg:width="2.965cm" svg:height="0.399cm" svg:x="2.54cm" svg:y="4.94cm">
          <draw:text-box>
            <text:p text:style-name="P2"><text:span text:style-name="T6">isOnes = true;</text:span></text:p>
          </draw:text-box>
        </draw:frame>
        <draw:frame draw:style-name="gr3" draw:text-style-name="P4" draw:layer="layout" svg:width="2.33cm" svg:height="0.399cm" svg:x="2.54cm" svg:y="5.363cm">
          <draw:text-box>
            <text:p text:style-name="P2"><text:span text:style-name="T9">for</text:span><text:span text:style-name="T6"> i = 1:m</text:span></text:p>
          </draw:text-box>
        </draw:frame>
        <draw:frame draw:style-name="gr3" draw:text-style-name="P4" draw:layer="layout" svg:width="3.177cm" svg:height="0.399cm" svg:x="2.54cm" svg:y="5.787cm">
          <draw:text-box>
            <text:p text:style-name="P2"><text:span text:style-name="T6"><text:s text:c="4"/></text:span><text:span text:style-name="T9">for</text:span><text:span text:style-name="T6"> j = 1:n</text:span></text:p>
          </draw:text-box>
        </draw:frame>
        <draw:frame draw:style-name="gr3" draw:text-style-name="P4" draw:layer="layout" svg:width="4.658cm" svg:height="0.399cm" svg:x="2.54cm" svg:y="6.21cm">
          <draw:text-box>
            <text:p text:style-name="P2"><text:span text:style-name="T6"><text:s text:c="8"/></text:span><text:span text:style-name="T9">if</text:span><text:span text:style-name="T6"> M(i,j) ~= 1</text:span></text:p>
          </draw:text-box>
        </draw:frame>
        <draw:frame draw:style-name="gr3" draw:text-style-name="P4" draw:layer="layout" svg:width="5.717cm" svg:height="0.399cm" svg:x="2.54cm" svg:y="6.633cm">
          <draw:text-box>
            <text:p text:style-name="P2"><text:span text:style-name="T6"><text:s text:c="12"/></text:span><text:span text:style-name="T6">isOnes = false;</text:span></text:p>
          </draw:text-box>
        </draw:frame>
        <draw:frame draw:style-name="gr3" draw:text-style-name="P4" draw:layer="layout" svg:width="2.33cm" svg:height="0.399cm" svg:x="2.54cm" svg:y="7.057cm">
          <draw:text-box>
            <text:p text:style-name="P2"><text:span text:style-name="T6"><text:s text:c="8"/></text:span><text:span text:style-name="T9">end</text:span></text:p>
          </draw:text-box>
        </draw:frame>
        <draw:frame draw:style-name="gr3" draw:text-style-name="P4" draw:layer="layout" svg:width="1.484cm" svg:height="0.399cm" svg:x="2.54cm" svg:y="7.48cm">
          <draw:text-box>
            <text:p text:style-name="P2"><text:span text:style-name="T6"><text:s text:c="4"/></text:span><text:span text:style-name="T9">end</text:span></text:p>
          </draw:text-box>
        </draw:frame>
        <draw:frame draw:style-name="gr3" draw:text-style-name="P4" draw:layer="layout" svg:width="0.637cm" svg:height="0.399cm" svg:x="2.54cm" svg:y="7.903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8.327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9.505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19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6.3cm" svg:height="0.399cm" svg:x="2.54cm" svg:y="3.247cm">
          <draw:text-box>
            <text:p text:style-name="P2"><text:span text:style-name="T9">function</text:span><text:span text:style-name="T6"> [jd,thetaTime ,j2000, j0, ut, thetaG] = joshJulian(t,thetaLongitude)</text:span></text:p>
          </draw:text-box>
        </draw:frame>
        <draw:frame draw:style-name="gr3" draw:text-style-name="P4" draw:layer="layout" svg:width="11.009cm" svg:height="0.399cm" svg:x="2.54cm" svg:y="3.67cm">
          <draw:text-box>
            <text:p text:style-name="P2"><text:span text:style-name="T8">% takes t as a datetime object in UT and a longitude</text:span></text:p>
          </draw:text-box>
        </draw:frame>
        <draw:frame draw:style-name="gr3" draw:text-style-name="P4" draw:layer="layout" svg:width="4.447cm" svg:height="0.399cm" svg:x="2.54cm" svg:y="4.093cm">
          <draw:text-box>
            <text:p text:style-name="P2"><text:span text:style-name="T8">% jd - juliandate day</text:span></text:p>
          </draw:text-box>
        </draw:frame>
        <draw:frame draw:style-name="gr3" draw:text-style-name="P4" draw:layer="layout" svg:width="9.315cm" svg:height="0.399cm" svg:x="2.54cm" svg:y="4.517cm">
          <draw:text-box>
            <text:p text:style-name="P2"><text:span text:style-name="T8">% thetaTime - local sidereal time in degrees</text:span></text:p>
          </draw:text-box>
        </draw:frame>
        <draw:frame draw:style-name="gr3" draw:text-style-name="P4" draw:layer="layout" svg:width="9.315cm" svg:height="0.399cm" svg:x="2.54cm" svg:y="4.94cm">
          <draw:text-box>
            <text:p text:style-name="P2"><text:span text:style-name="T8">% j2000 - julian date from 2000 (jd-j2000_0)</text:span></text:p>
          </draw:text-box>
        </draw:frame>
        <draw:frame draw:style-name="gr3" draw:text-style-name="P4" draw:layer="layout" svg:width="3.812cm" svg:height="0.399cm" svg:x="2.54cm" svg:y="5.363cm">
          <draw:text-box>
            <text:p text:style-name="P2"><text:span text:style-name="T8">% j0 - julian days</text:span></text:p>
          </draw:text-box>
        </draw:frame>
        <draw:frame draw:style-name="gr3" draw:text-style-name="P4" draw:layer="layout" svg:width="3.812cm" svg:height="0.399cm" svg:x="2.54cm" svg:y="5.787cm">
          <draw:text-box>
            <text:p text:style-name="P2"><text:span text:style-name="T8">% ut - UT in hours</text:span></text:p>
          </draw:text-box>
        </draw:frame>
        <draw:frame draw:style-name="gr3" draw:text-style-name="P4" draw:layer="layout" svg:width="6.987cm" svg:height="0.399cm" svg:x="2.54cm" svg:y="6.21cm">
          <draw:text-box>
            <text:p text:style-name="P2"><text:span text:style-name="T8">% thetaG - Grennich sidereal time</text:span></text:p>
          </draw:text-box>
        </draw:frame>
        <draw:frame draw:style-name="gr3" draw:text-style-name="P4" draw:layer="layout" svg:width="1.907cm" svg:height="0.399cm" svg:x="2.54cm" svg:y="7.05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4.235cm" svg:height="0.399cm" svg:x="2.54cm" svg:y="7.48cm">
          <draw:text-box>
            <text:p text:style-name="P2"><text:span text:style-name="T6"><text:s text:c="4"/></text:span><text:span text:style-name="T6">t </text:span><text:span text:style-name="T10">(1,1) datetime</text:span></text:p>
          </draw:text-box>
        </draw:frame>
        <draw:frame draw:style-name="gr3" draw:text-style-name="P4" draw:layer="layout" svg:width="8.681cm" svg:height="0.399cm" svg:x="2.54cm" svg:y="7.903cm">
          <draw:text-box>
            <text:p text:style-name="P2"><text:span text:style-name="T6"><text:s text:c="4"/></text:span><text:span text:style-name="T6">thetaLongitude </text:span><text:span text:style-name="T10">(1,1) {mustBeReal}</text:span><text:span text:style-name="T6"> = 0</text:span></text:p>
          </draw:text-box>
        </draw:frame>
        <draw:frame draw:style-name="gr3" draw:text-style-name="P4" draw:layer="layout" svg:width="0.637cm" svg:height="0.399cm" svg:x="2.54cm" svg:y="8.327cm">
          <draw:text-box>
            <text:p text:style-name="P2"><text:span text:style-name="T9">end</text:span></text:p>
          </draw:text-box>
        </draw:frame>
        <draw:frame draw:style-name="gr3" draw:text-style-name="P4" draw:layer="layout" svg:width="3.812cm" svg:height="0.399cm" svg:x="2.54cm" svg:y="9.597cm">
          <draw:text-box>
            <text:p text:style-name="P2"><text:span text:style-name="T6">j2000_0 = 2451545;</text:span></text:p>
          </draw:text-box>
        </draw:frame>
        <draw:frame draw:style-name="gr3" draw:text-style-name="P4" draw:layer="layout" svg:width="4.235cm" svg:height="0.399cm" svg:x="2.54cm" svg:y="10.443cm">
          <draw:text-box>
            <text:p text:style-name="P2"><text:span text:style-name="T6">[yr,mo,da] = ymd(t);</text:span></text:p>
          </draw:text-box>
        </draw:frame>
        <draw:frame draw:style-name="gr3" draw:text-style-name="P4" draw:layer="layout" svg:width="4.235cm" svg:height="0.399cm" svg:x="2.54cm" svg:y="10.867cm">
          <draw:text-box>
            <text:p text:style-name="P2"><text:span text:style-name="T6">[hr,mn,sc] = hms(t);</text:span></text:p>
          </draw:text-box>
        </draw:frame>
        <draw:frame draw:style-name="gr3" draw:text-style-name="P4" draw:layer="layout" svg:width="16.512cm" svg:height="0.399cm" svg:x="2.54cm" svg:y="11.713cm">
          <draw:text-box>
            <text:p text:style-name="P2"><text:span text:style-name="T6">j0 = 367*yr-floor((7*(yr+floor((mo+9)/12)))/4)+floor((275*mo)/9)+da+1721013.5;</text:span></text:p>
          </draw:text-box>
        </draw:frame>
        <draw:frame draw:style-name="gr3" draw:text-style-name="P4" draw:layer="layout" svg:width="5.505cm" svg:height="0.399cm" svg:x="2.54cm" svg:y="12.137cm">
          <draw:text-box>
            <text:p text:style-name="P2"><text:span text:style-name="T6">ut = hr + mn/60 + sc/3600;</text:span></text:p>
          </draw:text-box>
        </draw:frame>
        <draw:frame draw:style-name="gr3" draw:text-style-name="P4" draw:layer="layout" svg:width="3.812cm" svg:height="0.399cm" svg:x="2.54cm" svg:y="12.56cm">
          <draw:text-box>
            <text:p text:style-name="P2"><text:span text:style-name="T6">jd = j0 + (ut/24);</text:span></text:p>
          </draw:text-box>
        </draw:frame>
        <draw:frame draw:style-name="gr3" draw:text-style-name="P4" draw:layer="layout" svg:width="4.447cm" svg:height="0.399cm" svg:x="2.54cm" svg:y="12.983cm">
          <draw:text-box>
            <text:p text:style-name="P2"><text:span text:style-name="T6">j2000 = jd - j2000_0;</text:span></text:p>
          </draw:text-box>
        </draw:frame>
        <draw:frame draw:style-name="gr3" draw:text-style-name="P4" draw:layer="layout" svg:width="5.505cm" svg:height="0.399cm" svg:x="2.54cm" svg:y="13.83cm">
          <draw:text-box>
            <text:p text:style-name="P2"><text:span text:style-name="T6">t0 = (j0 - j2000_0)/36525;</text:span></text:p>
          </draw:text-box>
        </draw:frame>
        <draw:frame draw:style-name="gr3" draw:text-style-name="P4" draw:layer="layout" svg:width="12.49cm" svg:height="0.399cm" svg:x="2.54cm" svg:y="14.677cm">
          <draw:text-box>
            <text:p text:style-name="P2"><text:span text:style-name="T6">thetaG0 = 100.4606184 + 36000.77004*t0 + 0.000387933*t0^2 -</text:span></text:p>
          </draw:text-box>
        </draw:frame>
        <draw:frame draw:style-name="gr3" draw:text-style-name="P4" draw:layer="layout" svg:width="4.236cm" svg:height="0.399cm" svg:x="2.54cm" svg:y="15.1cm">
          <draw:text-box>
            <text:p text:style-name="P2"><text:span text:style-name="T6"><text:s/></text:span><text:span text:style-name="T6">2.583*(10e-8)*t0^3;</text:span></text:p>
          </draw:text-box>
        </draw:frame>
        <draw:frame draw:style-name="gr3" draw:text-style-name="P4" draw:layer="layout" svg:width="8.68cm" svg:height="0.399cm" svg:x="2.54cm" svg:y="15.523cm">
          <draw:text-box>
            <text:p text:style-name="P2"><text:span text:style-name="T6">thetaG = thetaG0 + 360.98564724* (ut/24);</text:span></text:p>
          </draw:text-box>
        </draw:frame>
        <draw:frame draw:style-name="gr3" draw:text-style-name="P4" draw:layer="layout" svg:width="7.622cm" svg:height="0.399cm" svg:x="2.54cm" svg:y="15.947cm">
          <draw:text-box>
            <text:p text:style-name="P2"><text:span text:style-name="T6">thetaTime = thetaG + thetaLongitude;</text:span></text:p>
          </draw:text-box>
        </draw:frame>
        <draw:frame draw:style-name="gr3" draw:text-style-name="P4" draw:layer="layout" svg:width="5.294cm" svg:height="0.399cm" svg:x="2.54cm" svg:y="16.793cm">
          <draw:text-box>
            <text:p text:style-name="P2"><text:span text:style-name="T6">thetaG = mod(thetaG,360);</text:span></text:p>
          </draw:text-box>
        </draw:frame>
        <draw:frame draw:style-name="gr3" draw:text-style-name="P4" draw:layer="layout" svg:width="6.564cm" svg:height="0.399cm" svg:x="2.54cm" svg:y="17.217cm">
          <draw:text-box>
            <text:p text:style-name="P2"><text:span text:style-name="T6">thetaTime = mod(thetaTime,360);</text:span></text:p>
          </draw:text-box>
        </draw:frame>
        <draw:frame draw:style-name="gr3" draw:text-style-name="P4" draw:layer="layout" svg:width="0.637cm" svg:height="0.399cm" svg:x="2.54cm" svg:y="17.64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8.818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0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7.833cm" svg:height="0.399cm" svg:x="2.54cm" svg:y="3.247cm">
          <draw:text-box>
            <text:p text:style-name="P2"><text:span text:style-name="T9">function</text:span><text:span text:style-name="T6"> [C,S] = joshStumpffCoeffs(n)</text:span></text:p>
          </draw:text-box>
        </draw:frame>
        <draw:frame draw:style-name="gr3" draw:text-style-name="P4" draw:layer="layout" svg:width="3.177cm" svg:height="0.399cm" svg:x="2.54cm" svg:y="3.67cm">
          <draw:text-box>
            <text:p text:style-name="P2"><text:span text:style-name="T8">% AERO 351 code</text:span></text:p>
          </draw:text-box>
        </draw:frame>
        <draw:frame draw:style-name="gr3" draw:text-style-name="P4" draw:layer="layout" svg:width="16.089cm" svg:height="0.399cm" svg:x="2.54cm" svg:y="4.093cm">
          <draw:text-box>
            <text:p text:style-name="P2"><text:span text:style-name="T8">% Generates the first n terms of the stumpff coeffcients for @S(z) and @C(z)</text:span></text:p>
          </draw:text-box>
        </draw:frame>
        <draw:frame draw:style-name="gr3" draw:text-style-name="P4" draw:layer="layout" svg:width="2.542cm" svg:height="0.399cm" svg:x="2.54cm" svg:y="4.517cm">
          <draw:text-box>
            <text:p text:style-name="P2"><text:span text:style-name="T8"><text:s/></text:span><text:span text:style-name="T8">in a vector</text:span></text:p>
          </draw:text-box>
        </draw:frame>
        <draw:frame draw:style-name="gr3" draw:text-style-name="P4" draw:layer="layout" svg:width="14.819cm" svg:height="0.399cm" svg:x="2.54cm" svg:y="5.363cm">
          <draw:text-box>
            <text:p text:style-name="P2"><text:span text:style-name="T8">% these coeffs are used for the universal variable approach to orbital</text:span></text:p>
          </draw:text-box>
        </draw:frame>
        <draw:frame draw:style-name="gr3" draw:text-style-name="P4" draw:layer="layout" svg:width="2.119cm" svg:height="0.399cm" svg:x="2.54cm" svg:y="5.787cm">
          <draw:text-box>
            <text:p text:style-name="P2"><text:span text:style-name="T8"><text:s/></text:span><text:span text:style-name="T8">mechanics</text:span></text:p>
          </draw:text-box>
        </draw:frame>
        <draw:frame draw:style-name="gr3" draw:text-style-name="P4" draw:layer="layout" svg:width="10.585cm" svg:height="0.399cm" svg:x="2.54cm" svg:y="6.633cm">
          <draw:text-box>
            <text:p text:style-name="P2"><text:span text:style-name="T8">% for use as companion function with joshStrumpffZ</text:span></text:p>
          </draw:text-box>
        </draw:frame>
        <draw:frame draw:style-name="gr3" draw:text-style-name="P4" draw:layer="layout" svg:width="14.607cm" svg:height="0.399cm" svg:x="2.54cm" svg:y="7.057cm">
          <draw:text-box>
            <text:p text:style-name="P2"><text:span text:style-name="T8">% coeffs should be saved to workspace and reused to save compute time</text:span></text:p>
          </draw:text-box>
        </draw:frame>
        <draw:frame draw:style-name="gr3" draw:text-style-name="P4" draw:layer="layout" svg:width="15.242cm" svg:height="0.399cm" svg:x="2.54cm" svg:y="7.48cm">
          <draw:text-box>
            <text:p text:style-name="P2"><text:span text:style-name="T8">% @S(z) == sum(S.*Z) == polyval(flip(S),z) : where Z = [z^0 z^1 ... z^n]</text:span></text:p>
          </draw:text-box>
        </draw:frame>
        <draw:frame draw:style-name="gr3" draw:text-style-name="P4" draw:layer="layout" svg:width="15.242cm" svg:height="0.399cm" svg:x="2.54cm" svg:y="7.903cm">
          <draw:text-box>
            <text:p text:style-name="P2"><text:span text:style-name="T8">% @C(z) == sum(C.*Z) == polyval(flip(C),z) : where Z = [z^0 z^1 ... z^n]</text:span></text:p>
          </draw:text-box>
        </draw:frame>
        <draw:frame draw:style-name="gr3" draw:text-style-name="P4" draw:layer="layout" svg:width="1.907cm" svg:height="0.399cm" svg:x="2.54cm" svg:y="8.32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10.162cm" svg:height="0.399cm" svg:x="2.54cm" svg:y="8.75cm">
          <draw:text-box>
            <text:p text:style-name="P2"><text:span text:style-name="T6"><text:s text:c="4"/></text:span><text:span text:style-name="T6">n </text:span><text:span text:style-name="T10">(1,1) {mustBePositive,mustBeInteger}</text:span><text:span text:style-name="T6"> = 15;</text:span></text:p>
          </draw:text-box>
        </draw:frame>
        <draw:frame draw:style-name="gr3" draw:text-style-name="P4" draw:layer="layout" svg:width="0.637cm" svg:height="0.399cm" svg:x="2.54cm" svg:y="9.173cm">
          <draw:text-box>
            <text:p text:style-name="P2"><text:span text:style-name="T9">end</text:span></text:p>
          </draw:text-box>
        </draw:frame>
        <draw:frame draw:style-name="gr3" draw:text-style-name="P4" draw:layer="layout" svg:width="3.177cm" svg:height="0.399cm" svg:x="2.54cm" svg:y="10.02cm">
          <draw:text-box>
            <text:p text:style-name="P2"><text:span text:style-name="T6">C = zeros(1,n);</text:span></text:p>
          </draw:text-box>
        </draw:frame>
        <draw:frame draw:style-name="gr3" draw:text-style-name="P4" draw:layer="layout" svg:width="1.272cm" svg:height="0.399cm" svg:x="2.54cm" svg:y="10.443cm">
          <draw:text-box>
            <text:p text:style-name="P2"><text:span text:style-name="T6">S = C;</text:span></text:p>
          </draw:text-box>
        </draw:frame>
        <draw:frame draw:style-name="gr3" draw:text-style-name="P4" draw:layer="layout" svg:width="2.33cm" svg:height="0.399cm" svg:x="2.54cm" svg:y="10.867cm">
          <draw:text-box>
            <text:p text:style-name="P2"><text:span text:style-name="T9">for</text:span><text:span text:style-name="T6"> i = 1:n</text:span></text:p>
          </draw:text-box>
        </draw:frame>
        <draw:frame draw:style-name="gr3" draw:text-style-name="P4" draw:layer="layout" svg:width="2.542cm" svg:height="0.399cm" svg:x="2.54cm" svg:y="11.29cm">
          <draw:text-box>
            <text:p text:style-name="P2"><text:span text:style-name="T6"><text:s text:c="4"/></text:span><text:span text:style-name="T6">k = i-1;</text:span></text:p>
          </draw:text-box>
        </draw:frame>
        <draw:frame draw:style-name="gr3" draw:text-style-name="P4" draw:layer="layout" svg:width="8.257cm" svg:height="0.399cm" svg:x="2.54cm" svg:y="11.713cm">
          <draw:text-box>
            <text:p text:style-name="P2"><text:span text:style-name="T6"><text:s text:c="4"/></text:span><text:span text:style-name="T6">C(i) = (-1)^k*(1/factorial(2*k+2));</text:span></text:p>
          </draw:text-box>
        </draw:frame>
        <draw:frame draw:style-name="gr3" draw:text-style-name="P4" draw:layer="layout" svg:width="8.257cm" svg:height="0.399cm" svg:x="2.54cm" svg:y="12.137cm">
          <draw:text-box>
            <text:p text:style-name="P2"><text:span text:style-name="T6"><text:s text:c="4"/></text:span><text:span text:style-name="T6">S(i) = (-1)^k*(1/factorial(2*k+3));</text:span></text:p>
          </draw:text-box>
        </draw:frame>
        <draw:frame draw:style-name="gr3" draw:text-style-name="P4" draw:layer="layout" svg:width="0.637cm" svg:height="0.399cm" svg:x="2.54cm" svg:y="12.56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12.983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4.161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6.775cm" svg:height="0.399cm" svg:x="2.54cm" svg:y="3.247cm">
          <draw:text-box>
            <text:p text:style-name="P2"><text:span text:style-name="T9">function</text:span><text:span text:style-name="T6"> [Z] = joshStumpffZ(z,n)</text:span></text:p>
          </draw:text-box>
        </draw:frame>
        <draw:frame draw:style-name="gr3" draw:text-style-name="P4" draw:layer="layout" svg:width="3.177cm" svg:height="0.399cm" svg:x="2.54cm" svg:y="3.67cm">
          <draw:text-box>
            <text:p text:style-name="P2"><text:span text:style-name="T8">% AERO 351 code</text:span></text:p>
          </draw:text-box>
        </draw:frame>
        <draw:frame draw:style-name="gr3" draw:text-style-name="P4" draw:layer="layout" svg:width="16.089cm" svg:height="0.399cm" svg:x="2.54cm" svg:y="4.093cm">
          <draw:text-box>
            <text:p text:style-name="P2"><text:span text:style-name="T8">% Generates the first n terms of the stumpff coeffcients for @S(z) and @C(z)</text:span></text:p>
          </draw:text-box>
        </draw:frame>
        <draw:frame draw:style-name="gr3" draw:text-style-name="P4" draw:layer="layout" svg:width="2.542cm" svg:height="0.399cm" svg:x="2.54cm" svg:y="4.517cm">
          <draw:text-box>
            <text:p text:style-name="P2"><text:span text:style-name="T8"><text:s/></text:span><text:span text:style-name="T8">in a vector</text:span></text:p>
          </draw:text-box>
        </draw:frame>
        <draw:frame draw:style-name="gr3" draw:text-style-name="P4" draw:layer="layout" svg:width="11.644cm" svg:height="0.399cm" svg:x="2.54cm" svg:y="4.94cm">
          <draw:text-box>
            <text:p text:style-name="P2"><text:span text:style-name="T8">% for use as companion function with joshStrumpffCoeffs</text:span></text:p>
          </draw:text-box>
        </draw:frame>
        <draw:frame draw:style-name="gr3" draw:text-style-name="P4" draw:layer="layout" svg:width="15.242cm" svg:height="0.399cm" svg:x="2.54cm" svg:y="5.363cm">
          <draw:text-box>
            <text:p text:style-name="P2"><text:span text:style-name="T8">% @S(z) == sum(S.*Z) == polyval(flip(S),z) : where S given by (-1)^k*(1/</text:span></text:p>
          </draw:text-box>
        </draw:frame>
        <draw:frame draw:style-name="gr3" draw:text-style-name="P4" draw:layer="layout" svg:width="3.6cm" svg:height="0.399cm" svg:x="2.54cm" svg:y="5.787cm">
          <draw:text-box>
            <text:p text:style-name="P2"><text:span text:style-name="T8">factorial(2*k+2))</text:span></text:p>
          </draw:text-box>
        </draw:frame>
        <draw:frame draw:style-name="gr3" draw:text-style-name="P4" draw:layer="layout" svg:width="15.242cm" svg:height="0.399cm" svg:x="2.54cm" svg:y="6.21cm">
          <draw:text-box>
            <text:p text:style-name="P2"><text:span text:style-name="T8">% @C(z) == sum(C.*Z) == polyval(flip(C),z) : where C given by (-1)^k*(1/</text:span></text:p>
          </draw:text-box>
        </draw:frame>
        <draw:frame draw:style-name="gr3" draw:text-style-name="P4" draw:layer="layout" svg:width="3.6cm" svg:height="0.399cm" svg:x="2.54cm" svg:y="6.633cm">
          <draw:text-box>
            <text:p text:style-name="P2"><text:span text:style-name="T8">factorial(2*k+3))</text:span></text:p>
          </draw:text-box>
        </draw:frame>
        <draw:frame draw:style-name="gr3" draw:text-style-name="P4" draw:layer="layout" svg:width="1.907cm" svg:height="0.399cm" svg:x="2.54cm" svg:y="7.05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2.33cm" svg:height="0.399cm" svg:x="2.54cm" svg:y="7.48cm">
          <draw:text-box>
            <text:p text:style-name="P2"><text:span text:style-name="T6"><text:s text:c="4"/></text:span><text:span text:style-name="T6">z </text:span><text:span text:style-name="T10">(1,1)</text:span></text:p>
          </draw:text-box>
        </draw:frame>
        <draw:frame draw:style-name="gr3" draw:text-style-name="P4" draw:layer="layout" svg:width="10.162cm" svg:height="0.399cm" svg:x="2.54cm" svg:y="7.903cm">
          <draw:text-box>
            <text:p text:style-name="P2"><text:span text:style-name="T6"><text:s text:c="4"/></text:span><text:span text:style-name="T6">n </text:span><text:span text:style-name="T10">(1,1) {mustBePositive,mustBeInteger}</text:span><text:span text:style-name="T6"> = 15;</text:span></text:p>
          </draw:text-box>
        </draw:frame>
        <draw:frame draw:style-name="gr3" draw:text-style-name="P4" draw:layer="layout" svg:width="0.637cm" svg:height="0.399cm" svg:x="2.54cm" svg:y="8.327cm">
          <draw:text-box>
            <text:p text:style-name="P2"><text:span text:style-name="T9">end</text:span></text:p>
          </draw:text-box>
        </draw:frame>
        <draw:frame draw:style-name="gr3" draw:text-style-name="P4" draw:layer="layout" svg:width="2.965cm" svg:height="0.399cm" svg:x="2.54cm" svg:y="8.75cm">
          <draw:text-box>
            <text:p text:style-name="P2"><text:span text:style-name="T6">Z = ones(1,n);</text:span></text:p>
          </draw:text-box>
        </draw:frame>
        <draw:frame draw:style-name="gr3" draw:text-style-name="P4" draw:layer="layout" svg:width="2.33cm" svg:height="0.399cm" svg:x="2.54cm" svg:y="9.173cm">
          <draw:text-box>
            <text:p text:style-name="P2"><text:span text:style-name="T9">for</text:span><text:span text:style-name="T6"> i = 2:n</text:span></text:p>
          </draw:text-box>
        </draw:frame>
        <draw:frame draw:style-name="gr3" draw:text-style-name="P4" draw:layer="layout" svg:width="4.236cm" svg:height="0.399cm" svg:x="2.54cm" svg:y="9.597cm">
          <draw:text-box>
            <text:p text:style-name="P2"><text:span text:style-name="T6"><text:s text:c="4"/></text:span><text:span text:style-name="T6">Z(i) = z*Z(i-1);</text:span></text:p>
          </draw:text-box>
        </draw:frame>
        <draw:frame draw:style-name="gr3" draw:text-style-name="P4" draw:layer="layout" svg:width="0.637cm" svg:height="0.399cm" svg:x="2.54cm" svg:y="10.02cm">
          <draw:text-box>
            <text:p text:style-name="P2"><text:span text:style-name="T9">end</text:span></text:p>
          </draw:text-box>
        </draw:frame>
        <draw:frame draw:style-name="gr3" draw:text-style-name="P4" draw:layer="layout" svg:width="0.637cm" svg:height="0.399cm" svg:x="2.54cm" svg:y="10.443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1.621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0.797cm" svg:height="0.399cm" svg:x="2.54cm" svg:y="3.247cm">
          <draw:text-box>
            <text:p text:style-name="P2"><text:span text:style-name="T9">function</text:span><text:span text:style-name="T6"> [vaz,vr,gamma] = joshVazVr(theta,ecc,h,mu)</text:span></text:p>
          </draw:text-box>
        </draw:frame>
        <draw:frame draw:style-name="gr3" draw:text-style-name="P4" draw:layer="layout" svg:width="12.279cm" svg:height="0.399cm" svg:x="2.54cm" svg:y="3.67cm">
          <draw:text-box>
            <text:p text:style-name="P2"><text:span text:style-name="T8">% gives magnitude of azmuthal velocity and radial velocity</text:span></text:p>
          </draw:text-box>
        </draw:frame>
        <draw:frame draw:style-name="gr3" draw:text-style-name="P4" draw:layer="layout" svg:width="4.87cm" svg:height="0.399cm" svg:x="2.54cm" svg:y="4.093cm">
          <draw:text-box>
            <text:p text:style-name="P2"><text:span text:style-name="T8">% takes theta ecc and h</text:span></text:p>
          </draw:text-box>
        </draw:frame>
        <draw:frame draw:style-name="gr3" draw:text-style-name="P4" draw:layer="layout" svg:width="8.68cm" svg:height="0.399cm" svg:x="2.54cm" svg:y="4.517cm">
          <draw:text-box>
            <text:p text:style-name="P2"><text:span text:style-name="T8">% optionally takes mu for the center body</text:span></text:p>
          </draw:text-box>
        </draw:frame>
        <draw:frame draw:style-name="gr3" draw:text-style-name="P4" draw:layer="layout" svg:width="7.41cm" svg:height="0.399cm" svg:x="2.54cm" svg:y="4.94cm">
          <draw:text-box>
            <text:p text:style-name="P2"><text:span text:style-name="T8">% assumes shperical body and 2 body</text:span></text:p>
          </draw:text-box>
        </draw:frame>
        <draw:frame draw:style-name="gr3" draw:text-style-name="P4" draw:layer="layout" svg:width="3.177cm" svg:height="0.399cm" svg:x="2.54cm" svg:y="5.363cm">
          <draw:text-box>
            <text:p text:style-name="P2"><text:span text:style-name="T8">% angles in rad</text:span></text:p>
          </draw:text-box>
        </draw:frame>
        <draw:frame draw:style-name="gr3" draw:text-style-name="P4" draw:layer="layout" svg:width="1.907cm" svg:height="0.399cm" svg:x="2.54cm" svg:y="5.787cm">
          <draw:text-box>
            <text:p text:style-name="P2"><text:span text:style-name="T9">arguments</text:span></text:p>
          </draw:text-box>
        </draw:frame>
        <draw:frame draw:style-name="gr3" draw:text-style-name="P4" draw:layer="layout" svg:width="7.411cm" svg:height="0.399cm" svg:x="2.54cm" svg:y="6.21cm">
          <draw:text-box>
            <text:p text:style-name="P2"><text:span text:style-name="T6"><text:s text:c="4"/></text:span><text:span text:style-name="T6">theta </text:span><text:span text:style-name="T10">(1,1) double {mustBeReal}</text:span></text:p>
          </draw:text-box>
        </draw:frame>
        <draw:frame draw:style-name="gr3" draw:text-style-name="P4" draw:layer="layout" svg:width="11.009cm" svg:height="0.399cm" svg:x="2.54cm" svg:y="6.633cm">
          <draw:text-box>
            <text:p text:style-name="P2"><text:span text:style-name="T6"><text:s text:c="4"/></text:span><text:span text:style-name="T6">ecc </text:span><text:span text:style-name="T10">(1,1) double {mustBeReal, mustBeNonnegative}</text:span></text:p>
          </draw:text-box>
        </draw:frame>
        <draw:frame draw:style-name="gr3" draw:text-style-name="P4" draw:layer="layout" svg:width="9.739cm" svg:height="0.399cm" svg:x="2.54cm" svg:y="7.057cm">
          <draw:text-box>
            <text:p text:style-name="P2"><text:span text:style-name="T6"><text:s text:c="4"/></text:span><text:span text:style-name="T6">h </text:span><text:span text:style-name="T10">(1,1) double {mustBeReal,mustBePositive}</text:span></text:p>
          </draw:text-box>
        </draw:frame>
        <draw:frame draw:style-name="gr3" draw:text-style-name="P4" draw:layer="layout" svg:width="15.666cm" svg:height="0.399cm" svg:x="2.54cm" svg:y="7.48cm">
          <draw:text-box>
            <text:p text:style-name="P2"><text:span text:style-name="T6"><text:s text:c="4"/></text:span><text:span text:style-name="T6">mu </text:span><text:span text:style-name="T10">(1,1) double {mustBeReal}</text:span><text:span text:style-name="T6"> = 3.986004418 * (10^5) </text:span><text:span text:style-name="T8">%km^3/s^2 mu_earth</text:span></text:p>
          </draw:text-box>
        </draw:frame>
        <draw:frame draw:style-name="gr3" draw:text-style-name="P4" draw:layer="layout" svg:width="0.637cm" svg:height="0.399cm" svg:x="2.54cm" svg:y="7.903cm">
          <draw:text-box>
            <text:p text:style-name="P2"><text:span text:style-name="T9">end</text:span></text:p>
          </draw:text-box>
        </draw:frame>
        <draw:frame draw:style-name="gr3" draw:text-style-name="P4" draw:layer="layout" svg:width="5.929cm" svg:height="0.399cm" svg:x="2.54cm" svg:y="8.327cm">
          <draw:text-box>
            <text:p text:style-name="P2"><text:span text:style-name="T6">vr <text:s/>= (mu/h)*ecc*sin(theta);</text:span></text:p>
          </draw:text-box>
        </draw:frame>
        <draw:frame draw:style-name="gr3" draw:text-style-name="P4" draw:layer="layout" svg:width="6.775cm" svg:height="0.399cm" svg:x="2.54cm" svg:y="8.75cm">
          <draw:text-box>
            <text:p text:style-name="P2"><text:span text:style-name="T6">vaz = (mu/h)*(1+ecc*cos(theta));</text:span></text:p>
          </draw:text-box>
        </draw:frame>
        <draw:frame draw:style-name="gr3" draw:text-style-name="P4" draw:layer="layout" svg:width="4.659cm" svg:height="0.399cm" svg:x="2.54cm" svg:y="9.173cm">
          <draw:text-box>
            <text:p text:style-name="P2"><text:span text:style-name="T6">gamma = atan2(vr,vaz);</text:span></text:p>
          </draw:text-box>
        </draw:frame>
        <draw:frame draw:style-name="gr3" draw:text-style-name="P4" draw:layer="layout" svg:width="0.637cm" svg:height="0.399cm" svg:x="2.54cm" svg:y="9.597cm">
          <draw:text-box>
            <text:p text:style-name="P2"><text:span text:style-name="T9">end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0.775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1.855cm" svg:height="0.399cm" svg:x="2.54cm" svg:y="3.388cm">
          <draw:text-box>
            <text:p text:style-name="P2"><text:span text:style-name="T8">% ~~~~~~~~~~~~~~~~~~~~~~~~~~~~~~~~~~~~~~~~~~~~~~~~~~~~~~</text:span></text:p>
          </draw:text-box>
        </draw:frame>
        <draw:frame draw:style-name="gr3" draw:text-style-name="P4" draw:layer="layout" svg:width="12.49cm" svg:height="0.399cm" svg:x="2.54cm" svg:y="3.811cm">
          <draw:text-box>
            <text:p text:style-name="P2"><text:span text:style-name="T9">function</text:span><text:span text:style-name="T6"> [coe, r, v, jd] = curtisPlanet_elements_and_sv </text:span><text:span text:style-name="T9">...</text:span></text:p>
          </draw:text-box>
        </draw:frame>
        <draw:frame draw:style-name="gr3" draw:text-style-name="P4" draw:layer="layout" svg:width="11.644cm" svg:height="0.399cm" svg:x="2.54cm" svg:y="4.234cm">
          <draw:text-box>
            <text:p text:style-name="P2"><text:span text:style-name="T6"><text:s text:c="4"/></text:span><text:span text:style-name="T6">(planet_id, year, month, day, hour, minute, second)</text:span></text:p>
          </draw:text-box>
        </draw:frame>
        <draw:frame draw:style-name="gr3" draw:text-style-name="P4" draw:layer="layout" svg:width="11.855cm" svg:height="0.399cm" svg:x="2.54cm" svg:y="4.658cm">
          <draw:text-box>
            <text:p text:style-name="P2"><text:span text:style-name="T8">% ~~~~~~~~~~~~~~~~~~~~~~~~~~~~~~~~~~~~~~~~~~~~~~~~~~~~~~</text:span></text:p>
          </draw:text-box>
        </draw:frame>
        <draw:frame draw:style-name="gr3" draw:text-style-name="P4" draw:layer="layout" svg:width="0.425cm" svg:height="0.399cm" svg:x="2.54cm" svg:y="5.081cm">
          <draw:text-box>
            <text:p text:style-name="P2"><text:span text:style-name="T8">%{</text:span></text:p>
          </draw:text-box>
        </draw:frame>
        <draw:frame draw:style-name="gr3" draw:text-style-name="P4" draw:layer="layout" svg:width="12.49cm" svg:height="0.399cm" svg:x="2.54cm" svg:y="5.504cm">
          <draw:text-box>
            <text:p text:style-name="P2"><text:span text:style-name="T8">This function calculates the orbital elements and the state</text:span></text:p>
          </draw:text-box>
        </draw:frame>
        <draw:frame draw:style-name="gr3" draw:text-style-name="P4" draw:layer="layout" svg:width="10.797cm" svg:height="0.399cm" svg:x="2.54cm" svg:y="5.928cm">
          <draw:text-box>
            <text:p text:style-name="P2"><text:span text:style-name="T8">vector of a planet from the date (year, month, day)</text:span></text:p>
          </draw:text-box>
        </draw:frame>
        <draw:frame draw:style-name="gr3" draw:text-style-name="P4" draw:layer="layout" svg:width="8.892cm" svg:height="0.399cm" svg:x="2.54cm" svg:y="6.351cm">
          <draw:text-box>
            <text:p text:style-name="P2"><text:span text:style-name="T8">and universal time (hour, minute, second).</text:span></text:p>
          </draw:text-box>
        </draw:frame>
        <draw:frame draw:style-name="gr3" draw:text-style-name="P4" draw:layer="layout" svg:width="10.585cm" svg:height="0.399cm" svg:x="2.54cm" svg:y="6.774cm">
          <draw:text-box>
            <text:p text:style-name="P2"><text:span text:style-name="T8">mu - gravitational parameter of the sun (km^3/s^2)</text:span></text:p>
          </draw:text-box>
        </draw:frame>
        <draw:frame draw:style-name="gr3" draw:text-style-name="P4" draw:layer="layout" svg:width="10.797cm" svg:height="0.399cm" svg:x="2.54cm" svg:y="7.198cm">
          <draw:text-box>
            <text:p text:style-name="P2"><text:span text:style-name="T8">deg - conversion factor between degrees and radians</text:span></text:p>
          </draw:text-box>
        </draw:frame>
        <draw:frame draw:style-name="gr3" draw:text-style-name="P4" draw:layer="layout" svg:width="3.6cm" svg:height="0.399cm" svg:x="2.54cm" svg:y="7.621cm">
          <draw:text-box>
            <text:p text:style-name="P2"><text:span text:style-name="T8">pi - 3.1415926...</text:span></text:p>
          </draw:text-box>
        </draw:frame>
        <draw:frame draw:style-name="gr3" draw:text-style-name="P4" draw:layer="layout" svg:width="9.527cm" svg:height="0.399cm" svg:x="2.54cm" svg:y="8.044cm">
          <draw:text-box>
            <text:p text:style-name="P2"><text:span text:style-name="T8">coe - vector of heliocentric orbital elements</text:span></text:p>
          </draw:text-box>
        </draw:frame>
        <draw:frame draw:style-name="gr3" draw:text-style-name="P4" draw:layer="layout" svg:width="6.987cm" svg:height="0.399cm" svg:x="2.54cm" svg:y="8.468cm">
          <draw:text-box>
            <text:p text:style-name="P2"><text:span text:style-name="T8">[h e RA incl w TA a w_hat L M E],</text:span></text:p>
          </draw:text-box>
        </draw:frame>
        <draw:frame draw:style-name="gr3" draw:text-style-name="P4" draw:layer="layout" svg:width="1.06cm" svg:height="0.399cm" svg:x="2.54cm" svg:y="8.891cm">
          <draw:text-box>
            <text:p text:style-name="P2"><text:span text:style-name="T8">where</text:span></text:p>
          </draw:text-box>
        </draw:frame>
        <draw:frame draw:style-name="gr3" draw:text-style-name="P4" draw:layer="layout" svg:width="6.14cm" svg:height="0.399cm" svg:x="2.54cm" svg:y="9.314cm">
          <draw:text-box>
            <text:p text:style-name="P2"><text:span text:style-name="T8">h = angular momentum (km^2/s)</text:span></text:p>
          </draw:text-box>
        </draw:frame>
        <draw:frame draw:style-name="gr3" draw:text-style-name="P4" draw:layer="layout" svg:width="3.389cm" svg:height="0.399cm" svg:x="2.54cm" svg:y="9.738cm">
          <draw:text-box>
            <text:p text:style-name="P2"><text:span text:style-name="T8">e = eccentricity</text:span></text:p>
          </draw:text-box>
        </draw:frame>
        <draw:frame draw:style-name="gr3" draw:text-style-name="P4" draw:layer="layout" svg:width="5.505cm" svg:height="0.399cm" svg:x="2.54cm" svg:y="10.161cm">
          <draw:text-box>
            <text:p text:style-name="P2"><text:span text:style-name="T8">RA = right ascension (deg)</text:span></text:p>
          </draw:text-box>
        </draw:frame>
        <draw:frame draw:style-name="gr3" draw:text-style-name="P4" draw:layer="layout" svg:width="5.082cm" svg:height="0.399cm" svg:x="2.54cm" svg:y="10.584cm">
          <draw:text-box>
            <text:p text:style-name="P2"><text:span text:style-name="T8">incl = inclination (deg)</text:span></text:p>
          </draw:text-box>
        </draw:frame>
        <draw:frame draw:style-name="gr3" draw:text-style-name="P4" draw:layer="layout" svg:width="6.775cm" svg:height="0.399cm" svg:x="2.54cm" svg:y="11.008cm">
          <draw:text-box>
            <text:p text:style-name="P2"><text:span text:style-name="T8">w = argument of perihelion (deg)</text:span></text:p>
          </draw:text-box>
        </draw:frame>
        <draw:frame draw:style-name="gr3" draw:text-style-name="P4" draw:layer="layout" svg:width="4.87cm" svg:height="0.399cm" svg:x="2.54cm" svg:y="11.431cm">
          <draw:text-box>
            <text:p text:style-name="P2"><text:span text:style-name="T8">TA = true anomaly (deg)</text:span></text:p>
          </draw:text-box>
        </draw:frame>
        <draw:frame draw:style-name="gr3" draw:text-style-name="P4" draw:layer="layout" svg:width="4.87cm" svg:height="0.399cm" svg:x="2.54cm" svg:y="11.854cm">
          <draw:text-box>
            <text:p text:style-name="P2"><text:span text:style-name="T8">a = semimajor axis (km)</text:span></text:p>
          </draw:text-box>
        </draw:frame>
        <draw:frame draw:style-name="gr3" draw:text-style-name="P4" draw:layer="layout" svg:width="10.374cm" svg:height="0.399cm" svg:x="2.54cm" svg:y="12.278cm">
          <draw:text-box>
            <text:p text:style-name="P2"><text:span text:style-name="T8">w_hat = longitude of perihelion ( = RA + w) (deg)</text:span></text:p>
          </draw:text-box>
        </draw:frame>
        <draw:frame draw:style-name="gr3" draw:text-style-name="P4" draw:layer="layout" svg:width="8.257cm" svg:height="0.399cm" svg:x="2.54cm" svg:y="12.701cm">
          <draw:text-box>
            <text:p text:style-name="P2"><text:span text:style-name="T8">L = mean longitude ( = w_hat + M) (deg)</text:span></text:p>
          </draw:text-box>
        </draw:frame>
        <draw:frame draw:style-name="gr3" draw:text-style-name="P4" draw:layer="layout" svg:width="4.659cm" svg:height="0.399cm" svg:x="2.54cm" svg:y="13.124cm">
          <draw:text-box>
            <text:p text:style-name="P2"><text:span text:style-name="T8">M = mean anomaly (deg)</text:span></text:p>
          </draw:text-box>
        </draw:frame>
        <draw:frame draw:style-name="gr3" draw:text-style-name="P4" draw:layer="layout" svg:width="5.717cm" svg:height="0.399cm" svg:x="2.54cm" svg:y="13.548cm">
          <draw:text-box>
            <text:p text:style-name="P2"><text:span text:style-name="T8">E = eccentric anomaly (deg)</text:span></text:p>
          </draw:text-box>
        </draw:frame>
        <draw:frame draw:style-name="gr3" draw:text-style-name="P4" draw:layer="layout" svg:width="6.352cm" svg:height="0.399cm" svg:x="2.54cm" svg:y="13.971cm">
          <draw:text-box>
            <text:p text:style-name="P2"><text:span text:style-name="T8">planet_id - planet identifier:</text:span></text:p>
          </draw:text-box>
        </draw:frame>
        <draw:frame draw:style-name="gr3" draw:text-style-name="P4" draw:layer="layout" svg:width="2.33cm" svg:height="0.399cm" svg:x="2.54cm" svg:y="14.394cm">
          <draw:text-box>
            <text:p text:style-name="P2"><text:span text:style-name="T8">1 = Mercury</text:span></text:p>
          </draw:text-box>
        </draw:frame>
        <draw:frame draw:style-name="gr3" draw:text-style-name="P4" draw:layer="layout" svg:width="1.907cm" svg:height="0.399cm" svg:x="2.54cm" svg:y="14.818cm">
          <draw:text-box>
            <text:p text:style-name="P2"><text:span text:style-name="T8">2 = Venus</text:span></text:p>
          </draw:text-box>
        </draw:frame>
        <draw:frame draw:style-name="gr3" draw:text-style-name="P4" draw:layer="layout" svg:width="1.907cm" svg:height="0.399cm" svg:x="2.54cm" svg:y="15.241cm">
          <draw:text-box>
            <text:p text:style-name="P2"><text:span text:style-name="T8">3 = Earth</text:span></text:p>
          </draw:text-box>
        </draw:frame>
        <draw:frame draw:style-name="gr3" draw:text-style-name="P4" draw:layer="layout" svg:width="1.695cm" svg:height="0.399cm" svg:x="2.54cm" svg:y="15.664cm">
          <draw:text-box>
            <text:p text:style-name="P2"><text:span text:style-name="T8">4 = Mars</text:span></text:p>
          </draw:text-box>
        </draw:frame>
        <draw:frame draw:style-name="gr3" draw:text-style-name="P4" draw:layer="layout" svg:width="2.33cm" svg:height="0.399cm" svg:x="2.54cm" svg:y="16.088cm">
          <draw:text-box>
            <text:p text:style-name="P2"><text:span text:style-name="T8">5 = Jupiter</text:span></text:p>
          </draw:text-box>
        </draw:frame>
        <draw:frame draw:style-name="gr3" draw:text-style-name="P4" draw:layer="layout" svg:width="2.119cm" svg:height="0.399cm" svg:x="2.54cm" svg:y="16.511cm">
          <draw:text-box>
            <text:p text:style-name="P2"><text:span text:style-name="T8">7 = Uranus</text:span></text:p>
          </draw:text-box>
        </draw:frame>
        <draw:frame draw:style-name="gr3" draw:text-style-name="P4" draw:layer="layout" svg:width="2.33cm" svg:height="0.399cm" svg:x="2.54cm" svg:y="16.934cm">
          <draw:text-box>
            <text:p text:style-name="P2"><text:span text:style-name="T8">8 = Neptune</text:span></text:p>
          </draw:text-box>
        </draw:frame>
        <draw:frame draw:style-name="gr3" draw:text-style-name="P4" draw:layer="layout" svg:width="1.907cm" svg:height="0.399cm" svg:x="2.54cm" svg:y="17.358cm">
          <draw:text-box>
            <text:p text:style-name="P2"><text:span text:style-name="T8">9 = Pluto</text:span></text:p>
          </draw:text-box>
        </draw:frame>
        <draw:frame draw:style-name="gr3" draw:text-style-name="P4" draw:layer="layout" svg:width="5.294cm" svg:height="0.399cm" svg:x="2.54cm" svg:y="17.781cm">
          <draw:text-box>
            <text:p text:style-name="P2"><text:span text:style-name="T8">year - range: 1901 - 2099</text:span></text:p>
          </draw:text-box>
        </draw:frame>
        <draw:frame draw:style-name="gr3" draw:text-style-name="P4" draw:layer="layout" svg:width="4.447cm" svg:height="0.399cm" svg:x="2.54cm" svg:y="18.204cm">
          <draw:text-box>
            <text:p text:style-name="P2"><text:span text:style-name="T8">month - range: 1 - 12</text:span></text:p>
          </draw:text-box>
        </draw:frame>
        <draw:frame draw:style-name="gr3" draw:text-style-name="P4" draw:layer="layout" svg:width="4.024cm" svg:height="0.399cm" svg:x="2.54cm" svg:y="18.628cm">
          <draw:text-box>
            <text:p text:style-name="P2"><text:span text:style-name="T8">day - range: 1 - 31</text:span></text:p>
          </draw:text-box>
        </draw:frame>
        <draw:frame draw:style-name="gr3" draw:text-style-name="P4" draw:layer="layout" svg:width="4.235cm" svg:height="0.399cm" svg:x="2.54cm" svg:y="19.051cm">
          <draw:text-box>
            <text:p text:style-name="P2"><text:span text:style-name="T8">hour - range: 0 - 23</text:span></text:p>
          </draw:text-box>
        </draw:frame>
        <draw:frame draw:style-name="gr3" draw:text-style-name="P4" draw:layer="layout" svg:width="4.659cm" svg:height="0.399cm" svg:x="2.54cm" svg:y="19.474cm">
          <draw:text-box>
            <text:p text:style-name="P2"><text:span text:style-name="T8">minute - range: 0 - 60</text:span></text:p>
          </draw:text-box>
        </draw:frame>
        <draw:frame draw:style-name="gr3" draw:text-style-name="P4" draw:layer="layout" svg:width="4.659cm" svg:height="0.399cm" svg:x="2.54cm" svg:y="19.898cm">
          <draw:text-box>
            <text:p text:style-name="P2"><text:span text:style-name="T8">second - range: 0 - 60</text:span></text:p>
          </draw:text-box>
        </draw:frame>
        <draw:frame draw:style-name="gr3" draw:text-style-name="P4" draw:layer="layout" svg:width="9.527cm" svg:height="0.399cm" svg:x="2.54cm" svg:y="20.321cm">
          <draw:text-box>
            <text:p text:style-name="P2"><text:span text:style-name="T8">j0 - Julian day number of the date at 0 hr UT</text:span></text:p>
          </draw:text-box>
        </draw:frame>
        <draw:frame draw:style-name="gr3" draw:text-style-name="P4" draw:layer="layout" svg:width="8.68cm" svg:height="0.399cm" svg:x="2.54cm" svg:y="20.744cm">
          <draw:text-box>
            <text:p text:style-name="P2"><text:span text:style-name="T8">ut - universal time in fractions of a day</text:span></text:p>
          </draw:text-box>
        </draw:frame>
        <draw:frame draw:style-name="gr3" draw:text-style-name="P4" draw:layer="layout" svg:width="9.104cm" svg:height="0.399cm" svg:x="2.54cm" svg:y="21.168cm">
          <draw:text-box>
            <text:p text:style-name="P2"><text:span text:style-name="T8">jd - julian day number of the date and time</text:span></text:p>
          </draw:text-box>
        </draw:frame>
        <draw:frame draw:style-name="gr3" draw:text-style-name="P4" draw:layer="layout" svg:width="13.337cm" svg:height="0.399cm" svg:x="2.54cm" svg:y="21.591cm">
          <draw:text-box>
            <text:p text:style-name="P2"><text:span text:style-name="T8">J2000_coe - row vector of J2000 orbital elements from Table 9.1</text:span></text:p>
          </draw:text-box>
        </draw:frame>
        <draw:frame draw:style-name="gr3" draw:text-style-name="P4" draw:layer="layout" svg:width="12.702cm" svg:height="0.399cm" svg:x="2.54cm" svg:y="22.014cm">
          <draw:text-box>
            <text:p text:style-name="P2"><text:span text:style-name="T8">rates - row vector of Julian centennial rates from Table 9.1</text:span></text:p>
          </draw:text-box>
        </draw:frame>
        <draw:frame draw:style-name="gr3" draw:text-style-name="P4" draw:layer="layout" svg:width="8.892cm" svg:height="0.399cm" svg:x="2.54cm" svg:y="22.438cm">
          <draw:text-box>
            <text:p text:style-name="P2"><text:span text:style-name="T8">t0 - Julian centuries between J2000 and jd</text:span></text:p>
          </draw:text-box>
        </draw:frame>
        <draw:frame draw:style-name="gr3" draw:text-style-name="P4" draw:layer="layout" svg:width="6.987cm" svg:height="0.399cm" svg:x="2.54cm" svg:y="22.861cm">
          <draw:text-box>
            <text:p text:style-name="P2"><text:span text:style-name="T8">elements - orbital elements at jd</text:span></text:p>
          </draw:text-box>
        </draw:frame>
        <draw:frame draw:style-name="gr3" draw:text-style-name="P4" draw:layer="layout" svg:width="6.775cm" svg:height="0.399cm" svg:x="2.54cm" svg:y="23.284cm">
          <draw:text-box>
            <text:p text:style-name="P2"><text:span text:style-name="T8">r - heliocentric position vector</text:span></text:p>
          </draw:text-box>
        </draw:frame>
        <draw:frame draw:style-name="gr3" draw:text-style-name="P4" draw:layer="layout" svg:width="6.775cm" svg:height="0.399cm" svg:x="2.54cm" svg:y="23.708cm">
          <draw:text-box>
            <text:p text:style-name="P2"><text:span text:style-name="T8">v - heliocentric velocity vector</text:span></text:p>
          </draw:text-box>
        </draw:frame>
        <draw:frame draw:style-name="gr3" draw:text-style-name="P4" draw:layer="layout" svg:width="11.009cm" svg:height="0.399cm" svg:x="2.54cm" svg:y="24.131cm">
          <draw:text-box>
            <text:p text:style-name="P2"><text:span text:style-name="T8">User M-functions required: J0, kepler_E, sv_from_coe</text:span></text:p>
          </draw:text-box>
        </draw:frame>
        <draw:frame draw:style-name="gr3" draw:text-style-name="P4" draw:layer="layout" svg:width="12.49cm" svg:height="0.399cm" svg:x="2.54cm" svg:y="24.554cm">
          <draw:text-box>
            <text:p text:style-name="P2"><text:span text:style-name="T8">User subfunctions required: planetary_elements, zero_to_360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0.425cm" svg:height="0.399cm" svg:x="2.54cm" svg:y="24.978cm">
          <draw:text-box>
            <text:p text:style-name="P2"><text:span text:style-name="T8">%}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1</text:span></text:p>
          </draw:text-box>
        </draw:frame>
      </draw:page>
      <draw:page draw:name="page24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4.819cm" svg:height="0.399cm" svg:x="2.54cm" svg:y="2.541cm">
          <draw:text-box>
            <text:p text:style-name="P2"><text:span text:style-name="T8">% ––––––––––––––––––––––––––––––––––––––––––––––––––––––––––––––––––––</text:span></text:p>
          </draw:text-box>
        </draw:frame>
        <draw:frame draw:style-name="gr3" draw:text-style-name="P4" draw:layer="layout" svg:width="3.812cm" svg:height="0.399cm" svg:x="2.54cm" svg:y="2.964cm">
          <draw:text-box>
            <text:p text:style-name="P2"><text:span text:style-name="T6">mu = 132712440018;</text:span></text:p>
          </draw:text-box>
        </draw:frame>
        <draw:frame draw:style-name="gr3" draw:text-style-name="P4" draw:layer="layout" svg:width="2.754cm" svg:height="0.399cm" svg:x="2.54cm" svg:y="3.388cm">
          <draw:text-box>
            <text:p text:style-name="P2"><text:span text:style-name="T6">deg = pi/180;</text:span></text:p>
          </draw:text-box>
        </draw:frame>
        <draw:frame draw:style-name="gr3" draw:text-style-name="P4" draw:layer="layout" svg:width="3.812cm" svg:height="0.399cm" svg:x="2.54cm" svg:y="3.811cm">
          <draw:text-box>
            <text:p text:style-name="P2"><text:span text:style-name="T8">%...Equation 5.48:</text:span></text:p>
          </draw:text-box>
        </draw:frame>
        <draw:frame draw:style-name="gr3" draw:text-style-name="P4" draw:layer="layout" svg:width="16.3cm" svg:height="0.399cm" svg:x="2.54cm" svg:y="4.658cm">
          <draw:text-box>
            <text:p text:style-name="P2"><text:span text:style-name="T6">j0 = 367*year - fix(7*(year + fix((month + 9)/12))/4)+ fix(275*month/9) + day</text:span></text:p>
          </draw:text-box>
        </draw:frame>
        <draw:frame draw:style-name="gr3" draw:text-style-name="P4" draw:layer="layout" svg:width="2.754cm" svg:height="0.399cm" svg:x="2.54cm" svg:y="5.081cm">
          <draw:text-box>
            <text:p text:style-name="P2"><text:span text:style-name="T6"><text:s/></text:span><text:span text:style-name="T6">+ 1721013.5;</text:span></text:p>
          </draw:text-box>
        </draw:frame>
        <draw:frame draw:style-name="gr3" draw:text-style-name="P4" draw:layer="layout" svg:width="8.68cm" svg:height="0.399cm" svg:x="2.54cm" svg:y="5.928cm">
          <draw:text-box>
            <text:p text:style-name="P2"><text:span text:style-name="T6">ut = (hour + minute/60 + second/3600)/24;</text:span></text:p>
          </draw:text-box>
        </draw:frame>
        <draw:frame draw:style-name="gr3" draw:text-style-name="P4" draw:layer="layout" svg:width="3.6cm" svg:height="0.399cm" svg:x="2.54cm" svg:y="6.351cm">
          <draw:text-box>
            <text:p text:style-name="P2"><text:span text:style-name="T8">%...Equation 5.47</text:span></text:p>
          </draw:text-box>
        </draw:frame>
        <draw:frame draw:style-name="gr3" draw:text-style-name="P4" draw:layer="layout" svg:width="2.754cm" svg:height="0.399cm" svg:x="2.54cm" svg:y="6.774cm">
          <draw:text-box>
            <text:p text:style-name="P2"><text:span text:style-name="T6">jd = j0 + ut;</text:span></text:p>
          </draw:text-box>
        </draw:frame>
        <draw:frame draw:style-name="gr3" draw:text-style-name="P4" draw:layer="layout" svg:width="12.49cm" svg:height="0.399cm" svg:x="2.54cm" svg:y="7.198cm">
          <draw:text-box>
            <text:p text:style-name="P2"><text:span text:style-name="T8">%...Obtain the data for the selected planet from Table 8.1:</text:span></text:p>
          </draw:text-box>
        </draw:frame>
        <draw:frame draw:style-name="gr3" draw:text-style-name="P4" draw:layer="layout" svg:width="10.797cm" svg:height="0.399cm" svg:x="2.54cm" svg:y="7.621cm">
          <draw:text-box>
            <text:p text:style-name="P2"><text:span text:style-name="T6">[J2000_coe, rates] = planetary_elements(planet_id);</text:span></text:p>
          </draw:text-box>
        </draw:frame>
        <draw:frame draw:style-name="gr3" draw:text-style-name="P4" draw:layer="layout" svg:width="4.024cm" svg:height="0.399cm" svg:x="2.54cm" svg:y="8.044cm">
          <draw:text-box>
            <text:p text:style-name="P2"><text:span text:style-name="T8">%...Equation 8.93a:</text:span></text:p>
          </draw:text-box>
        </draw:frame>
        <draw:frame draw:style-name="gr3" draw:text-style-name="P4" draw:layer="layout" svg:width="5.505cm" svg:height="0.399cm" svg:x="2.54cm" svg:y="8.468cm">
          <draw:text-box>
            <text:p text:style-name="P2"><text:span text:style-name="T6">t0 = (jd - 2451545)/36525;</text:span></text:p>
          </draw:text-box>
        </draw:frame>
        <draw:frame draw:style-name="gr3" draw:text-style-name="P4" draw:layer="layout" svg:width="4.024cm" svg:height="0.399cm" svg:x="2.54cm" svg:y="8.891cm">
          <draw:text-box>
            <text:p text:style-name="P2"><text:span text:style-name="T8">%...Equation 8.93b:</text:span></text:p>
          </draw:text-box>
        </draw:frame>
        <draw:frame draw:style-name="gr3" draw:text-style-name="P4" draw:layer="layout" svg:width="6.775cm" svg:height="0.399cm" svg:x="2.54cm" svg:y="9.314cm">
          <draw:text-box>
            <text:p text:style-name="P2"><text:span text:style-name="T6">elements = J2000_coe + rates*t0;</text:span></text:p>
          </draw:text-box>
        </draw:frame>
        <draw:frame draw:style-name="gr3" draw:text-style-name="P4" draw:layer="layout" svg:width="3.389cm" svg:height="0.399cm" svg:x="2.54cm" svg:y="9.738cm">
          <draw:text-box>
            <text:p text:style-name="P2"><text:span text:style-name="T6">a = elements(1);</text:span></text:p>
          </draw:text-box>
        </draw:frame>
        <draw:frame draw:style-name="gr3" draw:text-style-name="P4" draw:layer="layout" svg:width="3.389cm" svg:height="0.399cm" svg:x="2.54cm" svg:y="10.161cm">
          <draw:text-box>
            <text:p text:style-name="P2"><text:span text:style-name="T6">e = elements(2);</text:span></text:p>
          </draw:text-box>
        </draw:frame>
        <draw:frame draw:style-name="gr3" draw:text-style-name="P4" draw:layer="layout" svg:width="3.812cm" svg:height="0.399cm" svg:x="2.54cm" svg:y="10.584cm">
          <draw:text-box>
            <text:p text:style-name="P2"><text:span text:style-name="T8">%...Equation 2.71:</text:span></text:p>
          </draw:text-box>
        </draw:frame>
        <draw:frame draw:style-name="gr3" draw:text-style-name="P4" draw:layer="layout" svg:width="5.294cm" svg:height="0.399cm" svg:x="2.54cm" svg:y="11.008cm">
          <draw:text-box>
            <text:p text:style-name="P2"><text:span text:style-name="T6">h = sqrt(mu*a*(1 - e^2));</text:span></text:p>
          </draw:text-box>
        </draw:frame>
        <draw:frame draw:style-name="gr3" draw:text-style-name="P4" draw:layer="layout" svg:width="14.395cm" svg:height="0.399cm" svg:x="2.54cm" svg:y="11.431cm">
          <draw:text-box>
            <text:p text:style-name="P2"><text:span text:style-name="T8">%...Reduce the angular elements to within the range 0 - 360 degrees:</text:span></text:p>
          </draw:text-box>
        </draw:frame>
        <draw:frame draw:style-name="gr3" draw:text-style-name="P4" draw:layer="layout" svg:width="4.024cm" svg:height="0.399cm" svg:x="2.54cm" svg:y="11.854cm">
          <draw:text-box>
            <text:p text:style-name="P2"><text:span text:style-name="T6">incl = elements(3);</text:span></text:p>
          </draw:text-box>
        </draw:frame>
        <draw:frame draw:style-name="gr3" draw:text-style-name="P4" draw:layer="layout" svg:width="6.352cm" svg:height="0.399cm" svg:x="2.54cm" svg:y="12.278cm">
          <draw:text-box>
            <text:p text:style-name="P2"><text:span text:style-name="T6">RA = zero_to_360(elements(4));</text:span></text:p>
          </draw:text-box>
        </draw:frame>
        <draw:frame draw:style-name="gr3" draw:text-style-name="P4" draw:layer="layout" svg:width="6.987cm" svg:height="0.399cm" svg:x="2.54cm" svg:y="12.701cm">
          <draw:text-box>
            <text:p text:style-name="P2"><text:span text:style-name="T6">w_hat = zero_to_360(elements(5));</text:span></text:p>
          </draw:text-box>
        </draw:frame>
        <draw:frame draw:style-name="gr3" draw:text-style-name="P4" draw:layer="layout" svg:width="6.14cm" svg:height="0.399cm" svg:x="2.54cm" svg:y="13.124cm">
          <draw:text-box>
            <text:p text:style-name="P2"><text:span text:style-name="T6">L = zero_to_360(elements(6));</text:span></text:p>
          </draw:text-box>
        </draw:frame>
        <draw:frame draw:style-name="gr3" draw:text-style-name="P4" draw:layer="layout" svg:width="5.929cm" svg:height="0.399cm" svg:x="2.54cm" svg:y="13.548cm">
          <draw:text-box>
            <text:p text:style-name="P2"><text:span text:style-name="T6">w = zero_to_360(w_hat - RA);</text:span></text:p>
          </draw:text-box>
        </draw:frame>
        <draw:frame draw:style-name="gr3" draw:text-style-name="P4" draw:layer="layout" svg:width="6.14cm" svg:height="0.399cm" svg:x="2.54cm" svg:y="13.971cm">
          <draw:text-box>
            <text:p text:style-name="P2"><text:span text:style-name="T6">M = zero_to_360((L - w_hat));</text:span></text:p>
          </draw:text-box>
        </draw:frame>
        <draw:frame draw:style-name="gr3" draw:text-style-name="P4" draw:layer="layout" svg:width="10.585cm" svg:height="0.399cm" svg:x="2.54cm" svg:y="14.394cm">
          <draw:text-box>
            <text:p text:style-name="P2"><text:span text:style-name="T8">%...Algorithm 3.1 (for which M must be in radians)</text:span></text:p>
          </draw:text-box>
        </draw:frame>
        <draw:frame draw:style-name="gr3" draw:text-style-name="P4" draw:layer="layout" svg:width="5.294cm" svg:height="0.399cm" svg:x="2.54cm" svg:y="14.818cm">
          <draw:text-box>
            <text:p text:style-name="P2"><text:span text:style-name="T8">% E = kepler_E(e, M*deg);</text:span></text:p>
          </draw:text-box>
        </draw:frame>
        <draw:frame draw:style-name="gr3" draw:text-style-name="P4" draw:layer="layout" svg:width="8.892cm" svg:height="0.399cm" svg:x="2.54cm" svg:y="15.241cm">
          <draw:text-box>
            <text:p text:style-name="P2"><text:span text:style-name="T6">[~,~,E] = joshAnomalyCalculator(e,M,</text:span><text:span text:style-name="T7">'Me'</text:span><text:span text:style-name="T6">);</text:span></text:p>
          </draw:text-box>
        </draw:frame>
        <draw:frame draw:style-name="gr3" draw:text-style-name="P4" draw:layer="layout" svg:width="11.22cm" svg:height="0.399cm" svg:x="2.54cm" svg:y="16.088cm">
          <draw:text-box>
            <text:p text:style-name="P2"><text:span text:style-name="T8">%...Equation 3.13 (converting the result to degrees):</text:span></text:p>
          </draw:text-box>
        </draw:frame>
        <draw:frame draw:style-name="gr3" draw:text-style-name="P4" draw:layer="layout" svg:width="4.024cm" svg:height="0.399cm" svg:x="2.54cm" svg:y="16.511cm">
          <draw:text-box>
            <text:p text:style-name="P2"><text:span text:style-name="T6">TA = zero_to_360</text:span><text:span text:style-name="T9">...</text:span></text:p>
          </draw:text-box>
        </draw:frame>
        <draw:frame draw:style-name="gr3" draw:text-style-name="P4" draw:layer="layout" svg:width="10.374cm" svg:height="0.399cm" svg:x="2.54cm" svg:y="16.934cm">
          <draw:text-box>
            <text:p text:style-name="P2"><text:span text:style-name="T6"><text:s text:c="4"/></text:span><text:span text:style-name="T6">(2*atan(sqrt((1 + e)/(1 - e))*tan(E/2))/deg);</text:span></text:p>
          </draw:text-box>
        </draw:frame>
        <draw:frame draw:style-name="gr3" draw:text-style-name="P4" draw:layer="layout" svg:width="9.104cm" svg:height="0.399cm" svg:x="2.54cm" svg:y="17.358cm">
          <draw:text-box>
            <text:p text:style-name="P2"><text:span text:style-name="T6">coe = [h e RA incl w TA a w_hat L M E/deg];</text:span></text:p>
          </draw:text-box>
        </draw:frame>
        <draw:frame draw:style-name="gr3" draw:text-style-name="P4" draw:layer="layout" svg:width="12.702cm" svg:height="0.399cm" svg:x="2.54cm" svg:y="17.781cm">
          <draw:text-box>
            <text:p text:style-name="P2"><text:span text:style-name="T8">%...Algorithm 4.5 (for which all angles must be in radians):</text:span></text:p>
          </draw:text-box>
        </draw:frame>
        <draw:frame draw:style-name="gr3" draw:text-style-name="P4" draw:layer="layout" svg:width="6.987cm" svg:height="0.399cm" svg:x="2.54cm" svg:y="18.628cm">
          <draw:text-box>
            <text:p text:style-name="P2"><text:span text:style-name="T8">% testing my COE -&gt; state vectors</text:span></text:p>
          </draw:text-box>
        </draw:frame>
        <draw:frame draw:style-name="gr3" draw:text-style-name="P4" draw:layer="layout" svg:width="14.184cm" svg:height="0.399cm" svg:x="2.54cm" svg:y="19.051cm">
          <draw:text-box>
            <text:p text:style-name="P2"><text:span text:style-name="T8">% [r, v] = curtisSv_from_coe([h e RA*deg incl*deg w*deg TA*deg],mu)</text:span></text:p>
          </draw:text-box>
        </draw:frame>
        <draw:frame draw:style-name="gr3" draw:text-style-name="P4" draw:layer="layout" svg:width="16.089cm" svg:height="0.399cm" svg:x="2.54cm" svg:y="19.474cm">
          <draw:text-box>
            <text:p text:style-name="P2"><text:span text:style-name="T6">[r,v] = joshCOE2rv(a,e,deg2rad(TA),deg2rad(incl),deg2rad(RA),deg2rad(w),mu);</text:span></text:p>
          </draw:text-box>
        </draw:frame>
        <draw:frame draw:style-name="gr3" draw:text-style-name="P4" draw:layer="layout" svg:width="1.272cm" svg:height="0.399cm" svg:x="2.54cm" svg:y="20.744cm">
          <draw:text-box>
            <text:p text:style-name="P2"><text:span text:style-name="T9">return</text:span></text:p>
          </draw:text-box>
        </draw:frame>
        <draw:frame draw:style-name="gr3" draw:text-style-name="P4" draw:layer="layout" svg:width="10.585cm" svg:height="0.399cm" svg:x="2.54cm" svg:y="21.168cm">
          <draw:text-box>
            <text:p text:style-name="P2"><text:span text:style-name="T8">% ~~~~~~~~~~~~~~~~~~~~~~~~~~~~~~~~~~~~~~~~~~~~~~~~</text:span></text:p>
          </draw:text-box>
        </draw:frame>
        <draw:frame draw:style-name="gr3" draw:text-style-name="P4" draw:layer="layout" svg:width="13.337cm" svg:height="0.399cm" svg:x="2.54cm" svg:y="21.591cm">
          <draw:text-box>
            <text:p text:style-name="P2"><text:span text:style-name="T6"><text:s text:c="4"/></text:span><text:span text:style-name="T9">function</text:span><text:span text:style-name="T6"> [J2000_coe, rates] = planetary_elements(planet_id)</text:span></text:p>
          </draw:text-box>
        </draw:frame>
        <draw:frame draw:style-name="gr3" draw:text-style-name="P4" draw:layer="layout" svg:width="12.278cm" svg:height="0.399cm" svg:x="2.54cm" svg:y="22.014cm">
          <draw:text-box>
            <text:p text:style-name="P2"><text:span text:style-name="T6"><text:s text:c="8"/></text:span><text:span text:style-name="T8">% ~~~~~~~~~~~~~~~~~~~~~~~~~~~~~~~~~~~~~~~~~~~~~~~~</text:span></text:p>
          </draw:text-box>
        </draw:frame>
        <draw:frame draw:style-name="gr3" draw:text-style-name="P4" draw:layer="layout" svg:width="2.118cm" svg:height="0.399cm" svg:x="2.54cm" svg:y="22.438cm">
          <draw:text-box>
            <text:p text:style-name="P2"><text:span text:style-name="T8"><text:s text:c="8"/></text:span><text:span text:style-name="T8">%{</text:span></text:p>
          </draw:text-box>
        </draw:frame>
        <draw:frame draw:style-name="gr3" draw:text-style-name="P4" draw:layer="layout" svg:width="12.702cm" svg:height="0.399cm" svg:x="2.54cm" svg:y="22.861cm">
          <draw:text-box>
            <text:p text:style-name="P2"><text:span text:style-name="T8">This function extracts a planet’s J2000 orbital elements and</text:span></text:p>
          </draw:text-box>
        </draw:frame>
        <draw:frame draw:style-name="gr3" draw:text-style-name="P4" draw:layer="layout" svg:width="6.775cm" svg:height="0.399cm" svg:x="2.54cm" svg:y="23.284cm">
          <draw:text-box>
            <text:p text:style-name="P2"><text:span text:style-name="T8">centennial rates from Table 8.1.</text:span></text:p>
          </draw:text-box>
        </draw:frame>
        <draw:frame draw:style-name="gr3" draw:text-style-name="P4" draw:layer="layout" svg:width="10.585cm" svg:height="0.399cm" svg:x="2.54cm" svg:y="23.708cm">
          <draw:text-box>
            <text:p text:style-name="P2"><text:span text:style-name="T8">planet_id - 1 through 9, for Mercury through Pluto</text:span></text:p>
          </draw:text-box>
        </draw:frame>
        <draw:frame draw:style-name="gr3" draw:text-style-name="P4" draw:layer="layout" svg:width="14.607cm" svg:height="0.399cm" svg:x="2.54cm" svg:y="24.131cm">
          <draw:text-box>
            <text:p text:style-name="P2"><text:span text:style-name="T8">J2000_elements - 9 by 6 matrix of J2000 orbital elements for the nine</text:span></text:p>
          </draw:text-box>
        </draw:frame>
        <draw:frame draw:style-name="gr3" draw:text-style-name="P4" draw:layer="layout" svg:width="10.585cm" svg:height="0.399cm" svg:x="2.54cm" svg:y="24.554cm">
          <draw:text-box>
            <text:p text:style-name="P2"><text:span text:style-name="T8">planets Mercury through Pluto. The columns of each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1.695cm" svg:height="0.399cm" svg:x="2.54cm" svg:y="24.978cm">
          <draw:text-box>
            <text:p text:style-name="P2"><text:span text:style-name="T8">row are: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2</text:span></text:p>
          </draw:text-box>
        </draw:frame>
      </draw:page>
      <draw:page draw:name="page25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4.87cm" svg:height="0.399cm" svg:x="2.54cm" svg:y="2.541cm">
          <draw:text-box>
            <text:p text:style-name="P2"><text:span text:style-name="T8">a = semimajor axis (AU)</text:span></text:p>
          </draw:text-box>
        </draw:frame>
        <draw:frame draw:style-name="gr3" draw:text-style-name="P4" draw:layer="layout" svg:width="3.389cm" svg:height="0.399cm" svg:x="2.54cm" svg:y="2.964cm">
          <draw:text-box>
            <text:p text:style-name="P2"><text:span text:style-name="T8">e = eccentricity</text:span></text:p>
          </draw:text-box>
        </draw:frame>
        <draw:frame draw:style-name="gr3" draw:text-style-name="P4" draw:layer="layout" svg:width="5.294cm" svg:height="0.399cm" svg:x="2.54cm" svg:y="3.388cm">
          <draw:text-box>
            <text:p text:style-name="P2"><text:span text:style-name="T8">i = inclination (degrees)</text:span></text:p>
          </draw:text-box>
        </draw:frame>
        <draw:frame draw:style-name="gr3" draw:text-style-name="P4" draw:layer="layout" svg:width="7.834cm" svg:height="0.399cm" svg:x="2.54cm" svg:y="3.811cm">
          <draw:text-box>
            <text:p text:style-name="P2"><text:span text:style-name="T8">RA = right ascension of the ascending</text:span></text:p>
          </draw:text-box>
        </draw:frame>
        <draw:frame draw:style-name="gr3" draw:text-style-name="P4" draw:layer="layout" svg:width="2.965cm" svg:height="0.399cm" svg:x="2.54cm" svg:y="4.234cm">
          <draw:text-box>
            <text:p text:style-name="P2"><text:span text:style-name="T8">node (degrees)</text:span></text:p>
          </draw:text-box>
        </draw:frame>
        <draw:frame draw:style-name="gr3" draw:text-style-name="P4" draw:layer="layout" svg:width="8.68cm" svg:height="0.399cm" svg:x="2.54cm" svg:y="4.658cm">
          <draw:text-box>
            <text:p text:style-name="P2"><text:span text:style-name="T8">w_hat = longitude of perihelion (degrees)</text:span></text:p>
          </draw:text-box>
        </draw:frame>
        <draw:frame draw:style-name="gr3" draw:text-style-name="P4" draw:layer="layout" svg:width="5.929cm" svg:height="0.399cm" svg:x="2.54cm" svg:y="5.081cm">
          <draw:text-box>
            <text:p text:style-name="P2"><text:span text:style-name="T8">L = mean longitude (degrees)</text:span></text:p>
          </draw:text-box>
        </draw:frame>
        <draw:frame draw:style-name="gr3" draw:text-style-name="P4" draw:layer="layout" svg:width="11.855cm" svg:height="0.399cm" svg:x="2.54cm" svg:y="5.504cm">
          <draw:text-box>
            <text:p text:style-name="P2"><text:span text:style-name="T8">cent_rates - 9 by 6 matrix of the rates of change of the</text:span></text:p>
          </draw:text-box>
        </draw:frame>
        <draw:frame draw:style-name="gr3" draw:text-style-name="P4" draw:layer="layout" svg:width="10.797cm" svg:height="0.399cm" svg:x="2.54cm" svg:y="5.928cm">
          <draw:text-box>
            <text:p text:style-name="P2"><text:span text:style-name="T8">J2000_elements per Julian century (Cy). Using "dot"</text:span></text:p>
          </draw:text-box>
        </draw:frame>
        <draw:frame draw:style-name="gr3" draw:text-style-name="P4" draw:layer="layout" svg:width="10.374cm" svg:height="0.399cm" svg:x="2.54cm" svg:y="6.351cm">
          <draw:text-box>
            <text:p text:style-name="P2"><text:span text:style-name="T8">for time derivative, the columns of each row are:</text:span></text:p>
          </draw:text-box>
        </draw:frame>
        <draw:frame draw:style-name="gr3" draw:text-style-name="P4" draw:layer="layout" svg:width="2.754cm" svg:height="0.399cm" svg:x="2.54cm" svg:y="6.774cm">
          <draw:text-box>
            <text:p text:style-name="P2"><text:span text:style-name="T8">a_dot (AU/Cy)</text:span></text:p>
          </draw:text-box>
        </draw:frame>
        <draw:frame draw:style-name="gr3" draw:text-style-name="P4" draw:layer="layout" svg:width="2.542cm" svg:height="0.399cm" svg:x="2.54cm" svg:y="7.198cm">
          <draw:text-box>
            <text:p text:style-name="P2"><text:span text:style-name="T8">e_dot (1/Cy)</text:span></text:p>
          </draw:text-box>
        </draw:frame>
        <draw:frame draw:style-name="gr3" draw:text-style-name="P4" draw:layer="layout" svg:width="4.447cm" svg:height="0.399cm" svg:x="2.54cm" svg:y="7.621cm">
          <draw:text-box>
            <text:p text:style-name="P2"><text:span text:style-name="T8">i_dot (arcseconds/Cy)</text:span></text:p>
          </draw:text-box>
        </draw:frame>
        <draw:frame draw:style-name="gr3" draw:text-style-name="P4" draw:layer="layout" svg:width="4.659cm" svg:height="0.399cm" svg:x="2.54cm" svg:y="8.044cm">
          <draw:text-box>
            <text:p text:style-name="P2"><text:span text:style-name="T8">RA_dot (arcseconds/Cy)</text:span></text:p>
          </draw:text-box>
        </draw:frame>
        <draw:frame draw:style-name="gr3" draw:text-style-name="P4" draw:layer="layout" svg:width="5.294cm" svg:height="0.399cm" svg:x="2.54cm" svg:y="8.468cm">
          <draw:text-box>
            <text:p text:style-name="P2"><text:span text:style-name="T8">w_hat_dot (arcseconds/Cy)</text:span></text:p>
          </draw:text-box>
        </draw:frame>
        <draw:frame draw:style-name="gr3" draw:text-style-name="P4" draw:layer="layout" svg:width="4.235cm" svg:height="0.399cm" svg:x="2.54cm" svg:y="8.891cm">
          <draw:text-box>
            <text:p text:style-name="P2"><text:span text:style-name="T8">Ldot (arcseconds/Cy)</text:span></text:p>
          </draw:text-box>
        </draw:frame>
        <draw:frame draw:style-name="gr3" draw:text-style-name="P4" draw:layer="layout" svg:width="11.432cm" svg:height="0.399cm" svg:x="2.54cm" svg:y="9.314cm">
          <draw:text-box>
            <text:p text:style-name="P2"><text:span text:style-name="T8">J2000_coe - row vector of J2000_elements corresponding</text:span></text:p>
          </draw:text-box>
        </draw:frame>
        <draw:frame draw:style-name="gr3" draw:text-style-name="P4" draw:layer="layout" svg:width="8.257cm" svg:height="0.399cm" svg:x="2.54cm" svg:y="9.738cm">
          <draw:text-box>
            <text:p text:style-name="P2"><text:span text:style-name="T8">to "planet_id", with au converted to km</text:span></text:p>
          </draw:text-box>
        </draw:frame>
        <draw:frame draw:style-name="gr3" draw:text-style-name="P4" draw:layer="layout" svg:width="10.374cm" svg:height="0.399cm" svg:x="2.54cm" svg:y="10.161cm">
          <draw:text-box>
            <text:p text:style-name="P2"><text:span text:style-name="T8">rates - row vector of cent_rates corresponding to</text:span></text:p>
          </draw:text-box>
        </draw:frame>
        <draw:frame draw:style-name="gr3" draw:text-style-name="P4" draw:layer="layout" svg:width="8.469cm" svg:height="0.399cm" svg:x="2.54cm" svg:y="10.584cm">
          <draw:text-box>
            <text:p text:style-name="P2"><text:span text:style-name="T8">"planet_id", with au converted to km and</text:span></text:p>
          </draw:text-box>
        </draw:frame>
        <draw:frame draw:style-name="gr3" draw:text-style-name="P4" draw:layer="layout" svg:width="6.564cm" svg:height="0.399cm" svg:x="2.54cm" svg:y="11.008cm">
          <draw:text-box>
            <text:p text:style-name="P2"><text:span text:style-name="T8">arcseconds converted to degrees</text:span></text:p>
          </draw:text-box>
        </draw:frame>
        <draw:frame draw:style-name="gr3" draw:text-style-name="P4" draw:layer="layout" svg:width="5.717cm" svg:height="0.399cm" svg:x="2.54cm" svg:y="11.431cm">
          <draw:text-box>
            <text:p text:style-name="P2"><text:span text:style-name="T8">au - astronomical unit (km)</text:span></text:p>
          </draw:text-box>
        </draw:frame>
        <draw:frame draw:style-name="gr3" draw:text-style-name="P4" draw:layer="layout" svg:width="2.118cm" svg:height="0.399cm" svg:x="2.54cm" svg:y="11.854cm">
          <draw:text-box>
            <text:p text:style-name="P2"><text:span text:style-name="T8"><text:s text:c="8"/></text:span><text:span text:style-name="T8">%}</text:span></text:p>
          </draw:text-box>
        </draw:frame>
        <draw:frame draw:style-name="gr3" draw:text-style-name="P4" draw:layer="layout" svg:width="16.512cm" svg:height="0.399cm" svg:x="2.54cm" svg:y="12.278cm">
          <draw:text-box>
            <text:p text:style-name="P2"><text:span text:style-name="T6"><text:s text:c="8"/></text:span><text:span text:style-name="T8">% ––––––––––––––––––––––––––––––––––––––––––––––––––––––––––––––––––––</text:span></text:p>
          </draw:text-box>
        </draw:frame>
        <draw:frame draw:style-name="gr3" draw:text-style-name="P4" draw:layer="layout" svg:width="5.928cm" svg:height="0.399cm" svg:x="2.54cm" svg:y="12.701cm">
          <draw:text-box>
            <text:p text:style-name="P2"><text:span text:style-name="T6"><text:s text:c="8"/></text:span><text:span text:style-name="T6">J2000_elements = </text:span><text:span text:style-name="T9">...</text:span></text:p>
          </draw:text-box>
        </draw:frame>
        <draw:frame draw:style-name="gr3" draw:text-style-name="P4" draw:layer="layout" svg:width="15.03cm" svg:height="0.399cm" svg:x="2.54cm" svg:y="13.124cm">
          <draw:text-box>
            <text:p text:style-name="P2"><text:span text:style-name="T6"><text:s text:c="12"/></text:span><text:span text:style-name="T6">[ 0.38709893 0.20563069 7.00487 48.33167 77.45645 252.25084</text:span></text:p>
          </draw:text-box>
        </draw:frame>
        <draw:frame draw:style-name="gr3" draw:text-style-name="P4" draw:layer="layout" svg:width="14.819cm" svg:height="0.399cm" svg:x="2.54cm" svg:y="13.548cm">
          <draw:text-box>
            <text:p text:style-name="P2"><text:span text:style-name="T6"><text:s text:c="12"/></text:span><text:span text:style-name="T6">0.72333199 0.00677323 3.39471 76.68069 131.53298 181.97973</text:span></text:p>
          </draw:text-box>
        </draw:frame>
        <draw:frame draw:style-name="gr3" draw:text-style-name="P4" draw:layer="layout" svg:width="15.03cm" svg:height="0.399cm" svg:x="2.54cm" svg:y="13.971cm">
          <draw:text-box>
            <text:p text:style-name="P2"><text:span text:style-name="T6"><text:s text:c="12"/></text:span><text:span text:style-name="T6">1.00000011 0.01671022 0.00005 -11.26064 102.94719 100.46435</text:span></text:p>
          </draw:text-box>
        </draw:frame>
        <draw:frame draw:style-name="gr3" draw:text-style-name="P4" draw:layer="layout" svg:width="14.819cm" svg:height="0.399cm" svg:x="2.54cm" svg:y="14.394cm">
          <draw:text-box>
            <text:p text:style-name="P2"><text:span text:style-name="T6"><text:s text:c="12"/></text:span><text:span text:style-name="T6">1.52366231 0.09341233 1.85061 49.57854 336.04084 355.45332</text:span></text:p>
          </draw:text-box>
        </draw:frame>
        <draw:frame draw:style-name="gr3" draw:text-style-name="P4" draw:layer="layout" svg:width="14.607cm" svg:height="0.399cm" svg:x="2.54cm" svg:y="14.818cm">
          <draw:text-box>
            <text:p text:style-name="P2"><text:span text:style-name="T6"><text:s text:c="12"/></text:span><text:span text:style-name="T6">5.20336301 0.04839266 1.30530 100.55615 14.75385 34.40438</text:span></text:p>
          </draw:text-box>
        </draw:frame>
        <draw:frame draw:style-name="gr3" draw:text-style-name="P4" draw:layer="layout" svg:width="14.607cm" svg:height="0.399cm" svg:x="2.54cm" svg:y="15.241cm">
          <draw:text-box>
            <text:p text:style-name="P2"><text:span text:style-name="T6"><text:s text:c="12"/></text:span><text:span text:style-name="T6">9.53707032 0.05415060 2.48446 113.71504 92.43194 49.94432</text:span></text:p>
          </draw:text-box>
        </draw:frame>
        <draw:frame draw:style-name="gr3" draw:text-style-name="P4" draw:layer="layout" svg:width="15.03cm" svg:height="0.399cm" svg:x="2.54cm" svg:y="15.664cm">
          <draw:text-box>
            <text:p text:style-name="P2"><text:span text:style-name="T6"><text:s text:c="12"/></text:span><text:span text:style-name="T6">19.19126393 0.04716771 0.76986 74.22988 170.96424 313.23218</text:span></text:p>
          </draw:text-box>
        </draw:frame>
        <draw:frame draw:style-name="gr3" draw:text-style-name="P4" draw:layer="layout" svg:width="15.03cm" svg:height="0.399cm" svg:x="2.54cm" svg:y="16.088cm">
          <draw:text-box>
            <text:p text:style-name="P2"><text:span text:style-name="T6"><text:s text:c="12"/></text:span><text:span text:style-name="T6">30.06896348 0.00858587 1.76917 131.72169 44.97135 304.88003</text:span></text:p>
          </draw:text-box>
        </draw:frame>
        <draw:frame draw:style-name="gr3" draw:text-style-name="P4" draw:layer="layout" svg:width="15.877cm" svg:height="0.399cm" svg:x="2.54cm" svg:y="16.511cm">
          <draw:text-box>
            <text:p text:style-name="P2"><text:span text:style-name="T6"><text:s text:c="12"/></text:span><text:span text:style-name="T6">39.48168677 0.24880766 17.14175 110.30347 224.06676 238.92881];</text:span></text:p>
          </draw:text-box>
        </draw:frame>
        <draw:frame draw:style-name="gr3" draw:text-style-name="P4" draw:layer="layout" svg:width="5.082cm" svg:height="0.399cm" svg:x="2.54cm" svg:y="16.934cm">
          <draw:text-box>
            <text:p text:style-name="P2"><text:span text:style-name="T6"><text:s text:c="8"/></text:span><text:span text:style-name="T6">cent_rates = </text:span><text:span text:style-name="T9">...</text:span></text:p>
          </draw:text-box>
        </draw:frame>
        <draw:frame draw:style-name="gr3" draw:text-style-name="P4" draw:layer="layout" svg:width="14.819cm" svg:height="0.399cm" svg:x="2.54cm" svg:y="17.358cm">
          <draw:text-box>
            <text:p text:style-name="P2"><text:span text:style-name="T6"><text:s text:c="12"/></text:span><text:span text:style-name="T6">[ 0.00000066 0.00002527 -23.51 -446.30 573.57 538101628.29</text:span></text:p>
          </draw:text-box>
        </draw:frame>
        <draw:frame draw:style-name="gr3" draw:text-style-name="P4" draw:layer="layout" svg:width="14.607cm" svg:height="0.399cm" svg:x="2.54cm" svg:y="17.781cm">
          <draw:text-box>
            <text:p text:style-name="P2"><text:span text:style-name="T6"><text:s text:c="12"/></text:span><text:span text:style-name="T6">0.00000092 -0.00004938 -2.86 -996.89 -108.80 210664136.06</text:span></text:p>
          </draw:text-box>
        </draw:frame>
        <draw:frame draw:style-name="gr3" draw:text-style-name="P4" draw:layer="layout" svg:width="15.454cm" svg:height="0.399cm" svg:x="2.54cm" svg:y="18.204cm">
          <draw:text-box>
            <text:p text:style-name="P2"><text:span text:style-name="T6"><text:s text:c="12"/></text:span><text:span text:style-name="T6">-0.00000005 -0.00003804 -46.94 -18228.25 1198.28 129597740.63</text:span></text:p>
          </draw:text-box>
        </draw:frame>
        <draw:frame draw:style-name="gr3" draw:text-style-name="P4" draw:layer="layout" svg:width="14.819cm" svg:height="0.399cm" svg:x="2.54cm" svg:y="18.628cm">
          <draw:text-box>
            <text:p text:style-name="P2"><text:span text:style-name="T6"><text:s text:c="12"/></text:span><text:span text:style-name="T6">-0.00007221 0.00011902 -25.47 -1020.19 1560.78 68905103.78</text:span></text:p>
          </draw:text-box>
        </draw:frame>
        <draw:frame draw:style-name="gr3" draw:text-style-name="P4" draw:layer="layout" svg:width="14.184cm" svg:height="0.399cm" svg:x="2.54cm" svg:y="19.051cm">
          <draw:text-box>
            <text:p text:style-name="P2"><text:span text:style-name="T6"><text:s text:c="12"/></text:span><text:span text:style-name="T6">0.00060737 -0.00012880 -4.15 1217.17 839.93 10925078.35</text:span></text:p>
          </draw:text-box>
        </draw:frame>
        <draw:frame draw:style-name="gr3" draw:text-style-name="P4" draw:layer="layout" svg:width="14.607cm" svg:height="0.399cm" svg:x="2.54cm" svg:y="19.474cm">
          <draw:text-box>
            <text:p text:style-name="P2"><text:span text:style-name="T6"><text:s text:c="12"/></text:span><text:span text:style-name="T6">-0.00301530 -0.00036762 6.11 -1591.05 -1948.89 4401052.95</text:span></text:p>
          </draw:text-box>
        </draw:frame>
        <draw:frame draw:style-name="gr3" draw:text-style-name="P4" draw:layer="layout" svg:width="14.184cm" svg:height="0.399cm" svg:x="2.54cm" svg:y="19.898cm">
          <draw:text-box>
            <text:p text:style-name="P2"><text:span text:style-name="T6"><text:s text:c="12"/></text:span><text:span text:style-name="T6">0.00152025 -0.00019150 -2.09 -1681.4 1312.56 1542547.79</text:span></text:p>
          </draw:text-box>
        </draw:frame>
        <draw:frame draw:style-name="gr3" draw:text-style-name="P4" draw:layer="layout" svg:width="13.972cm" svg:height="0.399cm" svg:x="2.54cm" svg:y="20.321cm">
          <draw:text-box>
            <text:p text:style-name="P2"><text:span text:style-name="T6"><text:s text:c="12"/></text:span><text:span text:style-name="T6">-0.00125196 0.00002514 -3.64 -151.25 -844.43 786449.21</text:span></text:p>
          </draw:text-box>
        </draw:frame>
        <draw:frame draw:style-name="gr3" draw:text-style-name="P4" draw:layer="layout" svg:width="14.184cm" svg:height="0.399cm" svg:x="2.54cm" svg:y="20.744cm">
          <draw:text-box>
            <text:p text:style-name="P2"><text:span text:style-name="T6"><text:s text:c="12"/></text:span><text:span text:style-name="T6">-0.00076912 0.00006465 11.07 -37.33 -132.25 522747.90];</text:span></text:p>
          </draw:text-box>
        </draw:frame>
        <draw:frame draw:style-name="gr3" draw:text-style-name="P4" draw:layer="layout" svg:width="10.162cm" svg:height="0.399cm" svg:x="2.54cm" svg:y="21.168cm">
          <draw:text-box>
            <text:p text:style-name="P2"><text:span text:style-name="T6"><text:s text:c="8"/></text:span><text:span text:style-name="T6">J2000_coe = J2000_elements(planet_id,:);</text:span></text:p>
          </draw:text-box>
        </draw:frame>
        <draw:frame draw:style-name="gr3" draw:text-style-name="P4" draw:layer="layout" svg:width="8.468cm" svg:height="0.399cm" svg:x="2.54cm" svg:y="21.591cm">
          <draw:text-box>
            <text:p text:style-name="P2"><text:span text:style-name="T6"><text:s text:c="8"/></text:span><text:span text:style-name="T6">rates = cent_rates(planet_id,:);</text:span></text:p>
          </draw:text-box>
        </draw:frame>
        <draw:frame draw:style-name="gr3" draw:text-style-name="P4" draw:layer="layout" svg:width="7.198cm" svg:height="0.399cm" svg:x="2.54cm" svg:y="22.014cm">
          <draw:text-box>
            <text:p text:style-name="P2"><text:span text:style-name="T6"><text:s text:c="8"/></text:span><text:span text:style-name="T8">%...Convert from AU to km:</text:span></text:p>
          </draw:text-box>
        </draw:frame>
        <draw:frame draw:style-name="gr3" draw:text-style-name="P4" draw:layer="layout" svg:width="4.87cm" svg:height="0.399cm" svg:x="2.54cm" svg:y="22.438cm">
          <draw:text-box>
            <text:p text:style-name="P2"><text:span text:style-name="T6"><text:s text:c="8"/></text:span><text:span text:style-name="T6">au = 149597871;</text:span></text:p>
          </draw:text-box>
        </draw:frame>
        <draw:frame draw:style-name="gr3" draw:text-style-name="P4" draw:layer="layout" svg:width="8.257cm" svg:height="0.399cm" svg:x="2.54cm" svg:y="22.861cm">
          <draw:text-box>
            <text:p text:style-name="P2"><text:span text:style-name="T6"><text:s text:c="8"/></text:span><text:span text:style-name="T6">J2000_coe(1) = J2000_coe(1)*au;</text:span></text:p>
          </draw:text-box>
        </draw:frame>
        <draw:frame draw:style-name="gr3" draw:text-style-name="P4" draw:layer="layout" svg:width="6.563cm" svg:height="0.399cm" svg:x="2.54cm" svg:y="23.284cm">
          <draw:text-box>
            <text:p text:style-name="P2"><text:span text:style-name="T6"><text:s text:c="8"/></text:span><text:span text:style-name="T6">rates(1) = rates(1)*au;</text:span></text:p>
          </draw:text-box>
        </draw:frame>
        <draw:frame draw:style-name="gr3" draw:text-style-name="P4" draw:layer="layout" svg:width="12.913cm" svg:height="0.399cm" svg:x="2.54cm" svg:y="23.708cm">
          <draw:text-box>
            <text:p text:style-name="P2"><text:span text:style-name="T6"><text:s text:c="8"/></text:span><text:span text:style-name="T8">%...Convert from arcseconds to fractions of a degree:</text:span></text:p>
          </draw:text-box>
        </draw:frame>
        <draw:frame draw:style-name="gr3" draw:text-style-name="P4" draw:layer="layout" svg:width="7.833cm" svg:height="0.399cm" svg:x="2.54cm" svg:y="24.131cm">
          <draw:text-box>
            <text:p text:style-name="P2"><text:span text:style-name="T6"><text:s text:c="8"/></text:span><text:span text:style-name="T6">rates(3:6) = rates(3:6)/3600;</text:span></text:p>
          </draw:text-box>
        </draw:frame>
        <draw:frame draw:style-name="gr3" draw:text-style-name="P4" draw:layer="layout" svg:width="5.718cm" svg:height="0.399cm" svg:x="2.54cm" svg:y="24.554cm">
          <draw:text-box>
            <text:p text:style-name="P2"><text:span text:style-name="T6"><text:s text:c="4"/></text:span><text:span text:style-name="T9">end</text:span><text:span text:style-name="T6"> </text:span><text:span text:style-name="T8">%planetary_elements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5.082cm" svg:height="0.399cm" svg:x="2.54cm" svg:y="24.978cm">
          <draw:text-box>
            <text:p text:style-name="P2"><text:span text:style-name="T8">% ~~~~~~~~~~~~~~~~~~~~~~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3</text:span></text:p>
          </draw:text-box>
        </draw:frame>
      </draw:page>
      <draw:page draw:name="page26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6.564cm" svg:height="0.399cm" svg:x="2.54cm" svg:y="2.541cm">
          <draw:text-box>
            <text:p text:style-name="P2"><text:span text:style-name="T6"><text:s text:c="4"/></text:span><text:span text:style-name="T9">function</text:span><text:span text:style-name="T6"> y = zero_to_360(x)</text:span></text:p>
          </draw:text-box>
        </draw:frame>
        <draw:frame draw:style-name="gr3" draw:text-style-name="P4" draw:layer="layout" svg:width="6.775cm" svg:height="0.399cm" svg:x="2.54cm" svg:y="2.964cm">
          <draw:text-box>
            <text:p text:style-name="P2"><text:span text:style-name="T6"><text:s text:c="8"/></text:span><text:span text:style-name="T8">% ~~~~~~~~~~~~~~~~~~~~~~</text:span></text:p>
          </draw:text-box>
        </draw:frame>
        <draw:frame draw:style-name="gr3" draw:text-style-name="P4" draw:layer="layout" svg:width="2.118cm" svg:height="0.399cm" svg:x="2.54cm" svg:y="3.388cm">
          <draw:text-box>
            <text:p text:style-name="P2"><text:span text:style-name="T8"><text:s text:c="8"/></text:span><text:span text:style-name="T8">%{</text:span></text:p>
          </draw:text-box>
        </draw:frame>
        <draw:frame draw:style-name="gr3" draw:text-style-name="P4" draw:layer="layout" svg:width="14.184cm" svg:height="0.399cm" svg:x="2.54cm" svg:y="3.811cm">
          <draw:text-box>
            <text:p text:style-name="P2"><text:span text:style-name="T8">This function reduces an angle to lie in the range 0 - 360 degrees.</text:span></text:p>
          </draw:text-box>
        </draw:frame>
        <draw:frame draw:style-name="gr3" draw:text-style-name="P4" draw:layer="layout" svg:width="6.987cm" svg:height="0.399cm" svg:x="2.54cm" svg:y="4.234cm">
          <draw:text-box>
            <text:p text:style-name="P2"><text:span text:style-name="T8">x - the original angle in degrees</text:span></text:p>
          </draw:text-box>
        </draw:frame>
        <draw:frame draw:style-name="gr3" draw:text-style-name="P4" draw:layer="layout" svg:width="10.585cm" svg:height="0.399cm" svg:x="2.54cm" svg:y="4.658cm">
          <draw:text-box>
            <text:p text:style-name="P2"><text:span text:style-name="T8">y - the angle reduced to the range 0 - 360 degrees</text:span></text:p>
          </draw:text-box>
        </draw:frame>
        <draw:frame draw:style-name="gr3" draw:text-style-name="P4" draw:layer="layout" svg:width="2.118cm" svg:height="0.399cm" svg:x="2.54cm" svg:y="5.081cm">
          <draw:text-box>
            <text:p text:style-name="P2"><text:span text:style-name="T8"><text:s text:c="8"/></text:span><text:span text:style-name="T8">%}</text:span></text:p>
          </draw:text-box>
        </draw:frame>
        <draw:frame draw:style-name="gr3" draw:text-style-name="P4" draw:layer="layout" svg:width="7.833cm" svg:height="0.399cm" svg:x="2.54cm" svg:y="5.504cm">
          <draw:text-box>
            <text:p text:style-name="P2"><text:span text:style-name="T6"><text:s text:c="8"/></text:span><text:span text:style-name="T8">% –––––––––––––––––––––––––––</text:span></text:p>
          </draw:text-box>
        </draw:frame>
        <draw:frame draw:style-name="gr3" draw:text-style-name="P4" draw:layer="layout" svg:width="4.023cm" svg:height="0.399cm" svg:x="2.54cm" svg:y="5.928cm">
          <draw:text-box>
            <text:p text:style-name="P2"><text:span text:style-name="T6"><text:s text:c="8"/></text:span><text:span text:style-name="T9">if</text:span><text:span text:style-name="T6"> x &gt;= 360</text:span></text:p>
          </draw:text-box>
        </draw:frame>
        <draw:frame draw:style-name="gr3" draw:text-style-name="P4" draw:layer="layout" svg:width="7.41cm" svg:height="0.399cm" svg:x="2.54cm" svg:y="6.351cm">
          <draw:text-box>
            <text:p text:style-name="P2"><text:span text:style-name="T6"><text:s text:c="12"/></text:span><text:span text:style-name="T6">x = x - fix(x/360)*360;</text:span></text:p>
          </draw:text-box>
        </draw:frame>
        <draw:frame draw:style-name="gr3" draw:text-style-name="P4" draw:layer="layout" svg:width="4.235cm" svg:height="0.399cm" svg:x="2.54cm" svg:y="6.774cm">
          <draw:text-box>
            <text:p text:style-name="P2"><text:span text:style-name="T6"><text:s text:c="8"/></text:span><text:span text:style-name="T9">elseif</text:span><text:span text:style-name="T6"> x &lt; 0</text:span></text:p>
          </draw:text-box>
        </draw:frame>
        <draw:frame draw:style-name="gr3" draw:text-style-name="P4" draw:layer="layout" svg:width="8.68cm" svg:height="0.399cm" svg:x="2.54cm" svg:y="7.198cm">
          <draw:text-box>
            <text:p text:style-name="P2"><text:span text:style-name="T6"><text:s text:c="12"/></text:span><text:span text:style-name="T6">x = x - (fix(x/360) - 1)*360;</text:span></text:p>
          </draw:text-box>
        </draw:frame>
        <draw:frame draw:style-name="gr3" draw:text-style-name="P4" draw:layer="layout" svg:width="2.33cm" svg:height="0.399cm" svg:x="2.54cm" svg:y="7.621cm">
          <draw:text-box>
            <text:p text:style-name="P2"><text:span text:style-name="T6"><text:s text:c="8"/></text:span><text:span text:style-name="T9">end</text:span></text:p>
          </draw:text-box>
        </draw:frame>
        <draw:frame draw:style-name="gr3" draw:text-style-name="P4" draw:layer="layout" svg:width="2.965cm" svg:height="0.399cm" svg:x="2.54cm" svg:y="8.044cm">
          <draw:text-box>
            <text:p text:style-name="P2"><text:span text:style-name="T6"><text:s text:c="8"/></text:span><text:span text:style-name="T6">y = x;</text:span></text:p>
          </draw:text-box>
        </draw:frame>
        <draw:frame draw:style-name="gr3" draw:text-style-name="P4" draw:layer="layout" svg:width="4.236cm" svg:height="0.399cm" svg:x="2.54cm" svg:y="8.468cm">
          <draw:text-box>
            <text:p text:style-name="P2"><text:span text:style-name="T6"><text:s text:c="4"/></text:span><text:span text:style-name="T9">end</text:span><text:span text:style-name="T6"> </text:span><text:span text:style-name="T8">%zero_to_360</text:span></text:p>
          </draw:text-box>
        </draw:frame>
        <draw:frame draw:style-name="gr3" draw:text-style-name="P4" draw:layer="layout" svg:width="5.717cm" svg:height="0.399cm" svg:x="2.54cm" svg:y="8.891cm">
          <draw:text-box>
            <text:p text:style-name="P2"><text:span text:style-name="T9">end</text:span><text:span text:style-name="T6"> </text:span><text:span text:style-name="T8">%planet_elements_and_sv</text:span></text:p>
          </draw:text-box>
        </draw:frame>
        <draw:frame draw:style-name="gr3" draw:text-style-name="P4" draw:layer="layout" svg:width="12.49cm" svg:height="0.399cm" svg:x="2.54cm" svg:y="9.314cm">
          <draw:text-box>
            <text:p text:style-name="P2"><text:span text:style-name="T8">% ~~~~~~~~~~~~~~~~~~~~~~~~~~~~~~~~~~~~~~~~~~~~~~~~~~~~~~~~~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4.989cm" svg:height="0.39cm" svg:x="2.54cm" svg:y="10.492cm">
          <draw:text-box>
            <text:p text:style-name="P2"><text:span text:style-name="T5">Published with MATLAB® R2022a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 style:font-pitch="variable"/>
    <style:font-face style:name="Courier1" svg:font-family="Courier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/>
    <style:font-face style:name="Times1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20T22:37:16.028000000</dc:date>
    <meta:editing-duration>PT5M22S</meta:editing-duration>
    <meta:editing-cycles>1</meta:editing-cycles>
    <meta:document-statistic meta:object-count="1004"/>
    <meta:generator>LibreOffice/7.2.4.1$Windows_X86_64 LibreOffice_project/27d75539669ac387bb498e35313b970b7fe9c4f9</meta:generator>
  </office:meta>
</office:document-meta>
</file>